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color="#000080"/>
    </style:style>
    <style:style style:name="T2" style:family="text">
      <style:text-properties fo:color="#000080" fo:font-weight="bold"/>
    </style:style>
    <style:style style:name="T3" style:family="text">
      <style:text-properties fo:color="#ff0000"/>
    </style:style>
    <style:style style:name="T4" style:family="text">
      <style:text-properties fo:color="#ff0000" fo:font-weight="bold"/>
    </style:style>
    <style:style style:name="T5" style:family="text">
      <style:text-properties fo:color="#808000"/>
    </style:style>
    <style:style style:name="T6" style:family="text">
      <style:text-properties fo:color="#808000" fo:font-weight="bold"/>
    </style:style>
    <style:style style:name="T7" style:family="text">
      <style:text-properties fo:color="#800080"/>
    </style:style>
    <style:style style:name="T8" style:family="text">
      <style:text-properties fo:color="#800080" fo:font-weight="bold"/>
    </style:style>
    <style:style style:name="T9" style:family="text">
      <style:text-properties fo:color="#008000" fo:font-weight="bold"/>
    </style:style>
    <style:style style:name="T10" style:family="text">
      <style:text-properties fo:color="#0000ff"/>
    </style:style>
    <style:style style:name="T11" style:family="text">
      <style:text-properties fo:color="#0000ff" fo:font-weight="bold"/>
    </style:style>
    <style:style style:name="T12" style:family="text">
      <style:text-properties fo:color="#00bfff"/>
    </style:style>
    <style:style style:name="T13" style:family="text">
      <style:text-properties fo:color="#00bfff"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Storm</text:span>: WHAT, pray tell, have I done to warrant all the shit you've done to me, hmm!?</text:p>
      <text:p text:style-name="Text_20_body"><text:span text:style-name="T4">Yoko</text:span><text:span text:style-name="T3"> crawls around the floor</text:span></text:p>
      <text:p text:style-name="Text_20_body"><text:span text:style-name="T6">Tenda</text:span>: Nothing...</text:p>
      <text:p text:style-name="Text_20_body"><text:span text:style-name="T4">Yoko</text:span><text:span text:style-name="T3"> tries to find out where the yelling is coming from</text:span></text:p>
      <text:p text:style-name="Text_20_body"><text:span text:style-name="T6">Tenda</text:span>: You saved my life...</text:p>
      <text:p text:style-name="Text_20_body"><text:span text:style-name="T2">Storm</text:span>: and what else...?</text:p>
      <text:p text:style-name="Text_20_body"><text:span text:style-name="T6">Tenda</text:span>: I... look, I don't know what you want me to say...</text:p>
      <text:p text:style-name="Text_20_body"><text:span text:style-name="T4">Yoko</text:span><text:span text:style-name="T3"> re-thinks that and considers going upstairs would be the best option, or turning on the oven</text:span></text:p>
      <text:p text:style-name="Text_20_body"><text:span text:style-name="T6">Tenda</text:span>: Everything I am is thanks to you.</text:p>
      <text:p text:style-name="Text_20_body"><text:span text:style-name="T4">Yoko</text:span> flipped a coin. The coin showed: <text:span text:style-name="Emphasis">Heads</text:span></text:p>
      <text:p text:style-name="Text_20_body"><text:span text:style-name="T6">Tenda</text:span>: You're the hero and I'm the piece of shit.</text:p>
      <text:p text:style-name="Text_20_body"><text:span text:style-name="T4">Yoko</text:span>: (fuuuuu)</text:p>
      <text:p text:style-name="Text_20_body"><text:span text:style-name="T2">Storm</text:span>: Then guess.</text:p>
      <text:p text:style-name="Text_20_body"><text:span text:style-name="T4">Yoko</text:span><text:span text:style-name="T3"> tries to sneak upstairs</text:span></text:p>
      <text:p text:style-name="Text_20_body"><text:span text:style-name="T2">Storm</text:span>: Ah, good...</text:p>
      <text:p text:style-name="Text_20_body"><text:span text:style-name="T6">Tenda</text:span>: Just do whatever it is you two are going to do and let's move on...</text:p>
      <text:p text:style-name="Text_20_body"><text:span text:style-name="T6">Tenda</text:span>: The waiting is worse...</text:p>
      <text:p text:style-name="Text_20_body"><text:span text:style-name="T2">Storm</text:span>: Exactly.</text:p>
      <text:p text:style-name="Text_20_body"><text:span text:style-name="T4">Yoko</text:span> rolled a die. The die showed: <text:span text:style-name="Emphasis">2</text:span></text:p>
      <text:p text:style-name="Text_20_body"><text:span text:style-name="T4">Yoko</text:span> rolled a die with 20 sides. The die showed: <text:span text:style-name="Emphasis">1</text:span></text:p>
      <text:p text:style-name="Text_20_body"><text:span text:style-name="T6">Tenda</text:span>: (someone is a shitty sneak :hurrr: )</text:p>
      <text:p text:style-name="Text_20_body"><text:span text:style-name="T4">Yoko</text:span><text:span text:style-name="T3"> successfully alerts everyone</text:span></text:p>
      <text:p text:style-name="Text_20_body"><text:span text:style-name="T4">Yoko</text:span><text:span text:style-name="T3"> runs upstairs</text:span></text:p>
      <text:p text:style-name="Text_20_body"><text:span text:style-name="T8">Watcher</text:span><text:span text:style-name="T7"> tosses the tomato some more in her hoof, getting impatient</text:span></text:p>
      <text:p text:style-name="Text_20_body"><text:span text:style-name="T4">Yoko</text:span><text:span text:style-name="T3"> hides under a bed with her sniper rifle out</text:span></text:p>
      <text:p text:style-name="Text_20_body"><text:span text:style-name="T4">Yoko</text:span><text:span text:style-name="T3"> whistles</text:span></text:p>
      <text:p text:style-name="Text_20_body"><text:span text:style-name="T9">Newblood</text:span>: (I never actually thought of flipping a coin or Rolling a Die in RP situations.. )</text:p>
      <text:p text:style-name="Text_20_body"><text:span text:style-name="T2">Storm</text:span><text:span text:style-name="T1"> pushes his hoof down on Tenda's head</text:span></text:p>
      <text:p text:style-name="Text_20_body"><text:span text:style-name="T2">Storm</text:span>: Go on, Watcher.</text:p>
      <text:p text:style-name="Text_20_body"><text:span text:style-name="T4">Yoko</text:span>: (Leaving it up to the roll of die or a coin usually makes it harder)</text:p>
      <text:p text:style-name="Text_20_body"><text:span text:style-name="T6">Tenda</text:span><text:span text:style-name="T5"> meep. :nnghaloo:</text:span></text:p>
      <text:p text:style-name="Text_20_body"><text:span text:style-name="T4">Yoko</text:span><text:span text:style-name="T3"> sighs</text:span></text:p>
      <text:p text:style-name="Text_20_body"><text:span text:style-name="T4">Yoko</text:span><text:span text:style-name="T3"> looks in the closet for clothes to disguise her self in</text:span></text:p>
      <text:p text:style-name="Text_20_body"><text:span text:style-name="T2">Storm</text:span>: *the closet is locked*</text:p>
      <text:p text:style-name="Text_20_body"><text:span text:style-name="T4">Yoko</text:span><text:span text:style-name="T3"> wonders if shooting the lock out would be the best idea at this point</text:span></text:p>
      <text:p text:style-name="Text_20_body"><text:span text:style-name="T4">Yoko</text:span> flipped a coin. The coin showed: <text:span text:style-name="Emphasis">Tails</text:span></text:p>
      <text:p text:style-name="Text_20_body"><text:span text:style-name="T4">Yoko</text:span><text:span text:style-name="T3"> sighs and goes back under the bead</text:span></text:p>
      <text:p text:style-name="Text_20_body"><text:soft-page-break/><text:span text:style-name="T8">Watcher</text:span><text:span text:style-name="T7"> tosses the rotten tomato at Tenda</text:span></text:p>
      <text:p text:style-name="Text_20_body"><text:span text:style-name="T2">Storm</text:span>: Hmm...</text:p>
      <text:p text:style-name="Text_20_body"><text:span text:style-name="T6">Tenda</text:span><text:span text:style-name="T5"> groans and gags as it breaks open on her neck, some of the dark juices splashing onto her antennae</text:span></text:p>
      <text:p text:style-name="Text_20_body"><text:span text:style-name="T9">Newblood</text:span>: (The luck isn't with this one tonight :hurrr: )</text:p>
      <text:p text:style-name="Text_20_body"><text:span text:style-name="T6">Tenda</text:span>: GET IT OFF.</text:p>
      <text:p text:style-name="Text_20_body"><text:span text:style-name="T4">Yoko</text:span><text:span text:style-name="T3"> wonders if making noise would help her right now</text:span></text:p>
      <text:p text:style-name="Text_20_body"><text:span text:style-name="T6">Tenda</text:span>: GET IT OFF GET IT OFF GET IT OFF.</text:p>
      <text:p text:style-name="Text_20_body"><text:span text:style-name="T2">Storm</text:span>: No.</text:p>
      <text:p text:style-name="Text_20_body"><text:span text:style-name="T4">Yoko</text:span> flipped a coin. The coin showed: <text:span text:style-name="Emphasis">Heads</text:span></text:p>
      <text:p text:style-name="Text_20_body"><text:span text:style-name="T6">Tenda</text:span><text:span text:style-name="T5"> whines, and tries to pry Storm's hoof off of her head</text:span></text:p>
      <text:p text:style-name="Text_20_body"><text:span text:style-name="T4">Yoko</text:span><text:span text:style-name="T3"> shoots a window with her sniper rifle</text:span></text:p>
      <text:p text:style-name="Text_20_body"><text:span text:style-name="T8">Watcher</text:span>: There's plenty more where that came from... You're gonna sit there and enjoy it slave.</text:p>
      <text:p text:style-name="Text_20_body"><text:span text:style-name="T2">Storm</text:span>: (It would help you....get killed :hurrr: )</text:p>
      <text:p text:style-name="Text_20_body"><text:span text:style-name="T2">Storm</text:span>: Hmmm</text:p>
      <text:p text:style-name="Text_20_body"><text:span text:style-name="T6">Tenda</text:span>: THIS ISN'T ... I didn't ...</text:p>
      <text:p text:style-name="Text_20_body"><text:span text:style-name="T2">Storm</text:span>: She seems to have learned her lesson in not mistreating her benefactors...</text:p>
      <text:p text:style-name="Text_20_body"><text:span text:style-name="T6">Tenda</text:span><text:span text:style-name="T5"> coughs and gags more, stomach heaving</text:span></text:p>
      <text:p text:style-name="Text_20_body"><text:span text:style-name="T4">Yoko</text:span>: (you obviously don't remember that part in Kill Bill</text:p>
      <text:p text:style-name="Text_20_body"><text:span text:style-name="T8">Watcher</text:span><text:span text:style-name="T7"> pulls another tomato out of the bag and tosses it in her hooves</text:span></text:p>
      <text:p text:style-name="Text_20_body"><text:span text:style-name="T2">Storm</text:span>: Have you?</text:p>
      <text:p text:style-name="Text_20_body"><text:span text:style-name="T8">Watcher</text:span>: What do you say slave?</text:p>
      <text:p text:style-name="Text_20_body"><text:span text:style-name="T2">Storm</text:span><text:span text:style-name="T1"> presses down</text:span></text:p>
      <text:p text:style-name="Text_20_body"><text:span text:style-name="T6">Tenda</text:span>: YES, okay, I learned!</text:p>
      <text:p text:style-name="Text_20_body"><text:span text:style-name="T6">Tenda</text:span>: Quit your stupid game and let me go!</text:p>
      <text:p text:style-name="Text_20_body"><text:span text:style-name="T4">Yoko</text:span><text:span text:style-name="T3"> sighs as no one has seemed to notice a loud sniper rifle going off</text:span></text:p>
      <text:p text:style-name="Text_20_body"><text:span text:style-name="T2">Storm</text:span>: Good.</text:p>
      <text:p text:style-name="Text_20_body"><text:span text:style-name="T2">Storm</text:span><text:span text:style-name="T1"> takes his hoof off Tenda's head and runs it down her body</text:span></text:p>
      <text:p text:style-name="Text_20_body"><text:span text:style-name="T4">Yoko</text:span><text:span text:style-name="T3"> wonders if she should stay or she she go nowwwwww</text:span></text:p>
      <text:p text:style-name="Text_20_body"><text:span text:style-name="T6">Tenda</text:span><text:span text:style-name="T5"> cringes, and quickly rubs her antennae clean</text:span></text:p>
      <text:p text:style-name="Text_20_body"><text:span text:style-name="T8">Watcher</text:span><text:span text:style-name="T7"> throws another tomato at Tenda's head</text:span></text:p>
      <text:p text:style-name="Text_20_body"><text:span text:style-name="T4">Yoko</text:span> flipped a coin. The coin showed: <text:span text:style-name="Emphasis">Tails</text:span></text:p>
      <text:p text:style-name="Text_20_body"><text:span text:style-name="T4">Yoko</text:span><text:span text:style-name="T3"> grins</text:span></text:p>
      <text:p text:style-name="Text_20_body"><text:span text:style-name="T8">Watcher</text:span>: What do you say mule?!</text:p>
      <text:p text:style-name="Text_20_body"><text:span text:style-name="T6">Tenda</text:span><text:span text:style-name="T5"> groans, and almost immediately vomits a syrup-like, sweet-smelling substance onto the floor under her head</text:span></text:p>
      <text:p text:style-name="Text_20_body"><text:span text:style-name="T4">Yoko</text:span><text:span text:style-name="T3"> decides against leaving</text:span></text:p>
      <text:p text:style-name="Text_20_body"><text:soft-page-break/><text:span text:style-name="T6">Tenda</text:span><text:span text:style-name="T5"> resumes fervently trying to clean her antennae</text:span></text:p>
      <text:p text:style-name="Text_20_body"><text:span text:style-name="T6">Tenda</text:span>: I DON'T KNOW! YOU WIN! I LEARNED!</text:p>
      <text:p text:style-name="Text_20_body"><text:span text:style-name="T4">Yoko</text:span><text:span text:style-name="T3"> throws her coin away and decides to rely on dice rolls now</text:span></text:p>
      <text:p text:style-name="Text_20_body"><text:span text:style-name="T2">Storm</text:span>: Good.</text:p>
      <text:p text:style-name="Text_20_body"><text:span text:style-name="T6">Tenda</text:span>: Please --hurgk-- please, let's all just call this finished...</text:p>
      <text:p text:style-name="Text_20_body"><text:span text:style-name="T2">Storm</text:span>: Further punishment will not be necessary for the time being.</text:p>
      <text:p text:style-name="Text_20_body"><text:span text:style-name="T4">Yoko</text:span><text:span text:style-name="T3"> decides to sneak down the stairs</text:span></text:p>
      <text:p text:style-name="Text_20_body"><text:span text:style-name="T8">Watcher</text:span>: I told you, you thank us for what we have so graciously done for you!</text:p>
      <text:p text:style-name="Text_20_body"><text:span text:style-name="T4">Yoko</text:span> rolled a die with 20 sides. The die showed: <text:span text:style-name="Emphasis">17</text:span></text:p>
      <text:p text:style-name="Text_20_body"><text:span text:style-name="T4">Yoko</text:span><text:span text:style-name="T3"> successfully sneaks down the stairs without being spotted</text:span></text:p>
      <text:p text:style-name="Text_20_body"><text:span text:style-name="T6">Tenda</text:span>: T-thank you master and mistress for everything you've so graciously done for me!!</text:p>
      <text:p text:style-name="Text_20_body"><text:span text:style-name="T6">Tenda</text:span>: Thank you a thousand bucking times!</text:p>
      <text:p text:style-name="Text_20_body"><text:span text:style-name="T4">Yoko</text:span><text:span text:style-name="T3"> rolls into position and spots one troublesome moth pony</text:span></text:p>
      <text:p text:style-name="Text_20_body"><text:span text:style-name="T6">Tenda</text:span>: Now please, lay-- just please, ... unnh ...</text:p>
      <text:p text:style-name="Text_20_body"><text:span text:style-name="T6">Tenda</text:span>: What I said...</text:p>
      <text:p text:style-name="Text_20_body"><text:span text:style-name="T2">Storm</text:span><text:span text:style-name="T1"> flicks some of the rotten tomato off Tenda's head</text:span></text:p>
      <text:p text:style-name="Text_20_body"><text:span text:style-name="T4">Yoko</text:span><text:span text:style-name="T3"> gulps and considers the consequences of taking a shot now</text:span></text:p>
      <text:p text:style-name="Text_20_body"><text:span text:style-name="T8">Watcher</text:span><text:span text:style-name="T7"> grins and pulls the leash, wrapping it around and under the couch stub again, leaving her barely any room to move about</text:span></text:p>
      <text:p text:style-name="Text_20_body"><text:span text:style-name="T4">Yoko</text:span><text:span text:style-name="T3"> decides against it and decides to turn on the oven</text:span></text:p>
      <text:p text:style-name="Text_20_body"><text:span text:style-name="T4">Yoko</text:span><text:span text:style-name="T3"> hides nearby</text:span></text:p>
      <text:p text:style-name="Text_20_body"><text:span text:style-name="T6">Tenda</text:span><text:span text:style-name="T5"> tugs at the negligible slack in the leash, and turns her angry glare to Watcher</text:span></text:p>
      <text:p text:style-name="Text_20_body"><text:span text:style-name="T6">Tenda</text:span>: Are you seriously doing this?</text:p>
      <text:p text:style-name="Text_20_body"><text:span text:style-name="T6">Tenda</text:span>: You're SERIOUSLY not done?!</text:p>
      <text:p text:style-name="Text_20_body"><text:span text:style-name="T4">Yoko</text:span><text:span text:style-name="T3"> takes out her cellphone and calls Rabid</text:span></text:p>
      <text:p text:style-name="Text_20_body"><text:span text:style-name="T6">Tenda</text:span>: You know what, you know? BUCK your stupid game. BUCK ALL OF THIS.</text:p>
      <text:p text:style-name="Text_20_body"><text:span text:style-name="T6">Tenda</text:span><text:span text:style-name="T5"> furiously tears at the collar</text:span></text:p>
      <text:p text:style-name="Text_20_body"><text:span text:style-name="T4">Yoko</text:span><text:span text:style-name="T3"> waits for Rabid to pick up</text:span></text:p>
      <text:p text:style-name="Text_20_body"><text:span text:style-name="T6">Tenda</text:span>: I'm leaving, I'm leaving for real...</text:p>
      <text:p text:style-name="Text_20_body"><text:span text:style-name="T6">Tenda</text:span><text:span text:style-name="T5"> struggles to climb to her feet, but can't even rise to a standing position with the amount of slack in the leash</text:span></text:p>
      <text:p text:style-name="Text_20_body"><text:span text:style-name="T2">Storm</text:span><text:span text:style-name="T1"> lays a hoof down on Tenda, firmly but not enough to hurt</text:span></text:p>
      <text:p text:style-name="Text_20_body"><text:span text:style-name="T6">Tenda</text:span>: I'm... I'M GONNA TEAR THIS THING OFF, I swear, you sick fucks..</text:p>
      <text:p text:style-name="Text_20_body"><text:span text:style-name="T6">Tenda</text:span>: ... o-o;;</text:p>
      <text:p text:style-name="Text_20_body"><text:span text:style-name="T11">Rabid</text:span> joined the chat </text:p>
      <text:p text:style-name="Text_20_body"><text:span text:style-name="T2">Storm</text:span><text:span text:style-name="T1"> turns to face Watcher</text:span></text:p>
      <text:p text:style-name="Text_20_body"><text:span text:style-name="T4">Yoko</text:span>: (HELLO RABID)</text:p>
      <text:p text:style-name="Text_20_body"><text:soft-page-break/><text:span text:style-name="T2">Storm</text:span>: Further punishment will not be necessary.</text:p>
      <text:p text:style-name="Text_20_body"><text:span text:style-name="T11">Rabid</text:span><text:span text:style-name="T10"> doesn't have a phone and has no idea what a phone is</text:span></text:p>
      <text:p text:style-name="Text_20_body"><text:span text:style-name="T4">Yoko</text:span><text:span text:style-name="T3"> recalls Rabid</text:span></text:p>
      <text:p text:style-name="Text_20_body"><text:span text:style-name="T4">Yoko</text:span>: (fuuuuuuu)</text:p>
      <text:p text:style-name="Text_20_body"><text:span text:style-name="T6">Tenda</text:span><text:span text:style-name="T5"> growls, and tries to bat away Storm's hoof</text:span></text:p>
      <text:p text:style-name="Text_20_body"><text:span text:style-name="T2">Storm</text:span>: Ugh...</text:p>
      <text:p text:style-name="Text_20_body"><text:span text:style-name="T4">Yoko</text:span><text:span text:style-name="T3"> tries her walkie-talkie</text:span></text:p>
      <text:p text:style-name="Text_20_body"><text:span text:style-name="T2">Storm</text:span>: I /want/ to be nice to you, Moth Pone...</text:p>
      <text:p text:style-name="Text_20_body"><text:span text:style-name="T2">Storm</text:span>: But you make it so difficult!</text:p>
      <text:p text:style-name="Text_20_body"><text:span text:style-name="T8">Watcher</text:span>: I know... She's going to sleep there for the night..</text:p>
      <text:p text:style-name="Text_20_body"><text:span text:style-name="T4">Yoko</text:span>: Rabid?</text:p>
      <text:p text:style-name="Text_20_body"><text:span text:style-name="T6">Tenda</text:span>: And I want to think you have some fucking decent bone in your body!</text:p>
      <text:p text:style-name="Text_20_body"><text:span text:style-name="T6">Tenda</text:span>: The more that this goes on, the more I think you just fucking set me up so you could have a little toy to kick and shit around!</text:p>
      <text:p text:style-name="Text_20_body"><text:span text:style-name="T6">Tenda</text:span>: A moth lives or dies, so fucking what, right?!</text:p>
      <text:p text:style-name="Text_20_body"><text:span text:style-name="T2">Storm</text:span>: Did you not set yourself up for this exact situation?</text:p>
      <text:p text:style-name="Text_20_body"><text:span text:style-name="T4">Yoko</text:span>: (I should have discussed long distance communication with you,Rabid.. I'm in a dangerous situation now)</text:p>
      <text:p text:style-name="Text_20_body"><text:span text:style-name="T6">Tenda</text:span>: But hey! If she lives, later on, we can fucking leash her and ...</text:p>
      <text:p text:style-name="Text_20_body"><text:span text:style-name="T11">Rabid</text:span><text:span text:style-name="T10"> doesn't have a walkie dalkie</text:span></text:p>
      <text:p text:style-name="Text_20_body"><text:span text:style-name="T6">Tenda</text:span>: I DID NOT set myself up for this.</text:p>
      <text:p text:style-name="Text_20_body"><text:span text:style-name="T6">Tenda</text:span>: YOU set it up.</text:p>
      <text:p text:style-name="Text_20_body"><text:span text:style-name="T2">Storm</text:span>: Jeez, what did you expect when you raped me and used me as your personal toilet?</text:p>
      <text:p text:style-name="Text_20_body"><text:span text:style-name="T4">Yoko</text:span><text:span text:style-name="T3"> frowns</text:span></text:p>
      <text:p text:style-name="Text_20_body"><text:span text:style-name="T2">Storm</text:span>: That I would just go along with it!?</text:p>
      <text:p text:style-name="Text_20_body"><text:span text:style-name="T6">Tenda</text:span>: You perverted -- ...</text:p>
      <text:p text:style-name="Text_20_body"><text:span text:style-name="T4">Yoko</text:span><text:span text:style-name="T3"> has no communication so she aborts the mission</text:span></text:p>
      <text:p text:style-name="Text_20_body"><text:span text:style-name="T6">Tenda</text:span>: ...</text:p>
      <text:p text:style-name="Text_20_body"><text:span text:style-name="T6">Tenda</text:span>: I-I didn't... RAPE you...</text:p>
      <text:p text:style-name="Text_20_body"><text:span text:style-name="T4">Yoko</text:span><text:span text:style-name="T3"> decides to stay after hearing about rape</text:span></text:p>
      <text:p text:style-name="Text_20_body"><text:span text:style-name="T2">Storm</text:span>: YES you did.</text:p>
      <text:p text:style-name="Text_20_body"><text:span text:style-name="T4">Yoko</text:span><text:span text:style-name="T3"> takes out a notepad and begins jotting things down</text:span></text:p>
      <text:p text:style-name="Text_20_body"><text:span text:style-name="T6">Tenda</text:span>: I... look, okay, you made me, right?!</text:p>
      <text:p text:style-name="Text_20_body"><text:span text:style-name="T2">Storm</text:span>: Was my non-consent to that act not obvious enough for you?</text:p>
      <text:p text:style-name="Text_20_body"><text:span text:style-name="T6">Tenda</text:span>: Doesn't this all come back to YOU no matter what?!</text:p>
      <text:p text:style-name="Text_20_body"><text:span text:style-name="T6">Tenda</text:span>: Who cares what I did!</text:p>
      <text:p text:style-name="Text_20_body"><text:span text:style-name="T4">Yoko</text:span>: (Tenda:Rapes people and pisses on them?)</text:p>
      <text:p text:style-name="Text_20_body"><text:soft-page-break/><text:span text:style-name="T6">Tenda</text:span>: I only know what you PUT IN MY HEAD!</text:p>
      <text:p text:style-name="Text_20_body"><text:span text:style-name="T4">Yoko</text:span>: (This is what's on the notebook)</text:p>
      <text:p text:style-name="Text_20_body"><text:span text:style-name="T4">Yoko</text:span>: (or notepad w/e)</text:p>
      <text:p text:style-name="Text_20_body"><text:span text:style-name="T6">Tenda</text:span>: So don't beat ME up for your own lack of foresight, you stupid hamfisted-magic-swinging​ fuck!</text:p>
      <text:p text:style-name="Text_20_body"><text:span text:style-name="T6">Tenda</text:span>: Magic yourself some BRAINS next time!</text:p>
      <text:p text:style-name="Text_20_body"><text:span text:style-name="T2">Storm</text:span>: I put nothing in your head, your thoughts and actions are your own.</text:p>
      <text:p text:style-name="Text_20_body"><text:span text:style-name="T8">Watcher</text:span><text:span text:style-name="T7"> screams "Shut up, you pathetic, disgusting mule!"</text:span></text:p>
      <text:p text:style-name="Text_20_body"><text:span text:style-name="T6">Tenda</text:span><text:span text:style-name="T5"> opens her mouth, but ... shuts up</text:span></text:p>
      <text:p text:style-name="Text_20_body"><text:span text:style-name="T4">Yoko</text:span><text:span text:style-name="T3"> doesn't like how things are going and hopes someone notices the smell in the kitchen</text:span></text:p>
      <text:p text:style-name="Text_20_body"><text:span text:style-name="T4">Yoko</text:span>: (Rabid, how the hell am I supposed to contact you from long range? This is something we need to talk about.. :S)</text:p>
      <text:p text:style-name="Text_20_body"><text:span text:style-name="T11">Rabid</text:span>: (you don't :P )</text:p>
      <text:p text:style-name="Text_20_body"><text:span text:style-name="T4">Yoko</text:span>: (not even a magical letter like the ones sent to Celestia would work?)</text:p>
      <text:p text:style-name="Text_20_body"><text:span text:style-name="T4">Yoko</text:span>: (this is not good if I'm trapped somewhere)</text:p>
      <text:p text:style-name="Text_20_body"><text:span text:style-name="T2">Storm</text:span>: (You're trapped on your own fault, suck it up)</text:p>
      <text:p text:style-name="Text_20_body"><text:span text:style-name="T8">Watcher</text:span>: It seems like you need more punishment *she wails you against the head harshly* Learn your place and don't yell at your owners!</text:p>
      <text:p text:style-name="Text_20_body"><text:span text:style-name="T6">Tenda</text:span>: (welcome to the Tenda Predicament, "oh I hinged my whole self-defense on Rabid being here to protect me, and now he isn't, whoops" :hurrr: )</text:p>
      <text:p text:style-name="Text_20_body"><text:span text:style-name="T4">Yoko</text:span>: (I should have brought backup.. damn it)</text:p>
      <text:p text:style-name="Text_20_body"><text:span text:style-name="T6">Tenda</text:span><text:span text:style-name="T5"> whimpers, and tries her best to shield her head</text:span></text:p>
      <text:p text:style-name="Text_20_body"><text:span text:style-name="T6">Tenda</text:span>: okayokayokayokayokayokay​stopokay</text:p>
      <text:p text:style-name="Text_20_body"><text:span text:style-name="T4">Yoko</text:span>: (more like I forgot to bring backup and now I'm in a house looking like a invader and I have a large loud loaded gun)</text:p>
      <text:p text:style-name="Text_20_body"><text:span text:style-name="T4">Yoko</text:span><text:span text:style-name="T3"> digs around in her hoodie pockets for a suppressed pistol</text:span></text:p>
      <text:p text:style-name="Text_20_body"><text:span text:style-name="T4">Yoko</text:span> rolled a die with 20 sides. The die showed: <text:span text:style-name="Emphasis">5</text:span></text:p>
      <text:p text:style-name="Text_20_body"><text:span text:style-name="T4">Yoko</text:span><text:span text:style-name="T3"> does not find a suppressed pistol</text:span></text:p>
      <text:p text:style-name="Text_20_body"><text:span text:style-name="T4">Yoko</text:span><text:span text:style-name="T3"> but she finds a jack in the box?</text:span></text:p>
      <text:p text:style-name="Text_20_body"><text:span text:style-name="T2">Storm</text:span>: Hmmm</text:p>
      <text:p text:style-name="Text_20_body"><text:span text:style-name="T2">Storm</text:span><text:span text:style-name="T1"> lies down on top of Tenda</text:span></text:p>
      <text:p text:style-name="Text_20_body"><text:span text:style-name="T8">Watcher</text:span><text:span text:style-name="T7"> breathes deeply and looks at Storm</text:span></text:p>
      <text:p text:style-name="Text_20_body"><text:span text:style-name="T9">Newblood</text:span>: ( I been kinda wanting to re-enter myself, but I can't figure out how and I rather stay out of there for now :hurrr: )</text:p>
      <text:p text:style-name="Text_20_body"><text:span text:style-name="T6">Tenda</text:span>: Nnn</text:p>
      <text:p text:style-name="Text_20_body"><text:span text:style-name="T6">Tenda</text:span>: M</text:p>
      <text:p text:style-name="Text_20_body"><text:span text:style-name="T6">Tenda</text:span>: &gt;​_&lt;</text:p>
      <text:p text:style-name="Text_20_body"><text:span text:style-name="T4">Yoko</text:span><text:span text:style-name="T3"> wonders if she can find a hidden weapon cache somewhere</text:span></text:p>
      <text:p text:style-name="Text_20_body"><text:soft-page-break/><text:span text:style-name="T4">Yoko</text:span> rolled a die with 20 sides. The die showed: <text:span text:style-name="Emphasis">3</text:span></text:p>
      <text:p text:style-name="Text_20_body"><text:span text:style-name="T8">Watcher</text:span>: Storm... She needs more punishment.. Get off please.</text:p>
      <text:p text:style-name="Text_20_body"><text:span text:style-name="T4">Yoko</text:span><text:span text:style-name="T3"> obviously doesn't find one</text:span></text:p>
      <text:p text:style-name="Text_20_body"><text:span text:style-name="T6">Tenda</text:span>: (wait how long have you been here Rabid)</text:p>
      <text:p text:style-name="Text_20_body"><text:span text:style-name="T6">Tenda</text:span>: (have you just been enjoying the show? xP )</text:p>
      <text:p text:style-name="Text_20_body"><text:span text:style-name="T2">Storm</text:span>: (He has lel)</text:p>
      <text:p text:style-name="Text_20_body"><text:span text:style-name="T11">Rabid</text:span>: (since the store)</text:p>
      <text:p text:style-name="Text_20_body"><text:span text:style-name="T6">Tenda</text:span>: ...canweskipthemorepunis​hment...</text:p>
      <text:p text:style-name="Text_20_body"><text:span text:style-name="T4">Yoko</text:span><text:span text:style-name="T3"> remembers that agreement that she made with Rabid and decides to simply give up the hunt and turn herself in</text:span></text:p>
      <text:p text:style-name="Text_20_body"><text:span text:style-name="T6">Tenda</text:span>: Ithinkyougavemeaconcussi​on...</text:p>
      <text:p text:style-name="Text_20_body"><text:span text:style-name="T4">Yoko</text:span><text:span text:style-name="T3"> attempts to sneak into whatever room everyone is in</text:span></text:p>
      <text:p text:style-name="Text_20_body"><text:span text:style-name="T4">Yoko</text:span> rolled a die with 20 sides. The die showed: <text:span text:style-name="Emphasis">4</text:span></text:p>
      <text:p text:style-name="Text_20_body"><text:span text:style-name="T4">Yoko</text:span><text:span text:style-name="T3"> doesn't succeed</text:span></text:p>
      <text:p text:style-name="Text_20_body"><text:span text:style-name="T8">Watcher</text:span><text:span text:style-name="T7"> walks out of the room to get something</text:span></text:p>
      <text:p text:style-name="Text_20_body"><text:span text:style-name="T4">Yoko</text:span><text:span text:style-name="T3"> hides in a cardboard box</text:span></text:p>
      <text:p text:style-name="Text_20_body"><text:span text:style-name="T11">Rabid</text:span><text:span text:style-name="T10"> wakes up on the couch in his own home</text:span></text:p>
      <text:p text:style-name="Text_20_body"><text:span text:style-name="T8">Watcher</text:span><text:span text:style-name="T7"> walks back into the room with a small whip, cracking it loudly</text:span></text:p>
      <text:p text:style-name="Text_20_body"><text:span text:style-name="T2">Storm</text:span>: O-o</text:p>
      <text:p text:style-name="Text_20_body"><text:span text:style-name="T6">Tenda</text:span>: :stararity:</text:p>
      <text:p text:style-name="Text_20_body"><text:span text:style-name="T4">Yoko</text:span><text:span text:style-name="T3"> sighs and hopes no one notices the cardboard box suddenly in the room</text:span></text:p>
      <text:p text:style-name="Text_20_body"><text:span text:style-name="T6">Tenda</text:span>: A-again... you can't really be serious...</text:p>
      <text:p text:style-name="Text_20_body"><text:span text:style-name="T11">Rabid</text:span><text:span text:style-name="T10"> yawns and stretches, looks down at the spot where Tenda slept, but is no longer and looks around</text:span></text:p>
      <text:p text:style-name="Text_20_body"><text:span text:style-name="T11">Rabid</text:span>: Tenda? Tendaaaaaa?</text:p>
      <text:p text:style-name="Text_20_body"><text:span text:style-name="T6">Tenda</text:span>: Look, I'm good! I'll behave! I'll be obedient!</text:p>
      <text:p text:style-name="Text_20_body"><text:span text:style-name="T11">Rabid</text:span><text:span text:style-name="T10"> walks around the house looking for Tenda</text:span></text:p>
      <text:p text:style-name="Text_20_body"><text:span text:style-name="T6">Tenda</text:span>: Can you just not WHIP me right now? :wtf:</text:p>
      <text:p text:style-name="Text_20_body"><text:span text:style-name="T4">Yoko</text:span><text:span text:style-name="T3"> waits until everyone is distracted</text:span></text:p>
      <text:p text:style-name="Text_20_body"><text:span text:style-name="T2">Storm</text:span><text:span text:style-name="T1"> is still lying on Tenda, looking at Watcher</text:span></text:p>
      <text:p text:style-name="Text_20_body"><text:span text:style-name="T8">Watcher</text:span>: Shut up mule!</text:p>
      <text:p text:style-name="Text_20_body"><text:span text:style-name="T6">Tenda</text:span>: ...why do you even own a wh--</text:p>
      <text:p text:style-name="Text_20_body"><text:span text:style-name="T2">Storm</text:span>: Now, now...let's not be so...violent.</text:p>
      <text:p text:style-name="Text_20_body"><text:span text:style-name="T8">Watcher</text:span><text:span text:style-name="T7"> cracks the whip in front of her</text:span></text:p>
      <text:p text:style-name="Text_20_body"><text:span text:style-name="T11">Rabid</text:span><text:span text:style-name="T10"> talks to himself "Hmmm. Maybe she went for a walk."</text:span></text:p>
      <text:p text:style-name="Text_20_body"><text:span text:style-name="T9">Newblood</text:span>: <text:a xlink:type="simple" xlink:href="http://youtu.be/nhPaWIeULKk" office:target-frame-name="_BLANK" xlink:show="replace">http://youtu.be/nhPaWIeULKk</text:a></text:p>
      <text:p text:style-name="Text_20_body"><text:span text:style-name="T6">Tenda</text:span><text:span text:style-name="T5"> suddenly clutches onto Stormy in desperation</text:span></text:p>
      <text:p text:style-name="Text_20_body"><text:soft-page-break/><text:span text:style-name="T8">Watcher</text:span>: I'm thinking.... 40 lashes should do...</text:p>
      <text:p text:style-name="Text_20_body"><text:span text:style-name="T8">Watcher</text:span>: <text:a xlink:type="simple" xlink:href="http://youtu.be/cfnn90Ozk0U" office:target-frame-name="_BLANK" xlink:show="replace">http://youtu.be/cfnn90Ozk0U</text:a></text:p>
      <text:p text:style-name="Text_20_body"><text:span text:style-name="T9">Newblood</text:span>: ( :hurrr: )</text:p>
      <text:p text:style-name="Text_20_body"><text:span text:style-name="T4">Yoko</text:span>: (Damn it Newblood, where is my MGS music?)</text:p>
      <text:p text:style-name="Text_20_body"><text:span text:style-name="T4">Yoko</text:span>: (And stop making 'walk' the trigger word for Stylo!)</text:p>
      <text:p text:style-name="Text_20_body"><text:span text:style-name="T6">Tenda</text:span>: CanIsayathing?</text:p>
      <text:p text:style-name="Text_20_body"><text:span text:style-name="T6">Tenda</text:span>: I'll make it quick I swear.</text:p>
      <text:p text:style-name="Text_20_body"><text:span text:style-name="T11">Rabid</text:span><text:span text:style-name="T10"> walks outside and looks around, unsure where Tenda would have gone for a walk, but heads to the woods</text:span></text:p>
      <text:p text:style-name="Text_20_body"><text:span text:style-name="T2">Storm</text:span>: What is it?</text:p>
      <text:p text:style-name="Text_20_body"><text:span text:style-name="T4">Yoko</text:span>: (oh great, Rabid's gonna die or something)</text:p>
      <text:p text:style-name="Text_20_body"><text:span text:style-name="T9">Newblood</text:span>: (Apparently I didn't copy the right video... )</text:p>
      <text:p text:style-name="Text_20_body"><text:span text:style-name="T11">Rabid</text:span><text:span text:style-name="T10"> walks around aimlessly calling Tenda's name</text:span></text:p>
      <text:p text:style-name="Text_20_body"><text:span text:style-name="T9">Newblood</text:span>: <text:a xlink:type="simple" xlink:href="http://youtu.be/nWFJNo2LY18" office:target-frame-name="_BLANK" xlink:show="replace">http://youtu.be/nWFJNo2LY18</text:a></text:p>
      <text:p text:style-name="Text_20_body"><text:span text:style-name="T4">Yoko</text:span>: (You do not go to the woods at night)</text:p>
      <text:p text:style-name="Text_20_body"><text:span text:style-name="T6">Tenda</text:span>: You can give me 40 lashes and then I'll be good and please don't whip me again. :fluttersmith:</text:p>
      <text:p text:style-name="Text_20_body"><text:span text:style-name="T11">Rabid</text:span>: (i'm not gonna die.)</text:p>
      <text:p text:style-name="Text_20_body"><text:span text:style-name="T8">Watcher</text:span>: (No, something better :good: )</text:p>
      <text:p text:style-name="Text_20_body"><text:span text:style-name="T6">Tenda</text:span>: You win, for real. :fluttersmith:</text:p>
      <text:p text:style-name="Text_20_body"><text:span text:style-name="T2">Storm</text:span>: Really? :suspicious:</text:p>
      <text:p text:style-name="Text_20_body"><text:span text:style-name="T6">Tenda</text:span><text:span text:style-name="T5"> lets go of Stormy, and falls to the floor before raising herself up on her knees</text:span></text:p>
      <text:p text:style-name="Text_20_body"><text:span text:style-name="T4">Yoko</text:span>: (Prepare for serious injuries or rape)</text:p>
      <text:p text:style-name="Text_20_body"><text:span text:style-name="T11">Rabid</text:span><text:span text:style-name="T10"> plops down on his plot and rubs a hoof on his chin wondering where Tenda might be or who might know</text:span></text:p>
      <text:p text:style-name="Text_20_body"><text:span text:style-name="T6">Tenda</text:span><text:span text:style-name="T5"> strains against the negligible slack of her leash</text:span></text:p>
      <text:p text:style-name="Text_20_body"><text:span text:style-name="T9">Newblood</text:span>: (I was trying to paste the Game Over thing, but it didn't copy the first time.. )</text:p>
      <text:p text:style-name="Text_20_body"><text:span text:style-name="T4">Yoko</text:span>: (or better yet awakening a dark spirit or reading an evil book that you wern't supposed to)</text:p>
      <text:p text:style-name="Text_20_body"><text:span text:style-name="T8">Watcher</text:span>: I don't care if she's learned or not... She's our legal slave and I'm keeping her.</text:p>
      <text:p text:style-name="Text_20_body"><text:span text:style-name="T4">Yoko</text:span>: (or finding a cabin in the woods)</text:p>
      <text:p text:style-name="Text_20_body"><text:span text:style-name="T8">Watcher</text:span>: Oops, I mean it.</text:p>
      <text:p text:style-name="Text_20_body"><text:span text:style-name="T6">Tenda</text:span><text:span text:style-name="T5"> remains steadfast, watching the whip in Watcher's hoof</text:span></text:p>
      <text:p text:style-name="Text_20_body"><text:span text:style-name="T4">Yoko</text:span><text:span text:style-name="T3"> attempts to sneak upstairs</text:span></text:p>
      <text:p text:style-name="Text_20_body"><text:span text:style-name="T2">Storm</text:span><text:span text:style-name="T1"> slides off Tenda, plopping between Watcher and Tenda</text:span></text:p>
      <text:p text:style-name="Text_20_body"><text:span text:style-name="T9">Newblood</text:span>: (I might be living in the woods in the cabin for no reason :ajlie: )</text:p>
      <text:p text:style-name="Text_20_body"><text:span text:style-name="T4">Yoko</text:span> rolled a die with 20 sides. The die showed: <text:span text:style-name="Emphasis">20</text:span></text:p>
      <text:p text:style-name="Text_20_body"><text:span text:style-name="T11">Rabid</text:span><text:span text:style-name="T10"> runs towards Watcher and Storm's house "Maybe they've seen her. Heck, even if they haven't they might have a way to track her."</text:span></text:p>
      <text:p text:style-name="Text_20_body"><text:soft-page-break/><text:span text:style-name="T6">Tenda</text:span><text:span text:style-name="T5"> closes her eyes, and lifelessly intones, "Thank you, mistress..."</text:span></text:p>
      <text:p text:style-name="Text_20_body"><text:span text:style-name="T4">Yoko</text:span><text:span text:style-name="T3"> successfully sneaks up the stairs and is now partially invisible</text:span></text:p>
      <text:p text:style-name="Text_20_body"><text:span text:style-name="T4">Yoko</text:span>: (crit success is best success)</text:p>
      <text:p text:style-name="Text_20_body"><text:span text:style-name="T4">Yoko</text:span>: (hurrr)</text:p>
      <text:p text:style-name="Text_20_body"><text:span text:style-name="T4">Yoko</text:span><text:span text:style-name="T3"> notices that the top half of her body is now cloaked but the lower half is not</text:span></text:p>
      <text:p text:style-name="Text_20_body"><text:span text:style-name="T6">Tenda</text:span><text:span text:style-name="T5"> begins shaking while she waits for the brand of the switch</text:span></text:p>
      <text:p text:style-name="Text_20_body"><text:span text:style-name="T8">Watcher</text:span>: Good...</text:p>
      <text:p text:style-name="Text_20_body"><text:span text:style-name="T11">Rabid</text:span><text:span text:style-name="T10"> arrives at Watcher's house and knocks on the door. "Hello~ anyone home?"</text:span></text:p>
      <text:p text:style-name="Text_20_body"><text:span text:style-name="T4">Yoko</text:span><text:span text:style-name="T3"> drops her sniper rifle and searches for any deadly weapons upstairs</text:span></text:p>
      <text:p text:style-name="Text_20_body"><text:span text:style-name="T8">Watcher</text:span><text:span text:style-name="T7"> whips Tenda's back with a powerful stroke</text:span></text:p>
      <text:p text:style-name="Text_20_body"><text:span text:style-name="T2">Storm</text:span>: O-O</text:p>
      <text:p text:style-name="Text_20_body"><text:span text:style-name="T2">Storm</text:span><text:span text:style-name="T1"> runs over to the door</text:span></text:p>
      <text:p text:style-name="Text_20_body"><text:span text:style-name="T6">Tenda</text:span><text:span text:style-name="T5"> cries out in pain, but stifles any further sound, doing her best to remain tall on her knees</text:span></text:p>
      <text:p text:style-name="Text_20_body"><text:span text:style-name="T2">Storm</text:span><text:span text:style-name="T1"> opens it by a crack</text:span></text:p>
      <text:p text:style-name="Text_20_body"><text:span text:style-name="T4">Yoko</text:span> rolled a die with 20 sides. The die showed: <text:span text:style-name="Emphasis">14</text:span></text:p>
      <text:p text:style-name="Text_20_body"><text:span text:style-name="T2">Storm</text:span><text:span text:style-name="T1"> peers outside</text:span></text:p>
      <text:p text:style-name="Text_20_body"><text:span text:style-name="T4">Yoko</text:span><text:span text:style-name="T3"> finds a decent weapon</text:span></text:p>
      <text:p text:style-name="Text_20_body"><text:span text:style-name="T2">Storm</text:span>: Oh, heya Rabid! What's up?</text:p>
      <text:p text:style-name="Text_20_body"><text:span text:style-name="T4">Yoko</text:span><text:span text:style-name="T3"> is not sure what it is</text:span></text:p>
      <text:p text:style-name="Text_20_body"><text:span text:style-name="T6">Tenda</text:span>: ...Rabid? o-o</text:p>
      <text:p text:style-name="Text_20_body"><text:span text:style-name="T2">Storm</text:span>: Errr...</text:p>
      <text:p text:style-name="Text_20_body"><text:span text:style-name="T8">Watcher</text:span><text:span text:style-name="T7"> whips a few more times, making powerful snaps "5.... 6...."</text:span></text:p>
      <text:p text:style-name="Text_20_body"><text:span text:style-name="T2">Storm</text:span><text:span text:style-name="T1"> shuts the door</text:span></text:p>
      <text:p text:style-name="Text_20_body"><text:span text:style-name="T11">Rabid</text:span><text:span text:style-name="T10"> angles his head trying to see inside</text:span></text:p>
      <text:p text:style-name="Text_20_body"><text:span text:style-name="T2">Storm</text:span>: Watcher, please shut her up</text:p>
      <text:p text:style-name="Text_20_body"><text:span text:style-name="T11">Rabid</text:span>: Hey!</text:p>
      <text:p text:style-name="Text_20_body"><text:span text:style-name="T6">Tenda</text:span><text:span text:style-name="T5"> involuntarily cries out with each slap of the whip across her back, her posture slowly slacking</text:span></text:p>
      <text:p text:style-name="Text_20_body"><text:span text:style-name="T4">Yoko</text:span><text:span text:style-name="T3"> turns the lights on in a bedroom and attempts to see what it is</text:span></text:p>
      <text:p text:style-name="Text_20_body"><text:span text:style-name="T4">Yoko</text:span><text:span text:style-name="T3"> rolldie 20</text:span></text:p>
      <text:p text:style-name="Text_20_body"><text:span text:style-name="T4">Yoko</text:span> rolled a die with 20 sides. The die showed: <text:span text:style-name="Emphasis">14</text:span></text:p>
      <text:p text:style-name="Text_20_body"><text:span text:style-name="T4">Yoko</text:span><text:span text:style-name="T3"> it remains a decent weapon but it's a golf club</text:span></text:p>
      <text:p text:style-name="Text_20_body"><text:span text:style-name="T8">Watcher</text:span><text:span text:style-name="T7"> holds the whip steady and rolls her eyes</text:span></text:p>
      <text:p text:style-name="Text_20_body"><text:span text:style-name="T4">Yoko</text:span><text:span text:style-name="T3"> sighs</text:span></text:p>
      <text:p text:style-name="Text_20_body"><text:span text:style-name="T2">Storm</text:span><text:span text:style-name="T1"> opens the door again</text:span></text:p>
      <text:p text:style-name="Text_20_body"><text:span text:style-name="T2">Storm</text:span>: Sorry bout that, Rabid</text:p>
      <text:p text:style-name="Text_20_body"><text:span text:style-name="T2">Storm</text:span>: (By a crack, again)</text:p>
      <text:p text:style-name="Text_20_body"><text:soft-page-break/><text:span text:style-name="T8">Watcher</text:span>: Keep quiet mule, don't want Rabid to see this just yet.</text:p>
      <text:p text:style-name="Text_20_body"><text:span text:style-name="T11">Rabid</text:span>: Storm I was wondering if I could talk to you and Watcher.</text:p>
      <text:p text:style-name="Text_20_body"><text:span text:style-name="T6">Tenda</text:span><text:span text:style-name="T5"> hears Rabid's name a second time, but remains quiet</text:span></text:p>
      <text:p text:style-name="Text_20_body"><text:span text:style-name="T9">Newblood</text:span>: (Time to go Golfing )</text:p>
      <text:p text:style-name="Text_20_body"><text:span text:style-name="T4">Yoko</text:span><text:span text:style-name="T3"> attempts to sneak downstairs with the golf club</text:span></text:p>
      <text:p text:style-name="Text_20_body"><text:span text:style-name="T6">Tenda</text:span><text:span text:style-name="T5"> nods silently to her mistress</text:span></text:p>
      <text:p text:style-name="Text_20_body"><text:span text:style-name="T4">Yoko</text:span> rolled a die with 20 sides. The die showed: <text:span text:style-name="Emphasis">2</text:span></text:p>
      <text:p text:style-name="Text_20_body"><text:span text:style-name="T2">Storm</text:span>: Um...sure.</text:p>
      <text:p text:style-name="Text_20_body"><text:span text:style-name="T4">Yoko</text:span><text:span text:style-name="T3"> trips and falls downstairs with golf club</text:span></text:p>
      <text:p text:style-name="Text_20_body"><text:span text:style-name="T2">Storm</text:span>: Hey Watcher, we's gonna have a guest!</text:p>
      <text:p text:style-name="Text_20_body"><text:span text:style-name="T4">Yoko</text:span><text:span text:style-name="T3"> hopes no one noticed that</text:span></text:p>
      <text:p text:style-name="Text_20_body"><text:span text:style-name="T4">Yoko</text:span> rolled a die with 20 sides. The die showed: <text:span text:style-name="Emphasis">6</text:span></text:p>
      <text:p text:style-name="Text_20_body"><text:span text:style-name="T4">Yoko</text:span><text:span text:style-name="T3"> gasps</text:span></text:p>
      <text:p text:style-name="Text_20_body"><text:span text:style-name="T4">Yoko</text:span>: (damn you dice)</text:p>
      <text:p text:style-name="Text_20_body"><text:span text:style-name="T4">Yoko</text:span><text:span text:style-name="T3"> hides in a box again</text:span></text:p>
      <text:p text:style-name="Text_20_body"><text:span text:style-name="T9">Newblood</text:span>: <text:a xlink:type="simple" xlink:href="http://youtu.be/nWFJNo2LY18" office:target-frame-name="_BLANK" xlink:show="replace">http://youtu.be/nWFJNo2LY18</text:a></text:p>
      <text:p text:style-name="Text_20_body"><text:span text:style-name="T8">Watcher</text:span>: A guest? Bring him in, bring him in.</text:p>
      <text:p text:style-name="Text_20_body"><text:span text:style-name="T2">Storm</text:span><text:span text:style-name="T1"> opens the door more, inviting Rabid in</text:span></text:p>
      <text:p text:style-name="Text_20_body"><text:span text:style-name="T9">Newblood</text:span>: ( :hurrr: Game Over :P )</text:p>
      <text:p text:style-name="Text_20_body"><text:span text:style-name="T4">Yoko</text:span>: (They havn't quite spotted me yet)</text:p>
      <text:p text:style-name="Text_20_body"><text:span text:style-name="T11">Rabid</text:span><text:span text:style-name="T10"> steps inside</text:span></text:p>
      <text:p text:style-name="Text_20_body"><text:span text:style-name="T6">Tenda</text:span><text:span text:style-name="T5"> turns towards Rabid, but just seems to look past him, her eyes bereft of focus or will</text:span></text:p>
      <text:p text:style-name="Text_20_body"><text:span text:style-name="T4">Yoko</text:span><text:span text:style-name="T3"> looks at Rabid through the box holes</text:span></text:p>
      <text:p text:style-name="Text_20_body"><text:span text:style-name="T4">Yoko</text:span><text:span text:style-name="T3"> sighs</text:span></text:p>
      <text:p text:style-name="Text_20_body"><text:span text:style-name="T11">Rabid</text:span>: I was just wondering if either of you'd seen--</text:p>
      <text:p text:style-name="Text_20_body"><text:span text:style-name="T11">Rabid</text:span><text:span text:style-name="T10"> stop mid sentence upon seeing Tenda</text:span></text:p>
      <text:p text:style-name="Text_20_body"><text:span text:style-name="T2">Storm</text:span>: Seen what?</text:p>
      <text:p text:style-name="Text_20_body"><text:span text:style-name="T4">Yoko</text:span>: (and now's my cue to knock somebody out</text:p>
      <text:p text:style-name="Text_20_body"><text:span text:style-name="T8">Watcher</text:span><text:span text:style-name="T7"> is hiding between the doorway so only Rabid can see Tenda</text:span></text:p>
      <text:p text:style-name="Text_20_body"><text:span text:style-name="T11">Rabid</text:span>: (no its not!)</text:p>
      <text:p text:style-name="Text_20_body"><text:span text:style-name="T6">Tenda</text:span><text:span text:style-name="T5"> looks away from Rabid, returning her glance to directly opposite where Watcher was standing</text:span></text:p>
      <text:p text:style-name="Text_20_body"><text:span text:style-name="T2">Storm</text:span>: (or do nothing at all :notimpressed: )</text:p>
      <text:p text:style-name="Text_20_body"><text:span text:style-name="T4">Yoko</text:span>: (oh, fine then)</text:p>
      <text:p text:style-name="Text_20_body"><text:span text:style-name="T4">Yoko</text:span>: (I'll just be the sneaky ninja I am and wait for signs of conflict)</text:p>
      <text:p text:style-name="Text_20_body"><text:span text:style-name="T11">Rabid</text:span>: (but i /want/ conflict)</text:p>
      <text:p text:style-name="Text_20_body"><text:span text:style-name="T11">Rabid</text:span><text:span text:style-name="T10"> runs to Tenda</text:span></text:p>
      <text:p text:style-name="Text_20_body"><text:soft-page-break/><text:span text:style-name="T2">Storm</text:span><text:span text:style-name="T1"> shuts the door</text:span></text:p>
      <text:p text:style-name="Text_20_body"><text:span text:style-name="T4">Yoko</text:span>: (fine but if it gets out of hand.. somepony is getting a golf club on the head)</text:p>
      <text:p text:style-name="Text_20_body"><text:span text:style-name="T4">Yoko</text:span><text:span text:style-name="T3"> attempts to sneak back upstairs</text:span></text:p>
      <text:p text:style-name="Text_20_body"><text:span text:style-name="T4">Yoko</text:span> rolled a die with 20 sides. The die showed: <text:span text:style-name="Emphasis">8</text:span></text:p>
      <text:p text:style-name="Text_20_body"><text:span text:style-name="T4">Yoko</text:span><text:span text:style-name="T3"> growls</text:span></text:p>
      <text:p text:style-name="Text_20_body"><text:span text:style-name="T8">Watcher</text:span><text:span text:style-name="T7"> whips Rabid harshly right as he comes into her view, tearing into his back</text:span></text:p>
      <text:p text:style-name="Text_20_body"><text:span text:style-name="T4">Yoko</text:span><text:span text:style-name="T3"> checks to see if the dice is loaded</text:span></text:p>
      <text:p text:style-name="Text_20_body"><text:span text:style-name="T11">Rabid</text:span><text:span text:style-name="T10"> yelps and falls to the ground</text:span></text:p>
      <text:p text:style-name="Text_20_body"><text:span text:style-name="T4">Yoko</text:span> rolled a die with 20 sides. The die showed: <text:span text:style-name="Emphasis">5</text:span></text:p>
      <text:p text:style-name="Text_20_body"><text:span text:style-name="T4">Yoko</text:span>: *the dice isn't loaded*</text:p>
      <text:p text:style-name="Text_20_body"><text:span text:style-name="T6">Tenda</text:span><text:span text:style-name="T5"> lifelessly turns to the sound of the whip cracking, curious why it isn't across her deserving back</text:span></text:p>
      <text:p text:style-name="Text_20_body"><text:span text:style-name="T2">Storm</text:span>: O-O</text:p>
      <text:p text:style-name="Text_20_body"><text:span text:style-name="T6">Tenda</text:span>: ...ohhhh.</text:p>
      <text:p text:style-name="Text_20_body"><text:span text:style-name="T8">Watcher</text:span><text:span text:style-name="T7"> jumps on Rabid's back, holding the whip against his throat to keep him steady</text:span></text:p>
      <text:p text:style-name="Text_20_body"><text:span text:style-name="T4">Yoko</text:span><text:span text:style-name="T3"> attempts to throw the dice at Watcher's head without anyone noticing</text:span></text:p>
      <text:p text:style-name="Text_20_body"><text:span text:style-name="T4">Yoko</text:span> rolled a die with 20 sides. The die showed: <text:span text:style-name="Emphasis">15</text:span></text:p>
      <text:p text:style-name="Text_20_body"><text:span text:style-name="T4">Yoko</text:span><text:span text:style-name="T3"> successfully throws the die at Watcher's head without anyone noticing</text:span></text:p>
      <text:p text:style-name="Text_20_body"><text:span text:style-name="T2">Storm</text:span>: Watcher...what're you doing...?</text:p>
      <text:p text:style-name="Text_20_body"><text:span text:style-name="T11">Rabid</text:span><text:span text:style-name="T10"> throws his hooves to his throat to no avail, looking up at Tenda as his vision tunnels</text:span></text:p>
      <text:p text:style-name="Text_20_body"><text:span text:style-name="T2">Storm</text:span><text:span text:style-name="T1"> approaches them</text:span></text:p>
      <text:p text:style-name="Text_20_body"><text:span text:style-name="T9">Newblood</text:span> joined the chat </text:p>
      <text:p text:style-name="Text_20_body"><text:span text:style-name="T6">Tenda</text:span><text:span text:style-name="T5"> continues just looking through Rabid, no sense of recognition apparent on her features</text:span></text:p>
      <text:p text:style-name="Text_20_body"><text:span text:style-name="T8">Watcher</text:span>: (Ow that barely hurt!)</text:p>
      <text:p text:style-name="Text_20_body"><text:span text:style-name="T4">Yoko</text:span><text:span text:style-name="T3"> decides that the coin method is easier and takes out another coin to flip to decide if she goes up the stairs without anyone noticing</text:span></text:p>
      <text:p text:style-name="Text_20_body"><text:span text:style-name="T8">Watcher</text:span><text:span text:style-name="T7"> reaches over to the bag on the couch, pulling out a thin black collar with another leash</text:span></text:p>
      <text:p text:style-name="Text_20_body"><text:span text:style-name="T4">Yoko</text:span> flipped a coin. The coin showed: <text:span text:style-name="Emphasis">Heads</text:span></text:p>
      <text:p text:style-name="Text_20_body"><text:span text:style-name="T6">Tenda</text:span><text:span text:style-name="T5"> suddenly laughs, broken and disjointed, as she watches Watcher bending over Rabid</text:span></text:p>
      <text:p text:style-name="Text_20_body"><text:span text:style-name="T8">Watcher</text:span><text:span text:style-name="T7"> pulls back on the whip as Rabid flails</text:span></text:p>
      <text:p text:style-name="Text_20_body"><text:span text:style-name="T4">Yoko</text:span><text:span text:style-name="T3"> successfully sneaks back up the stairs</text:span></text:p>
      <text:p text:style-name="Text_20_body"><text:span text:style-name="T6">Tenda</text:span>: We went halfsies on her, right?</text:p>
      <text:p text:style-name="Text_20_body"><text:span text:style-name="T6">Tenda</text:span><text:span text:style-name="T5"> turns away from Rabid, still smiling, but eyes just fixed on the wall in front of her again</text:span></text:p>
      <text:p text:style-name="Text_20_body"><text:span text:style-name="T4">Yoko</text:span><text:span text:style-name="T3"> climbs out of a window and takes off all her sneaking gear</text:span></text:p>
      <text:p text:style-name="Text_20_body"><text:span text:style-name="T4">Yoko</text:span><text:span text:style-name="T3"> runs over to the front door and knocks on it</text:span></text:p>
      <text:p text:style-name="Text_20_body"><text:span text:style-name="T8">Watcher</text:span>: St- Storm, put it on him! He's a bit rougher than the mule!</text:p>
      <text:p text:style-name="Text_20_body"><text:span text:style-name="T6">Tenda</text:span>: (Yoko handles herself well for someone who earlier today sustained major injuries and what was essentially surgery :hurrr: )</text:p>
      <text:p text:style-name="Text_20_body"><text:soft-page-break/><text:span text:style-name="T2">Storm</text:span><text:span text:style-name="T1"> sighs and acquiesces, taking the collar from Watcher</text:span></text:p>
      <text:p text:style-name="Text_20_body"><text:span text:style-name="T4">Yoko</text:span>: (I recover easily)</text:p>
      <text:p text:style-name="Text_20_body"><text:span text:style-name="T6">Tenda</text:span>: (but unfortunately, you never learn :(</text:p>
      <text:p text:style-name="Text_20_body"><text:span text:style-name="T11">Rabid</text:span><text:span text:style-name="T10"> continues looking up to Tenda, then Storm as he comes into view</text:span></text:p>
      <text:p text:style-name="Text_20_body"><text:span text:style-name="T4">Yoko</text:span>: (I've died several times you know)</text:p>
      <text:p text:style-name="Text_20_body"><text:span text:style-name="T2">Storm</text:span><text:span text:style-name="T1"> slowly tries to slip the collar around Rabid's neck :nnghaloo:</text:span></text:p>
      <text:p text:style-name="Text_20_body"><text:span text:style-name="T4">Yoko</text:span><text:span text:style-name="T3"> puts on a fake police badge</text:span></text:p>
      <text:p text:style-name="Text_20_body"><text:span text:style-name="T4">Yoko</text:span><text:span text:style-name="T3"> puts on a police uniform and covers her face with a mask</text:span></text:p>
      <text:p text:style-name="Text_20_body"><text:span text:style-name="T11">Rabid</text:span><text:span text:style-name="T10"> is in no position to resist as he starts moving more weakly and slowly</text:span></text:p>
      <text:p text:style-name="Text_20_body"><text:span text:style-name="T4">Yoko</text:span><text:span text:style-name="T3"> bangs on the door</text:span></text:p>
      <text:p text:style-name="Text_20_body"><text:span text:style-name="T6">Tenda</text:span><text:span text:style-name="T5"> lets herself lean forward, the fall held in check by the cradle of her shortened leash tied around the leg of the couch, and smiling from the sensation of security</text:span></text:p>
      <text:p text:style-name="Text_20_body"><text:span text:style-name="T8">Watcher</text:span><text:span text:style-name="T7"> finally looses grip of the whip, tossing it aside and grabing Rabid's leash instead</text:span></text:p>
      <text:p text:style-name="Text_20_body"><text:span text:style-name="T2">Storm</text:span><text:span text:style-name="T1"> slides next to Tenda</text:span></text:p>
      <text:p text:style-name="Text_20_body"><text:span text:style-name="T4">Yoko</text:span><text:span text:style-name="T3"> bangs on the door louder</text:span></text:p>
      <text:p text:style-name="Text_20_body"><text:span text:style-name="T9">Newblood</text:span>: (For some reason I almost want to come back as Kinda a Alfred or Emilio :hurrr: )</text:p>
      <text:p text:style-name="Text_20_body"><text:span text:style-name="T4">Yoko</text:span> was silenced</text:p>
      <text:p text:style-name="Text_20_body"><text:span text:style-name="T8">Watcher</text:span><text:span text:style-name="T7"> pulls back on Rabid's leash, lifting up his head</text:span></text:p>
      <text:p text:style-name="Text_20_body"><text:span text:style-name="T6">Tenda</text:span><text:span text:style-name="T5"> looks down on Storm with half-open eyes, still grimly smiling</text:span></text:p>
      <text:p text:style-name="Text_20_body"><text:span text:style-name="T11">Rabid</text:span><text:span text:style-name="T10"> gasps for air as his head is lifted</text:span></text:p>
      <text:p text:style-name="Text_20_body"><text:span text:style-name="T6">Tenda</text:span>: Hello master.</text:p>
      <text:p text:style-name="Text_20_body"><text:span text:style-name="T2">Storm</text:span>: Hello...</text:p>
      <text:p text:style-name="Text_20_body"><text:span text:style-name="T2">Storm</text:span>: Tenda.</text:p>
      <text:p text:style-name="Text_20_body"><text:span text:style-name="T8">Watcher</text:span>: Hey Stormy, I caught a big one!</text:p>
      <text:p text:style-name="Text_20_body"><text:span text:style-name="T6">Tenda</text:span><text:span text:style-name="T5"> giggles</text:span></text:p>
      <text:p text:style-name="Text_20_body"><text:span text:style-name="T9">Newblood</text:span>: (I could in theory pull it off, with the whole appearing out of nowhere.. :ponder: )</text:p>
      <text:p text:style-name="Text_20_body"><text:span text:style-name="T11">Rabid</text:span><text:span text:style-name="T10"> hangs his head weakly, too tired to resist</text:span></text:p>
      <text:p text:style-name="Text_20_body"><text:span text:style-name="T2">Storm</text:span>: Mhmm...</text:p>
      <text:p text:style-name="Text_20_body"><text:span text:style-name="T6">Tenda</text:span>: Don't get sympathetic, Storm.</text:p>
      <text:p text:style-name="Text_20_body"><text:span text:style-name="T2">Storm</text:span>: Be careful with that, you don't know where it's been.</text:p>
      <text:p text:style-name="Text_20_body"><text:span text:style-name="T6">Tenda</text:span>: I'll turn you in to her.</text:p>
      <text:p text:style-name="Text_20_body"><text:span text:style-name="T9">Newblood</text:span>: (But for now.. that will wait.. I'm not gonna return till after this is over with or tomorrow)</text:p>
      <text:p text:style-name="Text_20_body"><text:span text:style-name="T2">Storm</text:span><text:span text:style-name="T1"> slaps Tenda</text:span></text:p>
      <text:p text:style-name="Text_20_body"><text:span text:style-name="T2">Storm</text:span>: Stop being diffuclt.</text:p>
      <text:p text:style-name="Text_20_body"><text:span text:style-name="T2">Storm</text:span>: difficult*</text:p>
      <text:p text:style-name="Text_20_body"><text:span text:style-name="T8">Watcher</text:span><text:span text:style-name="T7"> looks at Rabid and smiles "Hello new slave... Say hello."</text:span></text:p>
      <text:p text:style-name="Text_20_body"><text:soft-page-break/><text:span text:style-name="T6">Tenda</text:span><text:span text:style-name="T5"> smirks at Storm</text:span></text:p>
      <text:p text:style-name="Text_20_body"><text:span text:style-name="T11">Rabid</text:span><text:span text:style-name="T10"> weakly lifts his head "S-slave?"</text:span></text:p>
      <text:p text:style-name="Text_20_body"><text:span text:style-name="T6">Tenda</text:span>: I thought I was doing pretty good at not being difficult, now.</text:p>
      <text:p text:style-name="Text_20_body"><text:span text:style-name="T8">Watcher</text:span>: That's right... I'm no longer a pathetic, weak mare that you once treated as a pet. The tables have turned, mutt.</text:p>
      <text:p text:style-name="Text_20_body"><text:span text:style-name="T11">Rabid</text:span><text:span text:style-name="T10"> coughs and sputters from being choked with the whip</text:span></text:p>
      <text:p text:style-name="Text_20_body"><text:span text:style-name="T8">Watcher</text:span>: Well mutt? Are you going to address your new owners?</text:p>
      <text:p text:style-name="Text_20_body"><text:span text:style-name="T6">Tenda</text:span><text:span text:style-name="T5"> turns her unflinching grin to Watcher and her ongoing admonition of Rabid</text:span></text:p>
      <text:p text:style-name="Text_20_body"><text:span text:style-name="T11">Rabid</text:span><text:span text:style-name="T10"> sputters "Bitch"</text:span></text:p>
      <text:p text:style-name="Text_20_body"><text:span text:style-name="T6">Tenda</text:span><text:span text:style-name="T5"> laughs raucously</text:span></text:p>
      <text:p text:style-name="Text_20_body"><text:span text:style-name="T6">Tenda</text:span>: Oh... he's in for the ride I had, I guess.</text:p>
      <text:p text:style-name="Text_20_body"><text:span text:style-name="T8">Watcher</text:span><text:span text:style-name="T7"> wails Rabid against his head harshly "That's Mistress!"</text:span></text:p>
      <text:p text:style-name="Text_20_body"><text:span text:style-name="T6">Tenda</text:span><text:span text:style-name="T5"> sighs, and leans forward against the embrace of her leash again</text:span></text:p>
      <text:p text:style-name="Text_20_body"><text:span text:style-name="T2">Storm</text:span>: Oh...great.</text:p>
      <text:p text:style-name="Text_20_body"><text:span text:style-name="T11">Rabid</text:span>: Argh! Fine! Mistress Bitch!</text:p>
      <text:p text:style-name="Text_20_body"><text:span text:style-name="T8">Watcher</text:span><text:span text:style-name="T7"> growls, putting her two hooves together and slamming down against his head</text:span></text:p>
      <text:p text:style-name="Text_20_body"><text:span text:style-name="T11">Rabid</text:span><text:span text:style-name="T10"> yelps as he head bounces off the floor</text:span></text:p>
      <text:p text:style-name="Text_20_body"><text:span text:style-name="T8">Watcher</text:span>: Now what was that, mutt?</text:p>
      <text:p text:style-name="Text_20_body"><text:span text:style-name="T6">Tenda</text:span>: So, ... _Storm_ ... lost your nerve?</text:p>
      <text:p text:style-name="Text_20_body"><text:span text:style-name="T6">Tenda</text:span>: Don't like your wife's new menagerie?</text:p>
      <text:p text:style-name="Text_20_body"><text:span text:style-name="T8">Watcher</text:span>: (Watcher is become a better villain than you :hurrr: )</text:p>
      <text:p text:style-name="Text_20_body"><text:span text:style-name="T11">Rabid</text:span>: I-I-I... I'm sorry...</text:p>
      <text:p text:style-name="Text_20_body"><text:span text:style-name="T8">Watcher</text:span>: Good... Now address your masters completely.</text:p>
      <text:p text:style-name="Text_20_body"><text:span text:style-name="T2">Storm</text:span>: (Debatable)</text:p>
      <text:p text:style-name="Text_20_body"><text:span text:style-name="T11">Rabid</text:span>: Mistress...</text:p>
      <text:p text:style-name="Text_20_body"><text:span text:style-name="T6">Tenda</text:span><text:span text:style-name="T5"> calls out, "Mistress, who is the new guest?"</text:span></text:p>
      <text:p text:style-name="Text_20_body"><text:span text:style-name="T6">Tenda</text:span>: Anyone I would know?</text:p>
      <text:p text:style-name="Text_20_body"><text:span text:style-name="T6">Tenda</text:span><text:span text:style-name="T5"> giggles quietly</text:span></text:p>
      <text:p text:style-name="Text_20_body"><text:span text:style-name="T2">Storm</text:span><text:span text:style-name="T1"> suddenly remembers that he technically owns the being sitting next to him, and slaps her</text:span></text:p>
      <text:p text:style-name="Text_20_body"><text:span text:style-name="T8">Watcher</text:span>: Mule, that is none you need to worry about. You worry about your Masters only.</text:p>
      <text:p text:style-name="Text_20_body"><text:span text:style-name="T8">Watcher</text:span>: You might as well forget your past. Storm and I /own/ you.</text:p>
      <text:p text:style-name="Text_20_body"><text:span text:style-name="T6">Tenda</text:span>: ... got it, mistress. :wtf:</text:p>
      <text:p text:style-name="Text_20_body"><text:span text:style-name="T8">Watcher</text:span><text:span text:style-name="T7"> looks down at Rabid and grins "That's a good mutt.", grabbing your head and twisting it to Stormy "And him?"</text:span></text:p>
      <text:p text:style-name="Text_20_body"><text:span text:style-name="T11">Rabid</text:span><text:span text:style-name="T10"> spits "Shit for brains"</text:span></text:p>
      <text:p text:style-name="Text_20_body"><text:span text:style-name="T6">Tenda</text:span><text:span text:style-name="T5"> laughs</text:span></text:p>
      <text:p text:style-name="Text_20_body"><text:span text:style-name="T8">Watcher</text:span><text:span text:style-name="T7"> slams down hard against Rabid's muzzle</text:span></text:p>
      <text:p text:style-name="Text_20_body"><text:soft-page-break/><text:span text:style-name="T2">Storm</text:span><text:span text:style-name="T1"> twitches</text:span></text:p>
      <text:p text:style-name="Text_20_body"><text:span text:style-name="T11">Rabid</text:span><text:span text:style-name="T10"> yelps in pain</text:span></text:p>
      <text:p text:style-name="Text_20_body"><text:span text:style-name="T8">Watcher</text:span>: Stormy... Do you wanna punish your mutt?</text:p>
      <text:p text:style-name="Text_20_body"><text:span text:style-name="T6">Tenda</text:span>: I think Stormy went chickenshit.</text:p>
      <text:p text:style-name="Text_20_body"><text:span text:style-name="T6">Tenda</text:span>: He's not all the master you sold him as.</text:p>
      <text:p text:style-name="Text_20_body"><text:span text:style-name="T2">Storm</text:span><text:span text:style-name="T1"> socks Tenda in the face</text:span></text:p>
      <text:p text:style-name="Text_20_body"><text:span text:style-name="T6">Tenda</text:span><text:span text:style-name="T5"> reels, and spits out a ball of saliva laced with blood</text:span></text:p>
      <text:p text:style-name="Text_20_body"><text:span text:style-name="T6">Tenda</text:span>: O-or not...</text:p>
      <text:p text:style-name="Text_20_body"><text:span text:style-name="T8">Watcher</text:span><text:span text:style-name="T7"> glares down at Rabid's swollen face "Do you want to answer that again?", raising her hoof once more</text:span></text:p>
      <text:p text:style-name="Text_20_body"><text:span text:style-name="T11">Rabid</text:span><text:span text:style-name="T10"> tries to shake Watcher off</text:span></text:p>
      <text:p text:style-name="Text_20_body"><text:span text:style-name="T8">Watcher</text:span>: Stormy, hand me the whip please. This mutt needs to learn his place.</text:p>
      <text:p text:style-name="Text_20_body"><text:span text:style-name="T2">Storm</text:span><text:span text:style-name="T1"> reaches for the whip and passes it to Watcher</text:span></text:p>
      <text:p text:style-name="Text_20_body"><text:span text:style-name="T6">Tenda</text:span><text:span text:style-name="T5"> quietly and idly begins playing at her collar while Storm and Watcher seem preoccupied</text:span></text:p>
      <text:p text:style-name="Text_20_body"><text:span text:style-name="T8">Watcher</text:span><text:span text:style-name="T7"> stands up again and glares at Rabid "Pick a number..."</text:span></text:p>
      <text:p text:style-name="Text_20_body"><text:span text:style-name="T6">Tenda</text:span>: 40!</text:p>
      <text:p text:style-name="Text_20_body"><text:span text:style-name="T6">Tenda</text:span>: ...no?</text:p>
      <text:p text:style-name="Text_20_body"><text:span text:style-name="T11">Rabid</text:span>: T-ten.</text:p>
      <text:p text:style-name="Text_20_body"><text:span text:style-name="T8">Watcher</text:span>: Ten it is...</text:p>
      <text:p text:style-name="Text_20_body"><text:span text:style-name="T8">Watcher</text:span><text:span text:style-name="T7"> turns around and whips Tenda harshly on her back</text:span></text:p>
      <text:p text:style-name="Text_20_body"><text:span text:style-name="T6">Tenda</text:span><text:span text:style-name="T5"> shrieks at the first, unexpected smack of the whip</text:span></text:p>
      <text:p text:style-name="Text_20_body"><text:span text:style-name="T6">Tenda</text:span>: M-mistress, come on... didn't you say you wanted to punish Rabid?</text:p>
      <text:p text:style-name="Text_20_body"><text:span text:style-name="T6">Tenda</text:span>: I was cooperating!!</text:p>
      <text:p text:style-name="Text_20_body"><text:span text:style-name="T8">Watcher</text:span>: I am, mule! Now be quiet!</text:p>
      <text:p text:style-name="Text_20_body"><text:span text:style-name="T11">Rabid</text:span><text:span text:style-name="T10"> struggls against Watcher's hold "Stop!"</text:span></text:p>
      <text:p text:style-name="Text_20_body"><text:span text:style-name="T11">Rabid</text:span>: Don't hurt her!</text:p>
      <text:p text:style-name="Text_20_body"><text:span text:style-name="T6">Tenda</text:span><text:span text:style-name="T5"> quietly whines</text:span></text:p>
      <text:p text:style-name="Text_20_body"><text:span text:style-name="T8">Watcher</text:span><text:span text:style-name="T7"> whips Tenda a few more times with Rabid watching</text:span></text:p>
      <text:p text:style-name="Text_20_body"><text:span text:style-name="T11">Rabid</text:span>: Please!</text:p>
      <text:p text:style-name="Text_20_body"><text:span text:style-name="T6">Tenda</text:span><text:span text:style-name="T5"> goes to fall over, but is held in her kneeling position by the leash around her neck and having fallen away from the couch instead of towards it</text:span></text:p>
      <text:p text:style-name="Text_20_body"><text:span text:style-name="T6">Tenda</text:span>: Nn</text:p>
      <text:p text:style-name="Text_20_body"><text:span text:style-name="T6">Tenda</text:span>: I'm sorry...</text:p>
      <text:p text:style-name="Text_20_body"><text:span text:style-name="T11">Rabid</text:span>: Please... MISTRESS STOP!</text:p>
      <text:p text:style-name="Text_20_body"><text:span text:style-name="T8">Watcher</text:span><text:span text:style-name="T7"> finishes her ten strokes, glaring down at Rabid</text:span></text:p>
      <text:p text:style-name="Text_20_body"><text:span text:style-name="T8">Watcher</text:span>: Have you learned you lesson, mutt?!</text:p>
      <text:p text:style-name="Text_20_body"><text:span text:style-name="T6">Tenda</text:span><text:span text:style-name="T5"> continues mumbling, "Sorry, sorry, sorry..."</text:span></text:p>
      <text:p text:style-name="Text_20_body"><text:soft-page-break/><text:span text:style-name="T11">Rabid</text:span><text:span text:style-name="T10"> hangs his head "Y-yes... I'm sorry... Mistress... just please... don't hurt her."</text:span></text:p>
      <text:p text:style-name="Text_20_body"><text:span text:style-name="T8">Watcher</text:span>: That's a good mutt... Now that you have learned your Masters, we have something for you to sign.</text:p>
      <text:p text:style-name="Text_20_body"><text:span text:style-name="T6">Tenda</text:span><text:span text:style-name="T5"> slowly recovers from her whipping, eyes fixed on Stormy</text:span></text:p>
      <text:p text:style-name="Text_20_body"><text:span text:style-name="T2">Storm</text:span>: Hmm.</text:p>
      <text:p text:style-name="Text_20_body"><text:span text:style-name="T6">Tenda</text:span>: I still don't believe you, you know.</text:p>
      <text:p text:style-name="Text_20_body"><text:span text:style-name="T2">Storm</text:span>: Believe me what?</text:p>
      <text:p text:style-name="Text_20_body"><text:span text:style-name="T6">Tenda</text:span><text:span text:style-name="T5"> laughs</text:span></text:p>
      <text:p text:style-name="Text_20_body"><text:span text:style-name="T6">Tenda</text:span>: That you're as into this as mistress is.</text:p>
      <text:p text:style-name="Text_20_body"><text:span text:style-name="T8">Watcher</text:span>: Storm, keep an eye on the mutt for me. I need to get another paper.</text:p>
      <text:p text:style-name="Text_20_body"><text:span text:style-name="T2">Storm</text:span>: Mhmm</text:p>
      <text:p text:style-name="Text_20_body"><text:span text:style-name="T11">Rabid</text:span><text:span text:style-name="T10"> looks up at Tenda and Storm, still a little foggy from his beating</text:span></text:p>
      <text:p text:style-name="Text_20_body"><text:span text:style-name="T6">Tenda</text:span><text:span text:style-name="T5"> continues glaring fixedly at Storm</text:span></text:p>
      <text:p text:style-name="Text_20_body"><text:span text:style-name="T8">Watcher</text:span><text:span text:style-name="T7"> returns with another document and pen, dropping it in front of Rabid "Sign..."</text:span></text:p>
      <text:p text:style-name="Text_20_body"><text:span text:style-name="T2">Storm</text:span>: O-o</text:p>
      <text:p text:style-name="Text_20_body"><text:span text:style-name="T2">Storm</text:span>: What makes you say that?</text:p>
      <text:p text:style-name="Text_20_body"><text:span text:style-name="T6">Tenda</text:span>: You're twitchy, double-guessing her, uneasy?</text:p>
      <text:p text:style-name="Text_20_body"><text:span text:style-name="T11">Rabid</text:span><text:span text:style-name="T10"> picks up the pen and puts it to the paper, almost fidgeting and signs</text:span></text:p>
      <text:p text:style-name="Text_20_body"><text:span text:style-name="T2">Storm</text:span>: Letting you talk...?</text:p>
      <text:p text:style-name="Text_20_body"><text:span text:style-name="T8">Watcher</text:span>: (Watcher's gone mad with her new found aggression and authority :crazytwi: )</text:p>
      <text:p text:style-name="Text_20_body"><text:span text:style-name="T6">Tenda</text:span>: Uh... what?</text:p>
      <text:p text:style-name="Text_20_body"><text:span text:style-name="T2">Storm</text:span>: Nothing.</text:p>
      <text:p text:style-name="Text_20_body"><text:span text:style-name="T2">Storm</text:span>: I prefer to keep my villainy pragmatic.</text:p>
      <text:p text:style-name="Text_20_body"><text:span text:style-name="T6">Tenda</text:span>: Cute.</text:p>
      <text:p text:style-name="Text_20_body"><text:span text:style-name="T8">Watcher</text:span><text:span text:style-name="T7"> snatches up the paper, seeing if Rabid has truly signed</text:span></text:p>
      <text:p text:style-name="Text_20_body"><text:span text:style-name="T6">Tenda</text:span>: I still don't believe you.</text:p>
      <text:p text:style-name="Text_20_body"><text:span text:style-name="T2">Storm</text:span>: What proof do you require?</text:p>
      <text:p text:style-name="Text_20_body"><text:span text:style-name="T6">Tenda</text:span>: I, uh... that's really not what I was driving at. :wtf:</text:p>
      <text:p text:style-name="Text_20_body"><text:span text:style-name="T2">Storm</text:span>: Then hush.</text:p>
      <text:p text:style-name="Text_20_body"><text:span text:style-name="T6">Tenda</text:span>: ...yeah, for now. Alright.</text:p>
      <text:p text:style-name="Text_20_body"><text:span text:style-name="T8">Watcher</text:span><text:span text:style-name="T7"> while reading "Storm, there's no use letting that /thing/ talk..."</text:span></text:p>
      <text:p text:style-name="Text_20_body"><text:span text:style-name="T6">Tenda</text:span>: Nngh..</text:p>
      <text:p text:style-name="Text_20_body"><text:span text:style-name="T6">Tenda</text:span>: Can mistress at least not call me a 'thing'?</text:p>
      <text:p text:style-name="Text_20_body"><text:span text:style-name="T6">Tenda</text:span>: Can I like, be extra good, and get that?</text:p>
      <text:p text:style-name="Text_20_body"><text:span text:style-name="T2">Storm</text:span>: That's her prerogative.</text:p>
      <text:p text:style-name="Text_20_body"><text:span text:style-name="T8">Watcher</text:span>: Good, congratulations, filthy mutt; you now are legally owned by Storm and I.</text:p>
      <text:p text:style-name="Text_20_body"><text:span text:style-name="T6">Tenda</text:span>: :wtf:</text:p>
      <text:p text:style-name="Text_20_body"><text:soft-page-break/><text:span text:style-name="T11">Rabid</text:span><text:span text:style-name="T10"> holds his head and looks at the floor "legally?"</text:span></text:p>
      <text:p text:style-name="Text_20_body"><text:span text:style-name="T6">Tenda</text:span><text:span text:style-name="T5"> twists her head to Rabid, "I think I signed that one, too."</text:span></text:p>
      <text:p text:style-name="Text_20_body"><text:span text:style-name="T2">Storm</text:span>: Angareia!</text:p>
      <text:p text:style-name="Text_20_body"><text:span text:style-name="T8">Watcher</text:span><text:span text:style-name="T7"> releases a bit twisted and disturbed laugh "Didn't you read?!"</text:span></text:p>
      <text:p text:style-name="Text_20_body"><text:span text:style-name="T6">Tenda</text:span><text:span text:style-name="T5"> turns back to Storm</text:span></text:p>
      <text:p text:style-name="Text_20_body"><text:span text:style-name="T6">Tenda</text:span>: So, uh.</text:p>
      <text:p text:style-name="Text_20_body"><text:span text:style-name="T11">Rabid</text:span>: I... no.</text:p>
      <text:p text:style-name="Text_20_body"><text:span text:style-name="T2">Storm</text:span>: "Uh" what, Servus?</text:p>
      <text:p text:style-name="Text_20_body"><text:span text:style-name="T6">Tenda</text:span>: ...what's a servus?</text:p>
      <text:p text:style-name="Text_20_body"><text:span text:style-name="T2">Storm</text:span>: (or Serva?)</text:p>
      <text:p text:style-name="Text_20_body"><text:span text:style-name="T8">Watcher</text:span>: That paper you signed, legally bounds you as a pone to us! It says you "volunteer" as our personal slave!</text:p>
      <text:p text:style-name="Text_20_body"><text:span text:style-name="T2">Storm</text:span>: ...</text:p>
      <text:p text:style-name="Text_20_body"><text:span text:style-name="T2">Storm</text:span>: Serva!</text:p>
      <text:p text:style-name="Text_20_body"><text:span text:style-name="T6">Tenda</text:span>: That doesn't make any more sense to me!</text:p>
      <text:p text:style-name="Text_20_body"><text:span text:style-name="T8">Watcher</text:span>: (What's are you talking about storm? :thehorror: )</text:p>
      <text:p text:style-name="Text_20_body"><text:span text:style-name="T11">Rabid</text:span>: (i think its Latin)</text:p>
      <text:p text:style-name="Text_20_body"><text:span text:style-name="T2">Storm</text:span>: (Servus/Serva, Latin word)</text:p>
      <text:p text:style-name="Text_20_body"><text:span text:style-name="T8">Watcher</text:span>: (I know that, but why saying it?)</text:p>
      <text:p text:style-name="Text_20_body"><text:span text:style-name="T2">Storm</text:span><text:span text:style-name="T1"> slaps Tenda, though not as harshly as before</text:span></text:p>
      <text:p text:style-name="Text_20_body"><text:span text:style-name="T2">Storm</text:span>: (Because it means slave :hurrr: )</text:p>
      <text:p text:style-name="Text_20_body"><text:span text:style-name="T6">Tenda</text:span><text:span text:style-name="T5"> winces, but keeps her eyes on Storm's</text:span></text:p>
      <text:p text:style-name="Text_20_body"><text:span text:style-name="T6">Tenda</text:span>: You never let me say what it was I wanted to say. :wtf:</text:p>
      <text:p text:style-name="Text_20_body"><text:span text:style-name="T2">Storm</text:span>: Then say it now.</text:p>
      <text:p text:style-name="Text_20_body"><text:span text:style-name="T6">Tenda</text:span>: Do I, uh... do you have like a guest bedroom?</text:p>
      <text:p text:style-name="Text_20_body"><text:span text:style-name="T6">Tenda</text:span>: Or is it just this couch?</text:p>
      <text:p text:style-name="Text_20_body"><text:span text:style-name="T8">Watcher</text:span>: (Oh yes, totally forgot my Latin there :ajlol: )</text:p>
      <text:p text:style-name="Text_20_body"><text:span text:style-name="T2">Storm</text:span>: We do. Oft unused.</text:p>
      <text:p text:style-name="Text_20_body"><text:span text:style-name="T6">Tenda</text:span>: Neat!</text:p>
      <text:p text:style-name="Text_20_body"><text:span text:style-name="T6">Tenda</text:span>: Well, at least some things stay the same.</text:p>
      <text:p text:style-name="Text_20_body"><text:span text:style-name="T11">Rabid</text:span>: And what of I... Mmmmm...Mmmmaster?</text:p>
      <text:p text:style-name="Text_20_body"><text:span text:style-name="T2">Storm</text:span>: What of you, Servus?</text:p>
      <text:p text:style-name="Text_20_body"><text:span text:style-name="T8">Watcher</text:span>: Storm, they get the floor. They don't deserve beds.</text:p>
      <text:p text:style-name="Text_20_body"><text:span text:style-name="T11">Rabid</text:span>: My... accommodations?</text:p>
      <text:p text:style-name="Text_20_body"><text:span text:style-name="T6">Tenda</text:span>: Do we get grounds priviliges, too?</text:p>
      <text:p text:style-name="Text_20_body"><text:span text:style-name="T6">Tenda</text:span>: For the most part all I've done so far is stand around.</text:p>
      <text:p text:style-name="Text_20_body"><text:span text:style-name="T6">Tenda</text:span>: I'm still not learning anything.</text:p>
      <text:p text:style-name="Text_20_body"><text:soft-page-break/><text:span text:style-name="T6">Tenda</text:span>: And you said I don't get to leave until I learn.</text:p>
      <text:p text:style-name="Text_20_body"><text:span text:style-name="T2">Storm</text:span>: .../Who/ owns the house, Watcher?</text:p>
      <text:p text:style-name="Text_20_body"><text:span text:style-name="T6">Tenda</text:span>: SO LIKE, when do I learn?</text:p>
      <text:p text:style-name="Text_20_body"><text:span text:style-name="T6">Tenda</text:span>: ... you're not even paying attention, are you? :berrywut:</text:p>
      <text:p text:style-name="Text_20_body"><text:span text:style-name="T8">Watcher</text:span>: Y-you do...</text:p>
      <text:p text:style-name="Text_20_body"><text:span text:style-name="T8">Watcher</text:span>: Who said anything about leaving, mule?</text:p>
      <text:p text:style-name="Text_20_body"><text:span text:style-name="T6">Tenda</text:span>: Uh, when you were first dragging me here...</text:p>
      <text:p text:style-name="Text_20_body"><text:span text:style-name="T6">Tenda</text:span>: You said this was just a learning trip. :nnghaloo:</text:p>
      <text:p text:style-name="Text_20_body"><text:span text:style-name="T6">Tenda</text:span>: I was considering compliance but I'm not sure what's going on anymore, really.</text:p>
      <text:p text:style-name="Text_20_body"><text:span text:style-name="T6">Tenda</text:span>: Was this in the agreement I signed? :berrywut:</text:p>
      <text:p text:style-name="Text_20_body"><text:span text:style-name="T8">Watcher</text:span>: And it is... For life.</text:p>
      <text:p text:style-name="Text_20_body"><text:span text:style-name="T6">Tenda</text:span>: I... see.</text:p>
      <text:p text:style-name="Text_20_body"><text:span text:style-name="T6">Tenda</text:span>: That's... literal?</text:p>
      <text:p text:style-name="Text_20_body"><text:span text:style-name="T8">Watcher</text:span>: I don't need to answer you!</text:p>
      <text:p text:style-name="Text_20_body"><text:span text:style-name="T6">Tenda</text:span>: :wtf:</text:p>
      <text:p text:style-name="Text_20_body"><text:span text:style-name="T8">Watcher</text:span><text:span text:style-name="T7"> raise her hoof at Tenda</text:span></text:p>
      <text:p text:style-name="Text_20_body"><text:span text:style-name="T6">Tenda</text:span>: Sorry for being curious, mistress.</text:p>
      <text:p text:style-name="Text_20_body"><text:span text:style-name="T6">Tenda</text:span><text:span text:style-name="T5"> begins idly tugging at her collar again</text:span></text:p>
      <text:p text:style-name="Text_20_body"><text:span text:style-name="T8">Watcher</text:span><text:span text:style-name="T7"> lowers her hoof and glares</text:span></text:p>
      <text:p text:style-name="Text_20_body"><text:span text:style-name="T11">Rabid</text:span><text:span text:style-name="T10"> remains mostly silent on the floor, picking and tugging at his collar</text:span></text:p>
      <text:p text:style-name="Text_20_body"><text:span text:style-name="T6">Tenda</text:span>: ...what now? :nnghaloo:</text:p>
      <text:p text:style-name="Text_20_body"><text:span text:style-name="T2">Storm</text:span><text:span text:style-name="T1"> lies on Tenda</text:span></text:p>
      <text:p text:style-name="Text_20_body"><text:span text:style-name="T6">Tenda</text:span><text:span text:style-name="T5"> fuh</text:span></text:p>
      <text:p text:style-name="Text_20_body"><text:span text:style-name="T8">Watcher</text:span>: Now Storm... What should we do with the new /things/. We haven't had to embarress the mutt yet</text:p>
      <text:p text:style-name="Text_20_body"><text:span text:style-name="T8">Watcher</text:span>: Oh I have an idea! :good:</text:p>
      <text:p text:style-name="Text_20_body"><text:span text:style-name="T6">Tenda</text:span>: :berrywut:</text:p>
      <text:p text:style-name="Text_20_body"><text:span text:style-name="T2">Storm</text:span>: Oh? What've you got planned, hmm?</text:p>
      <text:p text:style-name="Text_20_body"><text:span text:style-name="T11">Rabid</text:span><text:span text:style-name="T10"> stops fumbling with his collar and looks up at Watcher silently</text:span></text:p>
      <text:p text:style-name="Text_20_body"><text:span text:style-name="T8">Watcher</text:span><text:span text:style-name="T7"> exits the room and returns with a piercing gun "I think we should tag them, so that everypony knows when they see them."</text:span></text:p>
      <text:p text:style-name="Text_20_body"><text:span text:style-name="T6">Tenda</text:span>: Murr. o-o;;</text:p>
      <text:p text:style-name="Text_20_body"><text:span text:style-name="T2">Storm</text:span>: Tag the male; this one still has use to me as-is.</text:p>
      <text:p text:style-name="Text_20_body"><text:span text:style-name="T6">Tenda</text:span><text:span text:style-name="T5"> tries to buck Storm off of her :flail:</text:span></text:p>
      <text:p text:style-name="Text_20_body"><text:span text:style-name="T6">Tenda</text:span>: ...w-what?</text:p>
      <text:p text:style-name="Text_20_body"><text:span text:style-name="T6">Tenda</text:span>: What is that supposed to mean?!</text:p>
      <text:p text:style-name="Text_20_body"><text:span text:style-name="T2">Storm</text:span><text:span text:style-name="T1"> slaps Tenda</text:span></text:p>
      <text:p text:style-name="Text_20_body"><text:soft-page-break/><text:span text:style-name="T2">Storm</text:span>: Hush, you.</text:p>
      <text:p text:style-name="Text_20_body"><text:span text:style-name="T6">Tenda</text:span><text:span text:style-name="T5"> growls underneath Storm, and continues trying to wiggle or buck him away</text:span></text:p>
      <text:p text:style-name="Text_20_body"><text:span text:style-name="T11">Rabid</text:span><text:span text:style-name="T10"> looks at the piercing gun and remembers what he did to Watcher</text:span></text:p>
      <text:p text:style-name="Text_20_body"><text:span text:style-name="T8">Watcher</text:span><text:span text:style-name="T7"> holds Rabid down, piercing a tag onto his ear</text:span></text:p>
      <text:p text:style-name="Text_20_body"><text:span text:style-name="T11">Rabid</text:span><text:span text:style-name="T10"> yelps as the tag goes through</text:span></text:p>
      <text:p text:style-name="Text_20_body"><text:span text:style-name="T6">Tenda</text:span>: St... Master... can you please explain what that remark meant? :nnghaloo:</text:p>
      <text:p text:style-name="Text_20_body"><text:span text:style-name="T11">Rabid</text:span><text:span text:style-name="T10"> pokes at his ear with his hoof feeling the piercing "What is this?"</text:span></text:p>
      <text:p text:style-name="Text_20_body"><text:span text:style-name="T2">Storm</text:span><text:span text:style-name="T1"> raises his hoof again</text:span></text:p>
      <text:p text:style-name="Text_20_body"><text:span text:style-name="T8">Watcher</text:span><text:span text:style-name="T7"> jerks Rabid's head around and pierces the other ear</text:span></text:p>
      <text:p text:style-name="Text_20_body"><text:span text:style-name="T6">Tenda</text:span>: ...okaythen...</text:p>
      <text:p text:style-name="Text_20_body"><text:span text:style-name="T11">Rabid</text:span><text:span text:style-name="T10"> whimpers as his head moves and winces as his ear is pierced</text:span></text:p>
      <text:p text:style-name="Text_20_body"><text:span text:style-name="T2">Storm</text:span><text:span text:style-name="T1"> brings his hoof down on Tenda, stroking her instead</text:span></text:p>
      <text:p text:style-name="Text_20_body"><text:span text:style-name="T6">Tenda</text:span><text:span text:style-name="T5"> cringes &lt;_&gt;​</text:span></text:p>
      <text:p text:style-name="Text_20_body"><text:span text:style-name="T8">Watcher</text:span>: Good.. Can you feel that tag? No everypony can see how disgusting you are.</text:p>
      <text:p text:style-name="Text_20_body"><text:span text:style-name="T11">Rabid</text:span><text:span text:style-name="T10"> looks up at Watcher, whimpering</text:span></text:p>
      <text:p text:style-name="Text_20_body"><text:span text:style-name="T6">Tenda</text:span>: Uh, mistress...</text:p>
      <text:p text:style-name="Text_20_body"><text:span text:style-name="T6">Tenda</text:span>: Master is being a creep...</text:p>
      <text:p text:style-name="Text_20_body"><text:span text:style-name="T8">Watcher</text:span>: You don't have the position to speak, mule!</text:p>
      <text:p text:style-name="Text_20_body"><text:span text:style-name="T6">Tenda</text:span><text:span text:style-name="T5"> murmurs, "But I love speaking.."</text:span></text:p>
      <text:p text:style-name="Text_20_body"><text:span text:style-name="T8">Watcher</text:span>: Hey Stormy... Do you thing the mutt would do better with some weights?</text:p>
      <text:p text:style-name="Text_20_body"><text:span text:style-name="T2">Storm</text:span>: No.</text:p>
      <text:p text:style-name="Text_20_body"><text:span text:style-name="T2">Storm</text:span>: Weights impede movement, not terribly good for servitude.</text:p>
      <text:p text:style-name="Text_20_body"><text:span text:style-name="T9">Newblood</text:span>: ( :popcorn: )</text:p>
      <text:p text:style-name="Text_20_body"><text:span text:style-name="T6">Tenda</text:span><text:span text:style-name="T5"> whines</text:span></text:p>
      <text:p text:style-name="Text_20_body"><text:span text:style-name="T2">Storm</text:span>: If I'm going to keep a slave, I'm gonna do it right this time.</text:p>
      <text:p text:style-name="Text_20_body"><text:span text:style-name="T8">Watcher</text:span>: True... I don't want my ride being slow.</text:p>
      <text:p text:style-name="Text_20_body"><text:span text:style-name="T6">Tenda</text:span>: NNNN.</text:p>
      <text:p text:style-name="Text_20_body"><text:span text:style-name="T6">Tenda</text:span><text:span text:style-name="T5"> 's face contorts as she fights to refrain from speaking</text:span></text:p>
      <text:p text:style-name="Text_20_body"><text:span text:style-name="T11">Rabid</text:span>: P-please Mistress... Have mercy...</text:p>
      <text:p text:style-name="Text_20_body"><text:span text:style-name="T2">Storm</text:span>: You can speak to me, Serva.</text:p>
      <text:p text:style-name="Text_20_body"><text:span text:style-name="T8">Watcher</text:span>: Did you have mercy, mutt?! When you treated me like dirt?!</text:p>
      <text:p text:style-name="Text_20_body"><text:span text:style-name="T6">Tenda</text:span>: I'm figuring the answers out in my head, though, and it makes me not want to ask the questions. :wtf:</text:p>
      <text:p text:style-name="Text_20_body"><text:span text:style-name="T11">Rabid</text:span><text:span text:style-name="T10"> goes to speak, but instead hangs his head</text:span></text:p>
      <text:p text:style-name="Text_20_body"><text:span text:style-name="T6">Tenda</text:span>: Will you just get on with it then, master?</text:p>
      <text:p text:style-name="Text_20_body"><text:span text:style-name="T6">Tenda</text:span>: I told you the waiting is worse.</text:p>
      <text:p text:style-name="Text_20_body"><text:span text:style-name="T8">Watcher</text:span><text:span text:style-name="T7"> knocks Rabid onto his back, junping on him and pierces a ring anyway on Rabid's male </text:span><text:soft-page-break/><text:span text:style-name="T7">teat "He's a strong stallion, he can handle the weight."</text:span></text:p>
      <text:p text:style-name="Text_20_body"><text:span text:style-name="T4">Yoko</text:span> was unsilenced</text:p>
      <text:p text:style-name="Text_20_body"><text:span text:style-name="T4">Yoko</text:span> joined the chat </text:p>
      <text:p text:style-name="Text_20_body"><text:span text:style-name="T2">Storm</text:span>: Get on with /what/, Serva?</text:p>
      <text:p text:style-name="Text_20_body"><text:span text:style-name="T11">Rabid</text:span><text:span text:style-name="T10"> whinnies in pain and fear</text:span></text:p>
      <text:p text:style-name="Text_20_body"><text:span text:style-name="T4">Yoko</text:span><text:span text:style-name="T3"> has been spying on them through a window</text:span></text:p>
      <text:p text:style-name="Text_20_body"><text:span text:style-name="T6">Tenda</text:span>: Whatever it is you're sparing me for. :wtf:</text:p>
      <text:p text:style-name="Text_20_body"><text:span text:style-name="T4">Yoko</text:span><text:span text:style-name="T3"> knocks on the door</text:span></text:p>
      <text:p text:style-name="Text_20_body"><text:span text:style-name="T6">Tenda</text:span>: I can only assume it's worse than--</text:p>
      <text:p text:style-name="Text_20_body"><text:span text:style-name="T8">Watcher</text:span>: Well mutt, what do you have to say?!</text:p>
      <text:p text:style-name="Text_20_body"><text:span text:style-name="T11">Rabid</text:span><text:span text:style-name="T10"> says nothing, instead letting out an anguished cry</text:span></text:p>
      <text:p text:style-name="Text_20_body"><text:span text:style-name="T2">Storm</text:span>: Hmm...</text:p>
      <text:p text:style-name="Text_20_body"><text:span text:style-name="T4">Yoko</text:span><text:span text:style-name="T3"> sighs and looks through the window again</text:span></text:p>
      <text:p text:style-name="Text_20_body"><text:span text:style-name="T2">Storm</text:span><text:span text:style-name="T1"> reaches over and takes Tenda's leash from under the couch</text:span></text:p>
      <text:p text:style-name="Text_20_body"><text:span text:style-name="T4">Yoko</text:span><text:span text:style-name="T3"> takes pictures</text:span></text:p>
      <text:p text:style-name="Text_20_body"><text:span text:style-name="T8">Watcher</text:span><text:span text:style-name="T7"> gets off of Rabid, leaving him to cry as she gets to the door</text:span></text:p>
      <text:p text:style-name="Text_20_body"><text:span text:style-name="T6">Tenda</text:span>: o-o</text:p>
      <text:p text:style-name="Text_20_body"><text:span text:style-name="T11">Rabid</text:span><text:span text:style-name="T10"> tries to soothe his painful teat but winces and whimpers as his hoof touches it</text:span></text:p>
      <text:p text:style-name="Text_20_body"><text:span text:style-name="T8">Watcher</text:span><text:span text:style-name="T7"> opens the door slightly "Who is it?"</text:span></text:p>
      <text:p text:style-name="Text_20_body"><text:span text:style-name="T4">Yoko</text:span>: It's the police.</text:p>
      <text:p text:style-name="Text_20_body"><text:span text:style-name="T4">Yoko</text:span><text:span text:style-name="T3"> shows police badge</text:span></text:p>
      <text:p text:style-name="Text_20_body"><text:span text:style-name="T6">Tenda</text:span><text:span text:style-name="T5"> tugs her leash</text:span></text:p>
      <text:p text:style-name="Text_20_body"><text:span text:style-name="T8">Watcher</text:span>: (Shouldn't she recognize you? :p )</text:p>
      <text:p text:style-name="Text_20_body"><text:span text:style-name="T6">Tenda</text:span>: Don't leave me hanging?</text:p>
      <text:p text:style-name="Text_20_body"><text:span text:style-name="T4">Yoko</text:span>: (I'm wearing a police uniform and a mask)</text:p>
      <text:p text:style-name="Text_20_body"><text:span text:style-name="T8">Watcher</text:span>: (Pretty good mask :p)</text:p>
      <text:p text:style-name="Text_20_body"><text:span text:style-name="T8">Watcher</text:span>: Hello officer, what can I do for you?</text:p>
      <text:p text:style-name="Text_20_body"><text:span text:style-name="T2">Storm</text:span><text:span text:style-name="T1"> tugs on the leash a bit, contemplating</text:span></text:p>
      <text:p text:style-name="Text_20_body"><text:span text:style-name="T4">Yoko</text:span>: I have a search warrant for your house</text:p>
      <text:p text:style-name="Text_20_body"><text:span text:style-name="T6">Tenda</text:span><text:span text:style-name="T5"> tugs on the leash after Storm does</text:span></text:p>
      <text:p text:style-name="Text_20_body"><text:span text:style-name="T8">Watcher</text:span>: For? :notimpressed:</text:p>
      <text:p text:style-name="Text_20_body"><text:span text:style-name="T6">Tenda</text:span>: o-o;</text:p>
      <text:p text:style-name="Text_20_body"><text:span text:style-name="T4">Yoko</text:span>: We have reason to believe that you illegally own slaves in this district.</text:p>
      <text:p text:style-name="Text_20_body"><text:span text:style-name="T8">Watcher</text:span>: Illegal? No, officer. I can assure you, these are legally owned, volunteer slaves. I have papers.</text:p>
      <text:p text:style-name="Text_20_body"><text:span text:style-name="T4">Yoko</text:span>: I require that you show me these papers.</text:p>
      <text:p text:style-name="Text_20_body"><text:span text:style-name="T8">Watcher</text:span><text:span text:style-name="T7"> sighs, closing the door as she returns with two pieces of paper, stating that the slaves are </text:span><text:soft-page-break/><text:span text:style-name="T7">legal</text:span></text:p>
      <text:p text:style-name="Text_20_body"><text:span text:style-name="T4">Yoko</text:span><text:span text:style-name="T3"> carefully examines the signatures</text:span></text:p>
      <text:p text:style-name="Text_20_body"><text:span text:style-name="T2">Storm</text:span>: Wait...</text:p>
      <text:p text:style-name="Text_20_body"><text:span text:style-name="T2">Storm</text:span>: Hmm...</text:p>
      <text:p text:style-name="Text_20_body"><text:span text:style-name="T6">Tenda</text:span>: 'Wait?'</text:p>
      <text:p text:style-name="Text_20_body"><text:span text:style-name="T4">Yoko</text:span>: One of these signatures is illegible and the other looks like it was done in fear?</text:p>
      <text:p text:style-name="Text_20_body"><text:span text:style-name="T6">Tenda</text:span>: I wasn't going anywhere. :wtf:</text:p>
      <text:p text:style-name="Text_20_body"><text:span text:style-name="T2">Storm</text:span><text:span text:style-name="T1"> waves his hoof in the air, dismissing that thought for now</text:span></text:p>
      <text:p text:style-name="Text_20_body"><text:span text:style-name="T4">Yoko</text:span>: I'm still going to have to search your house.</text:p>
      <text:p text:style-name="Text_20_body"><text:span text:style-name="T11">Rabid</text:span><text:span text:style-name="T10"> rolls around on his back in pain looking at Storm and Tenda</text:span></text:p>
      <text:p text:style-name="Text_20_body"><text:span text:style-name="T8">Watcher</text:span>: Let me see this warrant :notimpressed:</text:p>
      <text:p text:style-name="Text_20_body"><text:span text:style-name="T4">Yoko</text:span>: I have reports of domestic violence and.. other things..</text:p>
      <text:p text:style-name="Text_20_body"><text:span text:style-name="T8">Watcher</text:span><text:span text:style-name="T7"> turns around and yells at Rabid to shut up</text:span></text:p>
      <text:p text:style-name="Text_20_body"><text:span text:style-name="T6">Tenda</text:span>: C-can you make up your mind already..? ... master?</text:p>
      <text:p text:style-name="Text_20_body"><text:span text:style-name="T2">Storm</text:span><text:span text:style-name="T1"> looks back at Rabid, reclining on Tenda (she's a triclinium now!)</text:span></text:p>
      <text:p text:style-name="Text_20_body"><text:span text:style-name="T4">Yoko</text:span>: That won't be needed,criminal.</text:p>
      <text:p text:style-name="Text_20_body"><text:span text:style-name="T4">Yoko</text:span>: I have visual proof of your slaves.</text:p>
      <text:p text:style-name="Text_20_body"><text:span text:style-name="T6">Tenda</text:span>: Nngh.</text:p>
      <text:p text:style-name="Text_20_body"><text:span text:style-name="T4">Yoko</text:span><text:span text:style-name="T3"> shows pictures of the slaves and whipping</text:span></text:p>
      <text:p text:style-name="Text_20_body"><text:span text:style-name="T11">Rabid</text:span>: (she's a dining room? :hurrr: )</text:p>
      <text:p text:style-name="Text_20_body"><text:span text:style-name="T2">Storm</text:span>: ( :hurrr: or the chair one would rest on in said dining room)</text:p>
      <text:p text:style-name="Text_20_body"><text:span text:style-name="T6">Tenda</text:span>: Can you stop sitting on me?!</text:p>
      <text:p text:style-name="Text_20_body"><text:span text:style-name="T6">Tenda</text:span>: What does this teach?!</text:p>
      <text:p text:style-name="Text_20_body"><text:span text:style-name="T6">Tenda</text:span>: Aside from how to HOLD MY BREATH?</text:p>
      <text:p text:style-name="Text_20_body"><text:span text:style-name="T2">Storm</text:span>: (the original greek word referred to the couch)</text:p>
      <text:p text:style-name="Text_20_body"><text:span text:style-name="T2">Storm</text:span>: Nothing.</text:p>
      <text:p text:style-name="Text_20_body"><text:span text:style-name="T2">Storm</text:span>: I just like sitting on you. :good:</text:p>
      <text:p text:style-name="Text_20_body"><text:span text:style-name="T4">Yoko</text:span><text:span text:style-name="T3"> glares into Watcher's eyes</text:span></text:p>
      <text:p text:style-name="Text_20_body"><text:span text:style-name="T6">Tenda</text:span>: Great, good to know. :I</text:p>
      <text:p text:style-name="Text_20_body"><text:span text:style-name="T4">Yoko</text:span>: Are we going to do this the hard way?</text:p>
      <text:p text:style-name="Text_20_body"><text:span text:style-name="T2">Storm</text:span><text:span text:style-name="T1"> pokes his head to look out the doorway at the officer</text:span></text:p>
      <text:p text:style-name="Text_20_body"><text:span text:style-name="T2">Storm</text:span>: Hmm...I don't think officer's are allowed to wear masks...</text:p>
      <text:p text:style-name="Text_20_body"><text:span text:style-name="T11">Rabid</text:span><text:span text:style-name="T10"> lies still on the floor looking up at the ceiling</text:span></text:p>
      <text:p text:style-name="Text_20_body"><text:span text:style-name="T4">Yoko</text:span><text:span text:style-name="T3"> notices Storm and hears this observation</text:span></text:p>
      <text:p text:style-name="Text_20_body"><text:span text:style-name="T6">Tenda</text:span><text:span text:style-name="T5"> rests her head on her hoof while she continues running over worst-case scenarios :nnghaloo:</text:span></text:p>
      <text:p text:style-name="Text_20_body"><text:span text:style-name="T4">Yoko</text:span>: I will have you know that this is a mask issued to the secret police of Equestria.</text:p>
      <text:p text:style-name="Text_20_body"><text:span text:style-name="T6">Tenda</text:span>: ...why are you paying attention to something else!</text:p>
      <text:p text:style-name="Text_20_body"><text:soft-page-break/><text:span text:style-name="T2">Storm</text:span>: For a Secret Police officer, you sure aren't very secretive.</text:p>
      <text:p text:style-name="Text_20_body"><text:span text:style-name="T6">Tenda</text:span><text:span text:style-name="T5"> smacks Storm</text:span></text:p>
      <text:p text:style-name="Text_20_body"><text:span text:style-name="T6">Tenda</text:span>: Down here!</text:p>
      <text:p text:style-name="Text_20_body"><text:span text:style-name="T8">Watcher</text:span>: Do what? These slaves are perfectly legal...</text:p>
      <text:p text:style-name="Text_20_body"><text:span text:style-name="T2">Storm</text:span><text:span text:style-name="T1"> rests his hoof on Tenda's head</text:span></text:p>
      <text:p text:style-name="Text_20_body"><text:span text:style-name="T6">Tenda</text:span><text:span text:style-name="T5"> gives a muffled groan as her head is pinned looking at the wall in front of her and to the floor</text:span></text:p>
      <text:p text:style-name="Text_20_body"><text:span text:style-name="T4">Yoko</text:span><text:span text:style-name="T3"> grins</text:span></text:p>
      <text:p text:style-name="Text_20_body"><text:span text:style-name="T2">Storm</text:span>: Don't the secret police have anything better to do...</text:p>
      <text:p text:style-name="Text_20_body"><text:span text:style-name="T4">Yoko</text:span><text:span text:style-name="T3"> takes out a pistol and shoots at Stormy's horn</text:span></text:p>
      <text:p text:style-name="Text_20_body"><text:span text:style-name="T2">Storm</text:span>: Like, y'know...their jobs?</text:p>
      <text:p text:style-name="Text_20_body"><text:span text:style-name="T8">Watcher</text:span>: Oh and your voice is slipping... Yoko.</text:p>
      <text:p text:style-name="Text_20_body"><text:span text:style-name="T2">Storm</text:span><text:span text:style-name="T1"> remains unflinching as the bullet whizzes by his horn and ear</text:span></text:p>
      <text:p text:style-name="Text_20_body"><text:span text:style-name="T4">Yoko</text:span><text:span text:style-name="T3"> runs away</text:span></text:p>
      <text:p text:style-name="Text_20_body"><text:span text:style-name="T4">Yoko</text:span><text:span text:style-name="T3"> drops a smoke bomb and vanishes into the night</text:span></text:p>
      <text:p text:style-name="Text_20_body"><text:span text:style-name="T2">Storm</text:span>: O-O</text:p>
      <text:p text:style-name="Text_20_body"><text:span text:style-name="T2">Storm</text:span>: O....kay, then?</text:p>
      <text:p text:style-name="Text_20_body"><text:span text:style-name="T2">Storm</text:span><text:span text:style-name="T1"> turns back to face Tenda</text:span></text:p>
      <text:p text:style-name="Text_20_body"><text:span text:style-name="T6">Tenda</text:span>: Nnn</text:p>
      <text:p text:style-name="Text_20_body"><text:span text:style-name="T4">Yoko</text:span><text:span text:style-name="T3"> calls Joy Stick on her phone</text:span></text:p>
      <text:p text:style-name="Text_20_body"><text:span text:style-name="T8">Watcher</text:span><text:span text:style-name="T7"> slams the door and returns to Rabid, placing a hoof on his stomach</text:span></text:p>
      <text:p text:style-name="Text_20_body"><text:span text:style-name="T4">Yoko</text:span><text:span text:style-name="T3"> waits for an answer</text:span></text:p>
      <text:p text:style-name="Text_20_body"><text:span text:style-name="T2">Storm</text:span>: (or Accubita...Tenda's an accubita!)</text:p>
      <text:p text:style-name="Text_20_body"><text:span text:style-name="T11">Rabid</text:span><text:span text:style-name="T10"> looks up at Watch with an #oof#</text:span></text:p>
      <text:p text:style-name="Text_20_body"><text:span text:style-name="T2">Storm</text:span>: Hmm</text:p>
      <text:p text:style-name="Text_20_body"><text:span text:style-name="T2">Storm</text:span>: Didn't you say you can't read, Tenda?</text:p>
      <text:p text:style-name="Text_20_body"><text:span text:style-name="T2">Storm</text:span><text:span text:style-name="T1"> removes his hoof from her face</text:span></text:p>
      <text:p text:style-name="Text_20_body"><text:span text:style-name="T4">Yoko</text:span>: *Joy Stick picks up the phone*</text:p>
      <text:p text:style-name="Text_20_body"><text:span text:style-name="T6">Tenda</text:span>: Y-yes... :nnghaloo:</text:p>
      <text:p text:style-name="Text_20_body"><text:span text:style-name="T4">Yoko</text:span>: Joy Stick I need you to meet me at this current location. Bring your fake police uniform and badge.</text:p>
      <text:p text:style-name="Text_20_body"><text:span text:style-name="T4">Yoko</text:span><text:span text:style-name="T3"> hangs up phone</text:span></text:p>
      <text:p text:style-name="Text_20_body"><text:span text:style-name="T4">Yoko</text:span><text:span text:style-name="T3"> hides in a bush and waits for Joy Stick to arrive</text:span></text:p>
      <text:p text:style-name="Text_20_body"><text:span text:style-name="T11">Rabid</text:span>: M-Mistress?</text:p>
      <text:p text:style-name="Text_20_body"><text:span text:style-name="T8">Watcher</text:span>: How do you like your new ring, mutt?</text:p>
      <text:p text:style-name="Text_20_body"><text:span text:style-name="T6">Tenda</text:span>: Master?</text:p>
      <text:p text:style-name="Text_20_body"><text:span text:style-name="T4">Yoko</text:span> changed name to <text:span text:style-name="T13">Joy Stick</text:span></text:p>
      <text:p text:style-name="Text_20_body"><text:soft-page-break/><text:span text:style-name="T11">Rabid</text:span><text:span text:style-name="T10"> looks off to the side silently and mumbles "It hurts."</text:span></text:p>
      <text:p text:style-name="Text_20_body"><text:span text:style-name="T13">Joy Stick</text:span><text:span text:style-name="T12"> arrives at the bush Yoko is hiding in but Yoko doesn't come out</text:span></text:p>
      <text:p text:style-name="Text_20_body"><text:span text:style-name="T13">Joy Stick</text:span><text:span text:style-name="T12"> Joy Stick spots Yoko hiding in a bush and Yoko points toward Stormy's house</text:span></text:p>
      <text:p text:style-name="Text_20_body"><text:span text:style-name="T13">Joy Stick</text:span><text:span text:style-name="T12"> nods and heads toward Stormy's house</text:span></text:p>
      <text:p text:style-name="Text_20_body"><text:span text:style-name="T13">Joy Stick</text:span><text:span text:style-name="T12"> knocks on the front door</text:span></text:p>
      <text:p text:style-name="Text_20_body"><text:span text:style-name="T8">Watcher</text:span><text:span text:style-name="T7"> slaps Rabid again "That's not the right answer, mutt!"</text:span></text:p>
      <text:p text:style-name="Text_20_body"><text:span text:style-name="T13">Joy Stick</text:span>: Hello?</text:p>
      <text:p text:style-name="Text_20_body"><text:span text:style-name="T2">Storm</text:span>: Don't answer that.</text:p>
      <text:p text:style-name="Text_20_body"><text:span text:style-name="T2">Storm</text:span>: Maybe they'll go away :hurrr:</text:p>
      <text:p text:style-name="Text_20_body"><text:span text:style-name="T13">Joy Stick</text:span><text:span text:style-name="T12"> bangs on the door louder</text:span></text:p>
      <text:p text:style-name="Text_20_body"><text:span text:style-name="T6">Tenda</text:span>: ...what does my not being able to read have to do with anything?</text:p>
      <text:p text:style-name="Text_20_body"><text:span text:style-name="T13">Joy Stick</text:span><text:span text:style-name="T12"> looks around for a door bell</text:span></text:p>
      <text:p text:style-name="Text_20_body"><text:span text:style-name="T11">Rabid</text:span><text:span text:style-name="T10"> closes his eyes and yells "Thank you Mistress!"</text:span></text:p>
      <text:p text:style-name="Text_20_body"><text:span text:style-name="T13">Joy Stick</text:span><text:span text:style-name="T12"> sighs</text:span></text:p>
      <text:p text:style-name="Text_20_body"><text:span text:style-name="T13">Joy Stick</text:span><text:span text:style-name="T12"> mouths something to Yoko and faces the front door again</text:span></text:p>
      <text:p text:style-name="Text_20_body"><text:span text:style-name="T8">Watcher</text:span>: That's a good mutt... *she glares* Now let's go for a walk. I want to show everypony my new pet.</text:p>
      <text:p text:style-name="Text_20_body"><text:span text:style-name="T6">Tenda</text:span>: (pay more attention Storm you're gonna make me fall asleep :flail: )</text:p>
      <text:p text:style-name="Text_20_body"><text:span text:style-name="T2">Storm</text:span><text:span text:style-name="T1"> slaps Tenda</text:span></text:p>
      <text:p text:style-name="Text_20_body"><text:span text:style-name="T2">Storm</text:span>: N-nothing, now hush!</text:p>
      <text:p text:style-name="Text_20_body"><text:span text:style-name="T6">Tenda</text:span><text:span text:style-name="T5"> winces</text:span></text:p>
      <text:p text:style-name="Text_20_body"><text:span text:style-name="T11">Rabid</text:span><text:span text:style-name="T10"> slowly stands on wobbly legs</text:span></text:p>
      <text:p text:style-name="Text_20_body"><text:span text:style-name="T6">Tenda</text:span><text:span text:style-name="T5"> nods, and then rests her head on the floor again</text:span></text:p>
      <text:p text:style-name="Text_20_body"><text:span text:style-name="T2">Storm</text:span>: Hmm...a walk, eh?</text:p>
      <text:p text:style-name="Text_20_body"><text:span text:style-name="T13">Joy Stick</text:span><text:span text:style-name="T12"> hears voices inside</text:span></text:p>
      <text:p text:style-name="Text_20_body"><text:span text:style-name="T2">Storm</text:span><text:span text:style-name="T1"> slides off Tenda and gets to his feet, holding her leash</text:span></text:p>
      <text:p text:style-name="Text_20_body"><text:span text:style-name="T6">Tenda</text:span>: We already took a walk. :nnghaloo:</text:p>
      <text:p text:style-name="Text_20_body"><text:span text:style-name="T13">Joy Stick</text:span>: THIS IS THE POLICE! WE HAVE WARRANTS FOR YOUR ARREST!</text:p>
      <text:p text:style-name="Text_20_body"><text:span text:style-name="T13">Joy Stick</text:span>: COME OUT WITH YOUR HANDS UP!</text:p>
      <text:p text:style-name="Text_20_body"><text:span text:style-name="T2">Storm</text:span><text:span text:style-name="T1"> sighs and goes to the door, opening it by a crack</text:span></text:p>
      <text:p text:style-name="Text_20_body"><text:span text:style-name="T2">Storm</text:span>: If this is the "Secret Police" again, we aren't falling for it.</text:p>
      <text:p text:style-name="Text_20_body"><text:span text:style-name="T13">Joy Stick</text:span>: This is not the secret police!</text:p>
      <text:p text:style-name="Text_20_body"><text:span text:style-name="T13">Joy Stick</text:span>: This is the actual police!</text:p>
      <text:p text:style-name="Text_20_body"><text:span text:style-name="T8">Watcher</text:span><text:span text:style-name="T7"> yanks on Rabid's leash, mounting herself onto your back</text:span></text:p>
      <text:p text:style-name="Text_20_body"><text:span text:style-name="T2">Storm</text:span>: Show me the warrant.</text:p>
      <text:p text:style-name="Text_20_body"><text:span text:style-name="T13">Joy Stick</text:span>: Come outside first and I'll show you!</text:p>
      <text:p text:style-name="Text_20_body"><text:span text:style-name="T11">Rabid</text:span><text:span text:style-name="T10"> whimpers as his legs wobble, not used to carrying another pony</text:span></text:p>
      <text:p text:style-name="Text_20_body"><text:soft-page-break/><text:span text:style-name="T13">Joy Stick</text:span><text:span text:style-name="T12"> puts her hand on her gun</text:span></text:p>
      <text:p text:style-name="Text_20_body"><text:span text:style-name="T2">Storm</text:span>: Show me the warrant. :notimpressed:</text:p>
      <text:p text:style-name="Text_20_body"><text:span text:style-name="T13">Joy Stick</text:span>: (actually hoof but w/e)</text:p>
      <text:p text:style-name="Text_20_body"><text:span text:style-name="T8">Watcher</text:span>: (You know who else is the police, Yoko? )</text:p>
      <text:p text:style-name="Text_20_body"><text:span text:style-name="T13">Joy Stick</text:span>: (MY MOOOOOOOOOOM)</text:p>
      <text:p text:style-name="Text_20_body"><text:span text:style-name="T8">Watcher</text:span>: (The chatzy police :notimpressed: )</text:p>
      <text:p text:style-name="Text_20_body"><text:span text:style-name="T13">Joy Stick</text:span>: (hurrr)</text:p>
      <text:p text:style-name="Text_20_body"><text:span text:style-name="T13">Joy Stick</text:span> was silenced</text:p>
      <text:p text:style-name="Text_20_body"><text:span text:style-name="T6">Tenda</text:span>: (STORM PAY MORE ATTENTION TO ME :whiney: )</text:p>
      <text:p text:style-name="Text_20_body"><text:span text:style-name="T2">Storm</text:span><text:span text:style-name="T1"> pays attention to Tenda :hurrr:</text:span></text:p>
      <text:p text:style-name="Text_20_body"><text:span text:style-name="T2">Storm</text:span>: We'll take another one!</text:p>
      <text:p text:style-name="Text_20_body"><text:span text:style-name="T6">Tenda</text:span>: No.</text:p>
      <text:p text:style-name="Text_20_body"><text:span text:style-name="T6">Tenda</text:span><text:span text:style-name="T5"> looks sternly up at Storm from the floor</text:span></text:p>
      <text:p text:style-name="Text_20_body"><text:span text:style-name="T2">Storm</text:span>: YES!</text:p>
      <text:p text:style-name="Text_20_body"><text:span text:style-name="T2">Storm</text:span><text:span text:style-name="T1"> slaps Tenda</text:span></text:p>
      <text:p text:style-name="Text_20_body"><text:span text:style-name="T6">Tenda</text:span>: NO.</text:p>
      <text:p text:style-name="Text_20_body"><text:span text:style-name="T2">Storm</text:span>: YESH!</text:p>
      <text:p text:style-name="Text_20_body"><text:span text:style-name="T2">Storm</text:span><text:span text:style-name="T1"> socks Tenda</text:span></text:p>
      <text:p text:style-name="Text_20_body"><text:span text:style-name="T13">Joy Stick</text:span> was unsilenced</text:p>
      <text:p text:style-name="Text_20_body"><text:span text:style-name="T6">Tenda</text:span><text:span text:style-name="T5"> whimpers and whines, and lowers her head</text:span></text:p>
      <text:p text:style-name="Text_20_body"><text:span text:style-name="T8">Watcher</text:span>: Now Rabid, move. Open the door for me too.</text:p>
      <text:p text:style-name="Text_20_body"><text:span text:style-name="T6">Tenda</text:span>: (if you just want to go for another duplicate walk I am gonna go to bed :notimpressed: )</text:p>
      <text:p text:style-name="Text_20_body"><text:span text:style-name="T13">Joy Stick</text:span><text:span text:style-name="T12"> drops her gun on the ground and picks up a rock</text:span></text:p>
      <text:p text:style-name="Text_20_body"><text:span text:style-name="T11">Rabid</text:span><text:span text:style-name="T10"> slowly walks forward, trying to find balance, and opens the door</text:span></text:p>
      <text:p text:style-name="Text_20_body"><text:span text:style-name="T13">Joy Stick</text:span>: Hello there.</text:p>
      <text:p text:style-name="Text_20_body"><text:span text:style-name="T6">Tenda</text:span>: (or maybe I am gonna fall asleep at my chair either way :facedesk: )</text:p>
      <text:p text:style-name="Text_20_body"><text:span text:style-name="T2">Storm</text:span><text:span text:style-name="T1"> tugs on Tenda's leash, walking further into the house</text:span></text:p>
      <text:p text:style-name="Text_20_body"><text:span text:style-name="T6">Tenda</text:span><text:span text:style-name="T5"> gets pulled to her feet, and reluctantly follows</text:span></text:p>
      <text:p text:style-name="Text_20_body"><text:span text:style-name="T13">Joy Stick</text:span>: I've been expecting you..</text:p>
      <text:p text:style-name="Text_20_body"><text:span text:style-name="T13">Joy Stick</text:span><text:span text:style-name="T12"> looks over to Yoko and smiles</text:span></text:p>
      <text:p text:style-name="Text_20_body"><text:span text:style-name="T8">Watcher</text:span><text:span text:style-name="T7"> yanks on the leash, motioning Rabid to move</text:span></text:p>
      <text:p text:style-name="Text_20_body"><text:span text:style-name="T8">Watcher</text:span>: I'm sure all your friends in town will love to see you like this, mutt,</text:p>
      <text:p text:style-name="Text_20_body"><text:span text:style-name="T13">Joy Stick</text:span>: Hello?</text:p>
      <text:p text:style-name="Text_20_body"><text:span text:style-name="T13">Joy Stick</text:span><text:span text:style-name="T12"> sighs</text:span></text:p>
      <text:p text:style-name="Text_20_body"><text:span text:style-name="T2">Storm</text:span><text:span text:style-name="T1"> shoves open a random door and walks in, pulling Tenda in with him</text:span></text:p>
      <text:p text:style-name="Text_20_body"><text:span text:style-name="T11">Rabid</text:span><text:span text:style-name="T10"> walks past Joy Stick and toward town, looking away from Joy Stick as he passes</text:span></text:p>
      <text:p text:style-name="Text_20_body"><text:span text:style-name="T6">Tenda</text:span><text:span text:style-name="T5"> looks around the room, shaking slightly</text:span></text:p>
      <text:p text:style-name="Text_20_body"><text:soft-page-break/><text:span text:style-name="T2">Storm</text:span>: Well, this's the guest room. Stripped down (hue) to the bare essentials.</text:p>
      <text:p text:style-name="Text_20_body"><text:span text:style-name="T13">Joy Stick</text:span>: Oh..my...</text:p>
      <text:p text:style-name="Text_20_body"><text:span text:style-name="T13">Joy Stick</text:span><text:span text:style-name="T12"> gasps</text:span></text:p>
      <text:p text:style-name="Text_20_body"><text:span text:style-name="T13">Joy Stick</text:span>: Who did this to you?</text:p>
      <text:p text:style-name="Text_20_body"><text:span text:style-name="T13">Joy Stick</text:span><text:span text:style-name="T12"> leans down and hugs Rabid</text:span></text:p>
      <text:p text:style-name="Text_20_body"><text:span text:style-name="T6">Tenda</text:span>: O-oh.</text:p>
      <text:p text:style-name="Text_20_body"><text:span text:style-name="T11">Rabid</text:span><text:span text:style-name="T10"> remains silent and keeps walking</text:span></text:p>
      <text:p text:style-name="Text_20_body"><text:span text:style-name="T6">Tenda</text:span>: Do I get to sleep now?</text:p>
      <text:p text:style-name="Text_20_body"><text:span text:style-name="T2">Storm</text:span>: Hmm...</text:p>
      <text:p text:style-name="Text_20_body"><text:span text:style-name="T2">Storm</text:span>: Go on, then.</text:p>
      <text:p text:style-name="Text_20_body"><text:span text:style-name="T6">Tenda</text:span>: You should take the collar off before I lie down. :Rariwat:</text:p>
      <text:p text:style-name="Text_20_body"><text:span text:style-name="T2">Storm</text:span><text:span text:style-name="T1"> motions for her to sleep, a smirk appearing across his face</text:span></text:p>
      <text:p text:style-name="Text_20_body"><text:span text:style-name="T13">Joy Stick</text:span><text:span text:style-name="T12"> cries as Rabid walks away</text:span></text:p>
      <text:p text:style-name="Text_20_body"><text:span text:style-name="T6">Tenda</text:span>: For safety reasons.</text:p>
      <text:p text:style-name="Text_20_body"><text:span text:style-name="T6">Tenda</text:span>: ...o-o</text:p>
      <text:p text:style-name="Text_20_body"><text:span text:style-name="T6">Tenda</text:span><text:span text:style-name="T5"> backs onto the bed, never taking her eyes off of Stormy</text:span></text:p>
      <text:p text:style-name="Text_20_body"><text:span text:style-name="T8">Watcher</text:span>: Don't talk to the thing Joy... It doesn't have feelings.</text:p>
      <text:p text:style-name="Text_20_body"><text:span text:style-name="T13">Joy Stick</text:span>: W-Wait..</text:p>
      <text:p text:style-name="Text_20_body"><text:span text:style-name="T13">Joy Stick</text:span>: How did you know my name?!</text:p>
      <text:p text:style-name="Text_20_body"><text:span text:style-name="T8">Watcher</text:span>: Yoko told me about you. Now move along.</text:p>
      <text:p text:style-name="Text_20_body"><text:span text:style-name="T13">Joy Stick</text:span><text:span text:style-name="T12"> looks startled</text:span></text:p>
      <text:p text:style-name="Text_20_body"><text:span text:style-name="T2">Storm</text:span><text:span text:style-name="T1"> stands at the foot of the bed, staring at her and smirking</text:span></text:p>
      <text:p text:style-name="Text_20_body"><text:span text:style-name="T8">Watcher</text:span><text:span text:style-name="T7"> smacks Rabid's flank, motioning him to move faster</text:span></text:p>
      <text:p text:style-name="Text_20_body"><text:span text:style-name="T6">Tenda</text:span>: ...uh...</text:p>
      <text:p text:style-name="Text_20_body"><text:span text:style-name="T13">Joy Stick</text:span><text:span text:style-name="T12"> stands in the way of Watcher</text:span></text:p>
      <text:p text:style-name="Text_20_body"><text:span text:style-name="T13">Joy Stick</text:span>: No.</text:p>
      <text:p text:style-name="Text_20_body"><text:span text:style-name="T11">Rabid</text:span><text:span text:style-name="T10"> picks up the pace as fast as he can, trying to walk around Joy</text:span></text:p>
      <text:p text:style-name="Text_20_body"><text:span text:style-name="T6">Tenda</text:span>: This isn't going to be a payback kind of thing, is it. :wtf:</text:p>
      <text:p text:style-name="Text_20_body"><text:span text:style-name="T8">Watcher</text:span>: Mutt, tell your friend to move.</text:p>
      <text:p text:style-name="Text_20_body"><text:span text:style-name="T11">Rabid</text:span><text:span text:style-name="T10"> looks up to Joy "P-please just getoutofmyway."</text:span></text:p>
      <text:p text:style-name="Text_20_body"><text:span text:style-name="T2">Storm</text:span>: Maybe...</text:p>
      <text:p text:style-name="Text_20_body"><text:span text:style-name="T2">Storm</text:span>: Maybe not.</text:p>
      <text:p text:style-name="Text_20_body"><text:span text:style-name="T13">Joy Stick</text:span><text:span text:style-name="T12"> whispers to Rabid,"Do you need some help here?"</text:span></text:p>
      <text:p text:style-name="Text_20_body"><text:span text:style-name="T11">Rabid</text:span>: N-no. Just m-move.</text:p>
      <text:p text:style-name="Text_20_body"><text:span text:style-name="T13">Joy Stick</text:span><text:span text:style-name="T12"> still refuses to get out of the way</text:span></text:p>
      <text:p text:style-name="Text_20_body"><text:span text:style-name="T6">Tenda</text:span>: ...I guess there are worse answers than that.</text:p>
      <text:p text:style-name="Text_20_body"><text:span text:style-name="T13">Joy Stick</text:span><text:span text:style-name="T12"> whispers to Rabid again,"B-But.."</text:span></text:p>
      <text:p text:style-name="Text_20_body"><text:soft-page-break/><text:span text:style-name="T2">Storm</text:span>: Now. Sleep... :good:</text:p>
      <text:p text:style-name="Text_20_body"><text:span text:style-name="T6">Tenda</text:span>: ...okay...</text:p>
      <text:p text:style-name="Text_20_body"><text:span text:style-name="T6">Tenda</text:span><text:span text:style-name="T5"> curls up, still keeping her eyes locked on Storm</text:span></text:p>
      <text:p text:style-name="Text_20_body"><text:span text:style-name="T6">Tenda</text:span>: Please no big surprises when I open my eyes in the morning?</text:p>
      <text:p text:style-name="Text_20_body"><text:span text:style-name="T2">Storm</text:span>: In the morning...alright.</text:p>
      <text:p text:style-name="Text_20_body"><text:span text:style-name="T13">Joy Stick</text:span><text:span text:style-name="T12"> sighs</text:span></text:p>
      <text:p text:style-name="Text_20_body"><text:span text:style-name="T6">Tenda</text:span><text:span text:style-name="T5"> cringes</text:span></text:p>
      <text:p text:style-name="Text_20_body"><text:span text:style-name="T13">Joy Stick</text:span><text:span text:style-name="T12"> reluctantly gets out of the way</text:span></text:p>
      <text:p text:style-name="Text_20_body"><text:span text:style-name="T6">Tenda</text:span><text:span text:style-name="T5"> sighs, and closes her eyes</text:span></text:p>
      <text:p text:style-name="Text_20_body"><text:span text:style-name="T11">Rabid</text:span><text:span text:style-name="T10"> continues walking toward town</text:span></text:p>
      <text:p text:style-name="Text_20_body"><text:span text:style-name="T6">Tenda</text:span>: (I am gonna die I need to sleep I was up until 7AM last 'night' zZzzzz night loves)</text:p>
      <text:p text:style-name="Text_20_body"><text:span text:style-name="T6">Tenda</text:span>: (Storm send me a pastebin if anything happens to me :S )</text:p>
      <text:p text:style-name="Text_20_body"><text:span text:style-name="T11">Rabid</text:span>: (night lovely)</text:p>
      <text:p text:style-name="Text_20_body"><text:span text:style-name="T13">Joy Stick</text:span><text:span text:style-name="T12"> Joy Stick walks back home and goes back to playing video games</text:span></text:p>
      <text:p text:style-name="Text_20_body"><text:span text:style-name="T2">Storm</text:span>: (Eh, I'll waits :hurrr: )</text:p>
      <text:p text:style-name="Text_20_body"><text:span text:style-name="T13">Joy Stick</text:span> changed name to <text:span text:style-name="T4">Yoko</text:span></text:p>
      <text:p text:style-name="Text_20_body"><text:span text:style-name="T4">Yoko</text:span><text:span text:style-name="T3"> curses in a nearby bush</text:span></text:p>
      <text:p text:style-name="Text_20_body"><text:span text:style-name="T2">Storm</text:span>: (Noight Tends)</text:p>
      <text:p text:style-name="Text_20_body"><text:span text:style-name="T8">Watcher</text:span>: (Night &lt;3 )</text:p>
      <text:p text:style-name="Text_20_body"><text:span text:style-name="T4">Yoko</text:span><text:span text:style-name="T3"> spys on Rabid and Watcher</text:span></text:p>
      <text:p text:style-name="Text_20_body"><text:span text:style-name="T2">Storm</text:span><text:span text:style-name="T1"> secures Tenda's leash to a nook in the wall and leaves the room, closing the door and locking it securely</text:span></text:p>
      <text:p text:style-name="Text_20_body"><text:span text:style-name="T8">Watcher</text:span>: Wave to the nice folk, mutt... Show them your tags.</text:p>
      <text:p text:style-name="Text_20_body"><text:span text:style-name="T4">Yoko</text:span><text:span text:style-name="T3"> waits until Watcher and Rabid are out of range and slowly stalks them</text:span></text:p>
      <text:p text:style-name="Text_20_body"><text:span text:style-name="T11">Rabid</text:span><text:span text:style-name="T10"> shyly waves and then turns his head flopping his ear back and forth</text:span></text:p>
      <text:p text:style-name="Text_20_body"><text:span text:style-name="T4">Yoko</text:span><text:span text:style-name="T3"> gets closer to Watcher and Rabid without making any noise</text:span></text:p>
      <text:p text:style-name="Text_20_body"><text:span text:style-name="T8">Watcher</text:span><text:span text:style-name="T7"> grins, yanking your leash once more, chocking you a bit</text:span></text:p>
      <text:p text:style-name="Text_20_body"><text:span text:style-name="T11">Rabid</text:span><text:span text:style-name="T10"> gasps as he is choked</text:span></text:p>
      <text:p text:style-name="Text_20_body"><text:span text:style-name="T8">Watcher</text:span>: How do you feel mutt? Knowing everypony you know sees you like this?</text:p>
      <text:p text:style-name="Text_20_body"><text:span text:style-name="T4">Yoko</text:span><text:span text:style-name="T3"> holds her tears back and sneaks up closer to Watcher and Rabid silently</text:span></text:p>
      <text:p text:style-name="Text_20_body"><text:span text:style-name="T11">Rabid</text:span>: I-I'm embarrassed, Mistress.</text:p>
      <text:p text:style-name="Text_20_body"><text:span text:style-name="T2">Storm</text:span><text:span text:style-name="T1"> sits on a chair in the common room, waiting</text:span></text:p>
      <text:p text:style-name="Text_20_body"><text:span text:style-name="T8">Watcher</text:span> joined the chat 7 seconds ago</text:p>
      <text:p text:style-name="Text_20_body"><text:span text:style-name="T8">Watcher</text:span><text:span text:style-name="T7"> smiles "Good... Are you ready to return to your new home?"</text:span></text:p>
      <text:p text:style-name="Text_20_body"><text:span text:style-name="T11">Rabid</text:span>: Y-yes Mistress. I'm ready.</text:p>
      <text:p text:style-name="Text_20_body"><text:span text:style-name="T8">Watcher</text:span><text:span text:style-name="T7"> slaps your flank, point to the direction of her home</text:span></text:p>
      <text:p text:style-name="Text_20_body"><text:span text:style-name="T4">Yoko</text:span><text:span text:style-name="T3"> hides behind a tree ready to ambush Watcher and Rabid</text:span></text:p>
      <text:p text:style-name="Text_20_body"><text:soft-page-break/><text:span text:style-name="T11">Rabid</text:span><text:span text:style-name="T10"> walks toward Watcher's home at a quickened pace</text:span></text:p>
      <text:p text:style-name="Text_20_body"><text:span text:style-name="T4">Yoko</text:span><text:span text:style-name="T3"> smiles and waits until Watcher is visible</text:span></text:p>
      <text:p text:style-name="Text_20_body"><text:span text:style-name="T4">Yoko</text:span><text:span text:style-name="T3"> prepares her baseball bat</text:span></text:p>
      <text:p text:style-name="Text_20_body"><text:span text:style-name="T8">Watcher</text:span><text:span text:style-name="T7"> shifts her weight to make herself heavier "Good boy... Now open the door for your Mistress."</text:span></text:p>
      <text:p text:style-name="Text_20_body"><text:span text:style-name="T4">Yoko</text:span><text:span text:style-name="T3"> notices that Watcher and Rabid are suddenly at home</text:span></text:p>
      <text:p text:style-name="Text_20_body"><text:span text:style-name="T4">Yoko</text:span><text:span text:style-name="T3"> quickly sprints into position</text:span></text:p>
      <text:p text:style-name="Text_20_body"><text:span text:style-name="T11">Rabid</text:span><text:span text:style-name="T10"> opens the door and quickly goes inside, closing the door behind them</text:span></text:p>
      <text:p text:style-name="Text_20_body"><text:span text:style-name="T2">Storm</text:span>: Ah, you're back!</text:p>
      <text:p text:style-name="Text_20_body"><text:span text:style-name="T4">Yoko</text:span><text:span text:style-name="T3"> groans</text:span></text:p>
      <text:p text:style-name="Text_20_body"><text:span text:style-name="T8">Watcher</text:span><text:span text:style-name="T7"> (calls the Royal Gaurds and has Yoko arrested for murder, larceny, public disturbance and assault :notimpressed: )</text:span></text:p>
      <text:p text:style-name="Text_20_body"><text:span text:style-name="T4">Yoko</text:span>: (don't pull that shit again)</text:p>
      <text:p text:style-name="Text_20_body"><text:span text:style-name="T4">Yoko</text:span>: (I am fucking fed up with the 20 silences today)</text:p>
      <text:p text:style-name="Text_20_body"><text:span text:style-name="T4">Yoko</text:span>: (I was going to make an Mother reference eventually)</text:p>
      <text:p text:style-name="Text_20_body"><text:span text:style-name="T11">Rabid</text:span><text:span text:style-name="T10"> lowers himself to the floor in case Watcher wants to dismount</text:span></text:p>
      <text:p text:style-name="Text_20_body"><text:span text:style-name="T4">Yoko</text:span>: (but rabid had to ruin it</text:p>
      <text:p text:style-name="Text_20_body"><text:span text:style-name="T8">Watcher</text:span><text:span text:style-name="T7"> dismounts Rabid and pets him</text:span></text:p>
      <text:p text:style-name="Text_20_body"><text:span text:style-name="T8">Watcher</text:span>: I'm back Storm... And this mutt learns well.</text:p>
      <text:p text:style-name="Text_20_body"><text:span text:style-name="T11">Rabid</text:span><text:span text:style-name="T10"> nuzzles Watcher's hoof as she pets "Tha-thank you, Mistress."</text:span></text:p>
      <text:p text:style-name="Text_20_body"><text:span text:style-name="T4">Yoko</text:span><text:span text:style-name="T3"> puts on clothing similar to what Ness wears</text:span></text:p>
      <text:p text:style-name="Text_20_body"><text:span text:style-name="T4">Yoko</text:span><text:span text:style-name="T3"> grins</text:span></text:p>
      <text:p text:style-name="Text_20_body"><text:span text:style-name="T2">Storm</text:span><text:span text:style-name="T1"> gets off his seat and nuzzles Watcher</text:span></text:p>
      <text:p text:style-name="Text_20_body"><text:span text:style-name="T4">Yoko</text:span><text:span text:style-name="T3"> knocks on the door</text:span></text:p>
      <text:p text:style-name="Text_20_body"><text:span text:style-name="T8">Watcher</text:span><text:span text:style-name="T7"> nuzzles Storm back lovingly "I had a great walk."</text:span></text:p>
      <text:p text:style-name="Text_20_body"><text:span text:style-name="T11">Rabid</text:span><text:span text:style-name="T10"> is lying on the floor, all four hooves squarely under him</text:span></text:p>
      <text:p text:style-name="Text_20_body"><text:span text:style-name="T4">Yoko</text:span><text:span text:style-name="T3"> knocks on the door again with the baseball bat</text:span></text:p>
      <text:p text:style-name="Text_20_body"><text:span text:style-name="T2">Storm</text:span>: That's good...</text:p>
      <text:p text:style-name="Text_20_body"><text:span text:style-name="T2">Storm</text:span><text:span text:style-name="T1"> saunters over and locks the front door</text:span></text:p>
      <text:p text:style-name="Text_20_body"><text:span text:style-name="T8">Watcher</text:span>: And how is mule?</text:p>
      <text:p text:style-name="Text_20_body"><text:span text:style-name="T4">Yoko</text:span><text:span text:style-name="T3"> sighs</text:span></text:p>
      <text:p text:style-name="Text_20_body"><text:span text:style-name="T4">Yoko</text:span><text:span text:style-name="T3"> mutters,"PK Fire!"</text:span></text:p>
      <text:p text:style-name="Text_20_body"><text:span text:style-name="T4">Yoko</text:span>: (Yay for limited low level Mother psychic powers!)</text:p>
      <text:p text:style-name="Text_20_body"><text:span text:style-name="T4">Yoko</text:span>: (or PSI powers meh)</text:p>
      <text:p text:style-name="Text_20_body"><text:span text:style-name="T8">Watcher</text:span>: (PK Fire is extremely strong :newspaper: )</text:p>
      <text:p text:style-name="Text_20_body"><text:span text:style-name="T4">Yoko</text:span>: (It's power is reduced in this realm of course)</text:p>
      <text:p text:style-name="Text_20_body"><text:span text:style-name="T2">Storm</text:span>: Oh, she's fine...</text:p>
      <text:p text:style-name="Text_20_body"><text:soft-page-break/><text:span text:style-name="T2">Storm</text:span>: Should be sleeping by now.</text:p>
      <text:p text:style-name="Text_20_body"><text:span text:style-name="T4">Yoko</text:span>: (plus how would I use PK Starstorm here anyway?)</text:p>
      <text:p text:style-name="Text_20_body"><text:span text:style-name="T4">Yoko</text:span>: (unless I want to pay for another house hurrr)</text:p>
      <text:p text:style-name="Text_20_body"><text:span text:style-name="T8">Watcher</text:span>: Good. I believe the mutt deserves an reward for his good behavior.</text:p>
      <text:p text:style-name="Text_20_body"><text:span text:style-name="T8">Watcher</text:span>: 9</text:p>
      <text:p text:style-name="Text_20_body"><text:span text:style-name="T8">Watcher</text:span>: (oops)</text:p>
      <text:p text:style-name="Text_20_body"><text:span text:style-name="T4">Yoko</text:span><text:span text:style-name="T3"> sighs as the PK fire doesn't work</text:span></text:p>
      <text:p text:style-name="Text_20_body"><text:span text:style-name="T11">Rabid</text:span><text:span text:style-name="T10"> his tagged ears prick up</text:span></text:p>
      <text:p text:style-name="Text_20_body"><text:span text:style-name="T4">Yoko</text:span><text:span text:style-name="T3"> used PK Beam!</text:span></text:p>
      <text:p text:style-name="Text_20_body"><text:span text:style-name="T2">Storm</text:span>: Well, he /must/ be hungry after all that walking...</text:p>
      <text:p text:style-name="Text_20_body"><text:span text:style-name="T8">Watcher</text:span>: What do you plan on feeding him Storm? Food for the day sounds like a good reward.</text:p>
      <text:p text:style-name="Text_20_body"><text:span text:style-name="T4">Yoko</text:span><text:span text:style-name="T3"> the PK Beam reflects off the door and hits Yoko</text:span></text:p>
      <text:p text:style-name="Text_20_body"><text:span text:style-name="T4">Yoko</text:span><text:span text:style-name="T3"> is knocked unconcious</text:span></text:p>
      <text:p text:style-name="Text_20_body"><text:span text:style-name="T2">Storm</text:span><text:span text:style-name="T1"> rushes to the kitchen, returning with an apple</text:span></text:p>
      <text:p text:style-name="Text_20_body"><text:span text:style-name="T2">Storm</text:span><text:span text:style-name="T1"> holds the apple out to Rabid</text:span></text:p>
      <text:p text:style-name="Text_20_body"><text:span text:style-name="T11">Rabid</text:span>: F-for me, Master?</text:p>
      <text:p text:style-name="Text_20_body"><text:span text:style-name="T2">Storm</text:span>: Mhmm</text:p>
      <text:p text:style-name="Text_20_body"><text:span text:style-name="T11">Rabid</text:span>: Thank you, M-Master.</text:p>
      <text:p text:style-name="Text_20_body"><text:span text:style-name="T11">Rabid</text:span><text:span text:style-name="T10"> takes the apple and quickly devours it</text:span></text:p>
      <text:p text:style-name="Text_20_body"><text:span text:style-name="T8">Watcher</text:span>: That quickly? That was supposed to last you the whole day.</text:p>
      <text:p text:style-name="Text_20_body"><text:span text:style-name="T4">Yoko</text:span><text:span text:style-name="T3"> wakes up and goes back home alone</text:span></text:p>
      <text:p text:style-name="Text_20_body"><text:span text:style-name="T11">Rabid</text:span><text:span text:style-name="T10"> looks up with a look of regret</text:span></text:p>
      <text:p text:style-name="Text_20_body"><text:span text:style-name="T4">Yoko</text:span><text:span text:style-name="T3"> opens up the front door and slowly crawls into her bed</text:span></text:p>
      <text:p text:style-name="Text_20_body"><text:span text:style-name="T11">Rabid</text:span>: I-I'm sorry.</text:p>
      <text:p text:style-name="Text_20_body"><text:span text:style-name="T4">Yoko</text:span><text:span text:style-name="T3"> looks outside of her and this music plays</text:span></text:p>
      <text:p text:style-name="Text_20_body"><text:span text:style-name="T8">Watcher</text:span>: You will be later.</text:p>
      <text:p text:style-name="Text_20_body"><text:span text:style-name="T4">Yoko</text:span>: <text:a xlink:type="simple" xlink:href="http://www.youtube.com/watch?v=idULzIIF950" office:target-frame-name="_BLANK" xlink:show="replace">http://www.youtube.com/watch?v=idULzIIF950</text:a></text:p>
      <text:p text:style-name="Text_20_body"><text:span text:style-name="T2">Storm</text:span>: Anyway...</text:p>
      <text:p text:style-name="Text_20_body"><text:span text:style-name="T4">Yoko</text:span>: (outside of her window)</text:p>
      <text:p text:style-name="Text_20_body"><text:span text:style-name="T4">Yoko</text:span><text:span text:style-name="T3"> cries</text:span></text:p>
      <text:p text:style-name="Text_20_body"><text:span text:style-name="T4">Yoko</text:span><text:span text:style-name="T3"> goes to sleep alone in her house for the first time</text:span></text:p>
      <text:p text:style-name="Text_20_body"><text:span text:style-name="T4">Yoko</text:span>: (I'll be right back.. I have tears to mop up :( )</text:p>
      <text:p text:style-name="Text_20_body"><text:span text:style-name="T11">Rabid</text:span><text:span text:style-name="T10"> lies his head back down</text:span></text:p>
      <text:p text:style-name="Text_20_body"><text:span text:style-name="T8">Watcher</text:span>: What's that Storm</text:p>
      <text:p text:style-name="Text_20_body"><text:span text:style-name="T2">Storm</text:span>: What's what?</text:p>
      <text:p text:style-name="Text_20_body"><text:span text:style-name="T4">Yoko</text:span><text:span text:style-name="T3"> has dreams about all the fun times she had with Rabid</text:span></text:p>
      <text:p text:style-name="Text_20_body"><text:span text:style-name="T4">Yoko</text:span>: <text:a xlink:type="simple" xlink:href="http://www.youtube.com/watch?v=7IXOA0Zb0Tw" office:target-frame-name="_BLANK" xlink:show="replace">http://www.youtube.com/watch?v=7IXOA0Zb0Tw</text:a></text:p>
      <text:p text:style-name="Text_20_body"><text:soft-page-break/><text:span text:style-name="T4">Yoko</text:span><text:span text:style-name="T3"> cries in her sleep</text:span></text:p>
      <text:p text:style-name="Text_20_body"><text:span text:style-name="T8">Watcher</text:span>: You said "Anyway..."</text:p>
      <text:p text:style-name="Text_20_body"><text:span text:style-name="T2">Storm</text:span>: Yes...?</text:p>
      <text:p text:style-name="Text_20_body"><text:span text:style-name="T2">Storm</text:span>: As in, what to do now?</text:p>
      <text:p text:style-name="Text_20_body"><text:span text:style-name="T8">Watcher</text:span>: Well... *lies Rabid to the couch again* It's your slave too, so you decide. Make it female and fuck it or something.</text:p>
      <text:p text:style-name="Text_20_body"><text:span text:style-name="T2">Storm</text:span>: Oh...I'd rather not fuck /it/...</text:p>
      <text:p text:style-name="Text_20_body"><text:span text:style-name="T2">Storm</text:span><text:span text:style-name="T1"> looks at Watcher</text:span></text:p>
      <text:p text:style-name="Text_20_body"><text:span text:style-name="T8">Watcher</text:span>: Oh? What would you do then?</text:p>
      <text:p text:style-name="Text_20_body"><text:span text:style-name="T2">Storm</text:span>: Leave /it/ alone for now...</text:p>
      <text:p text:style-name="Text_20_body"><text:span text:style-name="T2">Storm</text:span><text:span text:style-name="T1"> nuzzles Watchere</text:span></text:p>
      <text:p text:style-name="Text_20_body"><text:span text:style-name="T8">Watcher</text:span>: Alright then... Let it sleep there for tonight and we can go sleep in bed?</text:p>
      <text:p text:style-name="Text_20_body"><text:span text:style-name="T8">Watcher</text:span><text:span text:style-name="T7"> giggles and nuzzles back</text:span></text:p>
      <text:p text:style-name="Text_20_body"><text:span text:style-name="T2">Storm</text:span>: Mhmm...</text:p>
      <text:p text:style-name="Text_20_body"><text:span text:style-name="T2">Storm</text:span><text:span text:style-name="T1"> slowly heads up the stairs towards their room</text:span></text:p>
      <text:p text:style-name="Text_20_body"><text:span text:style-name="T8">Watcher</text:span><text:span text:style-name="T7"> smiles, taking ahold of Stormy's hoof as he goes upstairs</text:span></text:p>
      <text:p text:style-name="Text_20_body"><text:span text:style-name="T11">Rabid</text:span><text:span text:style-name="T10"> lies down on the floor, staring at his leash, wondering what's become of Tenda</text:span></text:p>
      <text:p text:style-name="Text_20_body"><text:span text:style-name="T4">Yoko</text:span>: (I sleep alone in the chatzy world again! Thankfully the same isn't true for real life)</text:p>
      <text:p text:style-name="Text_20_body"><text:span text:style-name="T2">Storm</text:span><text:span text:style-name="T1"> slides open the door to their room and waltzes in</text:span></text:p>
      <text:p text:style-name="Text_20_body"><text:span text:style-name="T8">Watcher</text:span><text:span text:style-name="T7"> follows up behind and jumps on the bed</text:span></text:p>
      <text:p text:style-name="Text_20_body"><text:span text:style-name="T2">Storm</text:span>: Hmm...</text:p>
      <text:p text:style-name="Text_20_body"><text:span text:style-name="T4">Yoko</text:span>: (Thanks for taking everything I loved.. :P)</text:p>
      <text:p text:style-name="Text_20_body"><text:span text:style-name="T2">Storm</text:span>: (Don't mention it!)</text:p>
      <text:p text:style-name="Text_20_body"><text:span text:style-name="T4">Yoko</text:span>: (ahahahaha)</text:p>
      <text:p text:style-name="Text_20_body"><text:span text:style-name="T2">Storm</text:span>: (Beh, statusquoisgod anyway)</text:p>
      <text:p text:style-name="Text_20_body"><text:span text:style-name="T4">Yoko</text:span>: (at least I own a house :P)</text:p>
      <text:p text:style-name="Text_20_body"><text:span text:style-name="T2">Storm</text:span><text:span text:style-name="T1"> shuts the door behind him</text:span></text:p>
      <text:p text:style-name="Text_20_body"><text:span text:style-name="T4">Yoko</text:span>: (and I wonder why Rabid keeps thinking of Tenda lately? hmmmmm)</text:p>
      <text:p text:style-name="Text_20_body"><text:span text:style-name="T8">Watcher</text:span><text:span text:style-name="T7"> curls into the bed and yawns</text:span></text:p>
      <text:p text:style-name="Text_20_body"><text:span text:style-name="T4">Yoko</text:span>: (You've got a lot of 'splaining to doooooo)</text:p>
      <text:p text:style-name="Text_20_body"><text:span text:style-name="T2">Storm</text:span>: Tired?</text:p>
      <text:p text:style-name="Text_20_body"><text:span text:style-name="T11">Rabid</text:span>: ( O_O )</text:p>
      <text:p text:style-name="Text_20_body"><text:span text:style-name="T8">Watcher</text:span>: A bit... Ruling sure is difficult.</text:p>
      <text:p text:style-name="Text_20_body"><text:span text:style-name="T4">Yoko</text:span>: (&gt;​that moment when your coltfriend is not thinking of his marefriend first</text:p>
      <text:p text:style-name="Text_20_body"><text:span text:style-name="T8">Watcher</text:span>: Hey Storm...?</text:p>
      <text:p text:style-name="Text_20_body"><text:span text:style-name="T2">Storm</text:span>: Yes...?</text:p>
      <text:p text:style-name="Text_20_body"><text:span text:style-name="T2">Storm</text:span>: (&gt;​that moment when your coltfriend is enslaved to another couple :hurrr: )</text:p>
      <text:p text:style-name="Text_20_body"><text:soft-page-break/><text:span text:style-name="T8">Watcher</text:span>: Am I a good villain like you?</text:p>
      <text:p text:style-name="Text_20_body"><text:span text:style-name="T2">Storm</text:span>: Mhmm! Very!</text:p>
      <text:p text:style-name="Text_20_body"><text:span text:style-name="T8">Watcher</text:span><text:span text:style-name="T7"> smiles and lays out on the blankets</text:span></text:p>
      <text:p text:style-name="Text_20_body"><text:span text:style-name="T2">Storm</text:span><text:span text:style-name="T1"> slides onto the bed, lying next to Watcher</text:span></text:p>
      <text:p text:style-name="Text_20_body"><text:span text:style-name="T4">Yoko</text:span>: (&gt;​that moment when you didn't ask for your coltfriend back like a normal pony)</text:p>
      <text:p text:style-name="Text_20_body"><text:span text:style-name="T8">Watcher</text:span><text:span text:style-name="T7"> giggles a bit crazy like and cuddles Stormy</text:span></text:p>
      <text:p text:style-name="Text_20_body"><text:span text:style-name="T4">Yoko</text:span>: (i feel like my stupid attempts to do things are easily surpassed by rational normal things to do)</text:p>
      <text:p text:style-name="Text_20_body"><text:span text:style-name="T2">Storm</text:span><text:span text:style-name="T1"> cuddles Watcher, holding her closely</text:span></text:p>
      <text:p text:style-name="Text_20_body"><text:span text:style-name="T11">Rabid</text:span>: (hmmm. i wonder if i should push my luck and get up on the couch. :ponder: )</text:p>
      <text:p text:style-name="Text_20_body"><text:span text:style-name="T8">Watcher</text:span><text:span text:style-name="T7"> purrs quietly, staring to yawn</text:span></text:p>
      <text:p text:style-name="Text_20_body"><text:span text:style-name="T4">Yoko</text:span><text:span text:style-name="T3"> suddenly awakes</text:span></text:p>
      <text:p text:style-name="Text_20_body"><text:span text:style-name="T2">Storm</text:span>: (Dew eet)</text:p>
      <text:p text:style-name="Text_20_body"><text:span text:style-name="T4">Yoko</text:span><text:span text:style-name="T3"> goes downstairs and looks for that book that Rabid owns with the magicky spells and stuff</text:span></text:p>
      <text:p text:style-name="Text_20_body"><text:span text:style-name="T11">Rabid</text:span><text:span text:style-name="T10"> can't seem to get comfortable on the floor so he climbs up onto the couch and falls asleep</text:span></text:p>
      <text:p text:style-name="Text_20_body"><text:span text:style-name="T4">Yoko</text:span><text:span text:style-name="T3"> looks for a summoning or teleporting spell</text:span></text:p>
      <text:p text:style-name="Text_20_body"><text:span text:style-name="T11">Rabid</text:span>: (yoko that book is hidden in a decrepit underground libary)</text:p>
      <text:p text:style-name="Text_20_body"><text:span text:style-name="T4">Yoko</text:span>: (oh great, now i sleep alone again)</text:p>
      <text:p text:style-name="Text_20_body"><text:span text:style-name="T4">Yoko</text:span>: (thaaaaaaaanks)</text:p>
      <text:p text:style-name="Text_20_body"><text:span text:style-name="T11">Rabid</text:span>: (what were you going to do? teleport me to you?)</text:p>
      <text:p text:style-name="Text_20_body"><text:span text:style-name="T4">Yoko</text:span>: (Is it to much to ask to /not/ have everything you loved taken away?)</text:p>
      <text:p text:style-name="Text_20_body"><text:span text:style-name="T4">Yoko</text:span>: (either that or teleport to you.. i dunno)</text:p>
      <text:p text:style-name="Text_20_body"><text:span text:style-name="T8">Watcher</text:span>: (I'm tired all hell, so I'm retiring for the night... Don't let her catch you sleeping on the couch tomorrow)</text:p>
      <text:p text:style-name="Text_20_body"><text:span text:style-name="T2">Storm</text:span>: (Night!)</text:p>
      <text:p text:style-name="Text_20_body"><text:span text:style-name="T11">Rabid</text:span>: (too late i'm already asleep :rariwat: )</text:p>
      <text:p text:style-name="Text_20_body"><text:span text:style-name="T2">Storm</text:span>: (I'm still awake :hurrr: )</text:p>
      <text:p text:style-name="Text_20_body"><text:span text:style-name="T8">Watcher</text:span>: (Exactly, don't let her catch you ;) )</text:p>
      <text:p text:style-name="Text_20_body"><text:span text:style-name="T11">Rabid</text:span>: (too bad stormy isn't usually a stallion stuffer or he could come down and punish me :good: )</text:p>
      <text:p text:style-name="Text_20_body"><text:span text:style-name="T8">Watcher</text:span><text:span text:style-name="T7"> rolls over onto a small controller with a button on it, turning it on</text:span></text:p>
      <text:p text:style-name="Text_20_body"><text:span text:style-name="T8">Watcher</text:span>: ( :good: )</text:p>
      <text:p text:style-name="Text_20_body"><text:span text:style-name="T2">Storm</text:span>: (I may not be a stallion stuffer, but I can still punish you in that sort of way :good:)</text:p>
      <text:p text:style-name="Text_20_body"><text:span text:style-name="T11">Rabid</text:span>: (oh does what happened in steam chat carry over here, Ms. Button? :celmmmmf: )</text:p>
      <text:p text:style-name="Text_20_body"><text:span text:style-name="T2">Storm</text:span>: (*cheeky grin*)</text:p>
      <text:p text:style-name="Text_20_body"><text:span text:style-name="T8">Watcher</text:span>: (Too bad there's something in there already :good: )</text:p>
      <text:p text:style-name="Text_20_body"><text:span text:style-name="T4">Yoko</text:span>: (hmmmmmmm)</text:p>
      <text:p text:style-name="Text_20_body"><text:span text:style-name="T8">Watcher</text:span>: (You did so, why shouldn't this :awesomecheer: :good: )</text:p>
      <text:p text:style-name="Text_20_body"><text:soft-page-break/><text:span text:style-name="T4">Yoko</text:span>: (that's a good question hurrr)</text:p>
      <text:p text:style-name="Text_20_body"><text:span text:style-name="T2">Storm</text:span>: (IshudprollymentionthatY​okoandTendaarenttheonlym​aresherethatlikeRabid)</text:p>
      <text:p text:style-name="Text_20_body"><text:span text:style-name="T2">Storm</text:span><text:span text:style-name="T1"> lies on the bed, contemplating</text:span></text:p>
      <text:p text:style-name="Text_20_body"><text:span text:style-name="T11">Rabid</text:span>: (what do you mean by that?)</text:p>
      <text:p text:style-name="Text_20_body"><text:span text:style-name="T2">Storm</text:span>: (:good:)</text:p>
      <text:p text:style-name="Text_20_body"><text:span text:style-name="T4">Yoko</text:span>: (like Joy Stick :good:)</text:p>
      <text:p text:style-name="Text_20_body"><text:span text:style-name="T11">Rabid</text:span>: ( :facehoof: i read that "arent" as "are". disregard my question)</text:p>
      <text:p text:style-name="Text_20_body"><text:span text:style-name="T11">Rabid</text:span><text:span text:style-name="T10"> rolls over on the couch, his head hanging over the edge as his leash holds him</text:span></text:p>
      <text:p text:style-name="Text_20_body"><text:span text:style-name="T2">Storm</text:span><text:span text:style-name="T1"> slides out of the bed</text:span></text:p>
      <text:p text:style-name="Text_20_body"><text:span text:style-name="T2">Storm</text:span><text:span text:style-name="T1"> checks on Watcher to see if she's fallen asleep yet :rariwat:</text:span></text:p>
      <text:p text:style-name="Text_20_body"><text:span text:style-name="T4">Yoko</text:span>: (What could Joy Stick do besides calling the cops? hurrr)</text:p>
      <text:p text:style-name="Text_20_body"><text:span text:style-name="T8">Watcher</text:span><text:span text:style-name="T7"> has</text:span></text:p>
      <text:p text:style-name="Text_20_body"><text:span text:style-name="T4">Yoko</text:span>: (oh hey a totally evil villian and his marefriend totally kidnapped and enslaved two ponies)</text:p>
      <text:p text:style-name="Text_20_body"><text:span text:style-name="T4">Yoko</text:span>: (nice story,filly)</text:p>
      <text:p text:style-name="Text_20_body"><text:span text:style-name="T2">Storm</text:span>: (&gt;​totally evil)</text:p>
      <text:p text:style-name="Text_20_body"><text:span text:style-name="T4">Yoko</text:span>: (&gt;​hasn't been evil for a long time)</text:p>
      <text:p text:style-name="Text_20_body"><text:span text:style-name="T2">Storm</text:span><text:span text:style-name="T1"> covers her up with the blankets and nuzzles her</text:span></text:p>
      <text:p text:style-name="Text_20_body"><text:span text:style-name="T4">Yoko</text:span>: (hurrr)</text:p>
      <text:p text:style-name="Text_20_body"><text:span text:style-name="T2">Storm</text:span><text:span text:style-name="T1"> then heads out of the room, shutting it siilently</text:span></text:p>
      <text:p text:style-name="Text_20_body"><text:span text:style-name="T2">Storm</text:span>: (&gt;​Evil is in reverse proportion to time)</text:p>
      <text:p text:style-name="Text_20_body"><text:span text:style-name="T2">Storm</text:span>: (&gt;​More time = Less evil)</text:p>
      <text:p text:style-name="Text_20_body"><text:span text:style-name="T2">Storm</text:span><text:span text:style-name="T1"> heads down the stairs</text:span></text:p>
      <text:p text:style-name="Text_20_body"><text:span text:style-name="T8">Watcher</text:span>: (Let me knows what happens after I pass out)</text:p>
      <text:p text:style-name="Text_20_body"><text:span text:style-name="T11">Rabid</text:span><text:span text:style-name="T10"> is sprawled out on the couch</text:span></text:p>
      <text:p text:style-name="Text_20_body"><text:span text:style-name="T8">Watcher</text:span>: (Or just tell me now)</text:p>
      <text:p text:style-name="Text_20_body"><text:span text:style-name="T2">Storm</text:span>: (I'm not gender-changing /Rabid/)</text:p>
      <text:p text:style-name="Text_20_body"><text:span text:style-name="T11">Rabid</text:span>: (don't worry. you can have a copy of my log when its done)</text:p>
      <text:p text:style-name="Text_20_body"><text:span text:style-name="T8">Watcher</text:span>: ( :gleepony: alright :) Good night &lt;3 )</text:p>
      <text:p text:style-name="Text_20_body"><text:span text:style-name="T2">Storm</text:span>: (Night!)</text:p>
      <text:p text:style-name="Text_20_body"><text:span text:style-name="T11">Rabid</text:span>: (night)</text:p>
      <text:p text:style-name="Text_20_body"><text:span text:style-name="T8">Watcher</text:span>: (But you never stallionstuff)</text:p>
      <text:p text:style-name="Text_20_body"><text:span text:style-name="T11">Rabid</text:span>: (like 1 time)</text:p>
      <text:p text:style-name="Text_20_body"><text:span text:style-name="T2">Storm</text:span>: (:/)</text:p>
      <text:p text:style-name="Text_20_body"><text:span text:style-name="T8">Watcher</text:span>: (oh... It's you :twilight: I want a stallionstuffer :grump: )</text:p>
      <text:p text:style-name="Text_20_body"><text:span text:style-name="T8">Watcher</text:span>: (Kidding, have fun you two)</text:p>
      <text:p text:style-name="Text_20_body"><text:span text:style-name="T2">Storm</text:span>: (Meh, maybeh at some point once all this slavery has cooled down :hurrr:)</text:p>
      <text:p text:style-name="Text_20_body"><text:span text:style-name="T2">Storm</text:span>: (&gt;​could've always just genderbent Watcher for stallionstuffing)</text:p>
      <text:p text:style-name="Text_20_body"><text:soft-page-break/><text:span text:style-name="T2">Storm</text:span><text:span text:style-name="T1"> reaches the common room, staring at Rabid on the couch</text:span></text:p>
      <text:p text:style-name="Text_20_body"><text:span text:style-name="T8">Watcher</text:span>: (She doesn't have magic ;-;)</text:p>
      <text:p text:style-name="Text_20_body"><text:span text:style-name="T2">Storm</text:span>: (I could have)</text:p>
      <text:p text:style-name="Text_20_body"><text:span text:style-name="T4">Yoko</text:span>: (stallionstuffing is so boringgggggg)</text:p>
      <text:p text:style-name="Text_20_body"><text:span text:style-name="T2">Storm</text:span>: (^)</text:p>
      <text:p text:style-name="Text_20_body"><text:span text:style-name="T8">Watcher</text:span>: (Speak for yourself :megusta: )</text:p>
      <text:p text:style-name="Text_20_body"><text:span text:style-name="T4">Yoko</text:span>: (too many sausages and not enough passion,no thanks)</text:p>
      <text:p text:style-name="Text_20_body"><text:span text:style-name="T11">Rabid</text:span>: (i highly disagree)</text:p>
      <text:p text:style-name="Text_20_body"><text:span text:style-name="T8">Watcher</text:span>: (^)</text:p>
      <text:p text:style-name="Text_20_body"><text:span text:style-name="T2">Storm</text:span>: (Well, wanton stuffing in general is boring)</text:p>
      <text:p text:style-name="Text_20_body"><text:span text:style-name="T11">Rabid</text:span>: (not enough passion? :notimpressed: )</text:p>
      <text:p text:style-name="Text_20_body"><text:span text:style-name="T4">Yoko</text:span>: (Well I don't know.. I looked at your previous stallionstuffing and I wasn't impressed)</text:p>
      <text:p text:style-name="Text_20_body"><text:span text:style-name="T2">Storm</text:span>: (Meh :shrug: )</text:p>
      <text:p text:style-name="Text_20_body"><text:span text:style-name="T11">Rabid</text:span><text:span text:style-name="T10"> snores</text:span></text:p>
      <text:p text:style-name="Text_20_body"><text:span text:style-name="T2">Storm</text:span>: Hmm</text:p>
      <text:p text:style-name="Text_20_body"><text:span text:style-name="T2">Storm</text:span>: *quietly* You're not supposed to be on the couch...</text:p>
      <text:p text:style-name="Text_20_body"><text:span text:style-name="T4">Yoko</text:span>: (I sometimes read couch as conch)</text:p>
      <text:p text:style-name="Text_20_body"><text:span text:style-name="T11">Rabid</text:span><text:span text:style-name="T10"> mumbles and rolls over</text:span></text:p>
      <text:p text:style-name="Text_20_body"><text:span text:style-name="T4">Yoko</text:span>: (ALL HAIL THE MAGIC CONCH)</text:p>
      <text:p text:style-name="Text_20_body"><text:span text:style-name="T2">Storm</text:span><text:span text:style-name="T1"> inches closer and pokes Rabid</text:span></text:p>
      <text:p text:style-name="Text_20_body"><text:span text:style-name="T11">Rabid</text:span><text:span text:style-name="T10"> waves a hoof at the hoof that poked him</text:span></text:p>
      <text:p text:style-name="Text_20_body"><text:span text:style-name="T2">Storm</text:span><text:span text:style-name="T1"> trots to the kitchen, returning with another apple</text:span></text:p>
      <text:p text:style-name="Text_20_body"><text:span text:style-name="T2">Storm</text:span><text:span text:style-name="T1"> holds it just above Rabid's face</text:span></text:p>
      <text:p text:style-name="Text_20_body"><text:span text:style-name="T11">Rabid</text:span><text:span text:style-name="T10"> sniffs the apple</text:span></text:p>
      <text:p text:style-name="Text_20_body"><text:span text:style-name="T2">Storm</text:span>: C'mon, wake up...</text:p>
      <text:p text:style-name="Text_20_body"><text:span text:style-name="T2">Storm</text:span><text:span text:style-name="T1"> holds the apple a bit higher, still within reach if Rabid were to move</text:span></text:p>
      <text:p text:style-name="Text_20_body"><text:span text:style-name="T11">Rabid</text:span><text:span text:style-name="T10"> reaches up and takes a bite of the apple, still asleep</text:span></text:p>
      <text:p text:style-name="Text_20_body"><text:span text:style-name="T2">Storm</text:span><text:span text:style-name="T1"> frowns and pokes him again, harder</text:span></text:p>
      <text:p text:style-name="Text_20_body"><text:span text:style-name="T11">Rabid</text:span><text:span text:style-name="T10"> wakes up instantly, eyes shooting open, and upon seeing Storm rolls off the couch an apologizes profusely for having lain on it</text:span></text:p>
      <text:p text:style-name="Text_20_body"><text:span text:style-name="T11">Rabid</text:span>: sorrysorrysorrysorry</text:p>
      <text:p text:style-name="Text_20_body"><text:span text:style-name="T2">Storm</text:span>: Hush...</text:p>
      <text:p text:style-name="Text_20_body"><text:span text:style-name="T2">Storm</text:span><text:span text:style-name="T1"> motions back to the couch</text:span></text:p>
      <text:p text:style-name="Text_20_body"><text:span text:style-name="T11">Rabid</text:span>: I'm sorry Master.</text:p>
      <text:p text:style-name="Text_20_body"><text:span text:style-name="T2">Storm</text:span>: Sit down.</text:p>
      <text:p text:style-name="Text_20_body"><text:span text:style-name="T11">Rabid</text:span><text:span text:style-name="T10"> sits</text:span></text:p>
      <text:p text:style-name="Text_20_body"><text:span text:style-name="T2">Storm</text:span>: :notimpressed: On the couch.</text:p>
      <text:p text:style-name="Text_20_body"><text:soft-page-break/><text:span text:style-name="T11">Rabid</text:span><text:span text:style-name="T10"> sits on the couch the best he can with his leash tied to the leg</text:span></text:p>
      <text:p text:style-name="Text_20_body"><text:span text:style-name="T2">Storm</text:span><text:span text:style-name="T1"> holds the apple out to Rabid</text:span></text:p>
      <text:p text:style-name="Text_20_body"><text:span text:style-name="T2">Storm</text:span>: Good.</text:p>
      <text:p text:style-name="Text_20_body"><text:span text:style-name="T11">Rabid</text:span><text:span text:style-name="T10"> slowly eats the apple out of Storm's hoof</text:span></text:p>
      <text:p text:style-name="Text_20_body"><text:span text:style-name="T2">Storm</text:span><text:span text:style-name="T1"> with his other hoof, he takes Rabid's leash and twirls it around his wrist</text:span></text:p>
      <text:p text:style-name="Text_20_body"><text:span text:style-name="T11">Rabid</text:span><text:span text:style-name="T10"> looks up at Storm</text:span></text:p>
      <text:p text:style-name="Text_20_body"><text:span text:style-name="T11">Rabid</text:span><text:span text:style-name="T10"> finishes the apple "Thank you, Master."</text:span></text:p>
      <text:p text:style-name="Text_20_body"><text:span text:style-name="T2">Storm</text:span>: Don't speak to me like that, for now...</text:p>
      <text:p text:style-name="Text_20_body"><text:span text:style-name="T2">Storm</text:span>: Watcher's asleep, and I have no intentions of harming you.</text:p>
      <text:p text:style-name="Text_20_body"><text:span text:style-name="T2">Storm</text:span><text:span text:style-name="T1"> shrugs</text:span></text:p>
      <text:p text:style-name="Text_20_body"><text:span text:style-name="T2">Storm</text:span>: or talk like that. It suits you.</text:p>
      <text:p text:style-name="Text_20_body"><text:span text:style-name="T11">Rabid</text:span><text:span text:style-name="T10"> nods</text:span></text:p>
      <text:p text:style-name="Text_20_body"><text:span text:style-name="T2">Storm</text:span><text:span text:style-name="T1"> looks around awkwardly, trying to find the words to whatever he wants to say</text:span></text:p>
      <text:p text:style-name="Text_20_body"><text:span text:style-name="T11">Rabid</text:span>: Is something the matter, Master?</text:p>
      <text:p text:style-name="Text_20_body"><text:span text:style-name="T2">Storm</text:span>: Oh, well...first things first, Tenda's fine.</text:p>
      <text:p text:style-name="Text_20_body"><text:span text:style-name="T2">Storm</text:span>: Asleep.</text:p>
      <text:p text:style-name="Text_20_body"><text:span text:style-name="T11">Rabid</text:span><text:span text:style-name="T10"> sighs relieved</text:span></text:p>
      <text:p text:style-name="Text_20_body"><text:span text:style-name="T2">Storm</text:span>: Moving on...</text:p>
      <text:p text:style-name="Text_20_body"><text:span text:style-name="T11">Rabid</text:span><text:span text:style-name="T10"> looks at Storm expectantly</text:span></text:p>
      <text:p text:style-name="Text_20_body"><text:span text:style-name="T4">Yoko</text:span>: (Interesting fact.)</text:p>
      <text:p text:style-name="Text_20_body"><text:span text:style-name="T4">Yoko</text:span>: (If you attempt to open and close your eyes in a dream, you don't actually move them)</text:p>
      <text:p text:style-name="Text_20_body"><text:span text:style-name="T4">Yoko</text:span>: (You think you are,but you it's all in your head)</text:p>
      <text:p text:style-name="Text_20_body"><text:span text:style-name="T4">Yoko</text:span>: (so no, you can't escape from your bad dreams)</text:p>
      <text:p text:style-name="Text_20_body"><text:span text:style-name="T2">Storm</text:span>: (Neat)</text:p>
      <text:p text:style-name="Text_20_body"><text:span text:style-name="T4">Yoko</text:span>: (unless someone shakes you awake or you scream loud enough to wake up)</text:p>
      <text:p text:style-name="Text_20_body"><text:span text:style-name="T4">Yoko</text:span>: (I know this from experience)</text:p>
      <text:p text:style-name="Text_20_body"><text:span text:style-name="T2">Storm</text:span>: I...or rather, a part of me...need a certain something from you, and I...it...is now in position to take it!</text:p>
      <text:p text:style-name="Text_20_body"><text:span text:style-name="T2">Storm</text:span><text:span text:style-name="T1"> rears up, propping his front hooves on either side of Rabid and staring at him</text:span></text:p>
      <text:p text:style-name="Text_20_body"><text:span text:style-name="T4">Yoko</text:span>: (I tried opening my eyes and closing them one time in a bad dream and the dream didn't go away :( )</text:p>
      <text:p text:style-name="Text_20_body"><text:span text:style-name="T11">Rabid</text:span><text:span text:style-name="T10"> stares up at Storm</text:span></text:p>
      <text:p text:style-name="Text_20_body"><text:span text:style-name="T11">Rabid</text:span>: What-whatever you need, Master.</text:p>
      <text:p text:style-name="Text_20_body"><text:span text:style-name="T2">Storm</text:span>: and clearly you've had enough troubles today, so consider this a reward.</text:p>
      <text:p text:style-name="Text_20_body"><text:span text:style-name="T2">Storm</text:span>: Y'know, aside from the apples.</text:p>
      <text:p text:style-name="Text_20_body"><text:span text:style-name="T4">Yoko</text:span>: (rapidly opening and closing your eyes in a dream doesn't help either so good luck waking up unless you set an alarm)</text:p>
      <text:p text:style-name="Text_20_body"><text:span text:style-name="T11">Rabid</text:span>: What would you like me to do, Master?</text:p>
      <text:p text:style-name="Text_20_body"><text:soft-page-break/><text:span text:style-name="T2">Storm</text:span>: Lie down. Belly up.</text:p>
      <text:p text:style-name="Text_20_body"><text:span text:style-name="T2">Storm</text:span><text:span text:style-name="T1"> loosens Rabid's leash a bit</text:span></text:p>
      <text:p text:style-name="Text_20_body"><text:span text:style-name="T11">Rabid</text:span><text:span text:style-name="T10"> lies down on his back on the couch</text:span></text:p>
      <text:p text:style-name="Text_20_body"><text:span text:style-name="T2">Storm</text:span><text:span text:style-name="T1"> sits on top of Rabid's chest, staring down at him</text:span></text:p>
      <text:p text:style-name="Text_20_body"><text:span text:style-name="T11">Rabid</text:span><text:span text:style-name="T10"> looks up at Storm</text:span></text:p>
      <text:p text:style-name="Text_20_body"><text:span text:style-name="T4">Yoko</text:span>: (hmm...</text:p>
      <text:p text:style-name="Text_20_body"><text:span text:style-name="T4">Yoko</text:span>: (I wonder what is going to happen...:good:)</text:p>
      <text:p text:style-name="Text_20_body"><text:span text:style-name="T2">Storm</text:span>: (&gt;​Debating between stallionstuffing or femdom)</text:p>
      <text:p text:style-name="Text_20_body"><text:span text:style-name="T11">Rabid</text:span>: (either is good as long as you're dominant enough :good: )</text:p>
      <text:p text:style-name="Text_20_body"><text:span text:style-name="T2">Storm</text:span>: (:good:)</text:p>
      <text:p text:style-name="Text_20_body"><text:span text:style-name="T2">Storm</text:span><text:span text:style-name="T1"> lights up his horn, changing form while straddling Rabid</text:span></text:p>
      <text:p text:style-name="Text_20_body"><text:span text:style-name="T2">Storm</text:span> changed name to <text:span text:style-name="T2">Stormette</text:span></text:p>
      <text:p text:style-name="Text_20_body"><text:span text:style-name="T11">Rabid</text:span>: Mast-Misterss?</text:p>
      <text:p text:style-name="Text_20_body"><text:span text:style-name="T4">Yoko</text:span>: (:good: Stormette returns)</text:p>
      <text:p text:style-name="Text_20_body"><text:span text:style-name="T2">Stormette</text:span><text:span text:style-name="T1"> tugs on the leash</text:span></text:p>
      <text:p text:style-name="Text_20_body"><text:span text:style-name="T2">Stormette</text:span>: Mistress!</text:p>
      <text:p text:style-name="Text_20_body"><text:span text:style-name="T2">Stormette</text:span><text:span text:style-name="T1"> slaps Rabid</text:span></text:p>
      <text:p text:style-name="Text_20_body"><text:span text:style-name="T11">Rabid</text:span>: Y-Yes Mistress!</text:p>
      <text:p text:style-name="Text_20_body"><text:span text:style-name="T11">Rabid</text:span><text:span text:style-name="T10"> reels from the slap</text:span></text:p>
      <text:p text:style-name="Text_20_body"><text:span text:style-name="T2">Stormette</text:span>: It's been far too long, my.../pet/,</text:p>
      <text:p text:style-name="Text_20_body"><text:span text:style-name="T2">Stormette</text:span><text:span text:style-name="T1"> stifles a laugh as she says "pet"</text:span></text:p>
      <text:p text:style-name="Text_20_body"><text:span text:style-name="T11">Rabid</text:span>: Yes, Mistress. It has.</text:p>
      <text:p text:style-name="Text_20_body"><text:span text:style-name="T4">Yoko</text:span> joined the chat </text:p>
      <text:p text:style-name="Text_20_body"><text:span text:style-name="T2">Stormette</text:span>: Better do well, for your sake.</text:p>
      <text:p text:style-name="Text_20_body"><text:span text:style-name="T11">Rabid</text:span>: I-I will do my best, Mistress.</text:p>
      <text:p text:style-name="Text_20_body"><text:span text:style-name="T2">Stormette</text:span>: Good.</text:p>
      <text:p text:style-name="Text_20_body"><text:span text:style-name="T2">Stormette</text:span><text:span text:style-name="T1"> slides closer to Rabid's face, tugging upwards on the leash slightly</text:span></text:p>
      <text:p text:style-name="Text_20_body"><text:span text:style-name="T11">Rabid</text:span><text:span text:style-name="T10"> raises his face</text:span></text:p>
      <text:p text:style-name="Text_20_body"><text:span text:style-name="T2">Stormette</text:span><text:span text:style-name="T1"> brings herself down onto his face, tugging on the leash insistently</text:span></text:p>
      <text:p text:style-name="Text_20_body"><text:span text:style-name="T6">Tenda</text:span> joined the chat </text:p>
      <text:p text:style-name="Text_20_body"><text:span text:style-name="T11">Rabid</text:span><text:span text:style-name="T10"> buries his face in Stormette's marehood assaulting it with all kinds of kissing, lapping, and sucking</text:span></text:p>
      <text:p text:style-name="Text_20_body"><text:span text:style-name="T11">Rabid</text:span>: (tenda's back?)</text:p>
      <text:p text:style-name="Text_20_body"><text:span text:style-name="T2">Stormette</text:span>: (Oh hey Tenda :hurrr: )</text:p>
      <text:p text:style-name="Text_20_body"><text:span text:style-name="T4">Yoko</text:span>: (BUM BUM BUUUUUUUUUUUUUMMMMMMMM)</text:p>
      <text:p text:style-name="Text_20_body"><text:span text:style-name="T6">Tenda</text:span>: (what's going on :flail: )</text:p>
      <text:p text:style-name="Text_20_body"><text:span text:style-name="T2">Stormette</text:span>: (I'm just breaking in my new pet :good: )</text:p>
      <text:p text:style-name="Text_20_body"><text:soft-page-break/><text:span text:style-name="T6">Tenda</text:span>: (that's more than you did for me :cry: )</text:p>
      <text:p text:style-name="Text_20_body"><text:span text:style-name="T4">Yoko</text:span>: (I knew Tenda couldn't stay away. :good:)</text:p>
      <text:p text:style-name="Text_20_body"><text:span text:style-name="T2">Stormette</text:span>: (Well excu-u-u-u-u-use me, Princess!)</text:p>
      <text:p text:style-name="Text_20_body"><text:span text:style-name="T6">Tenda</text:span>: (Not excused :notimpressed: )</text:p>
      <text:p text:style-name="Text_20_body"><text:span text:style-name="T2">Stormette</text:span>: (Watcher's asleep, everyone have fun with Storm :hurrr: )</text:p>
      <text:p text:style-name="Text_20_body"><text:span text:style-name="T6">Tenda</text:span>: (but I can go back to bed if you are at capacity</text:p>
      <text:p text:style-name="Text_20_body"><text:span text:style-name="T6">Tenda</text:span>: (... :notimpressed: )</text:p>
      <text:p text:style-name="Text_20_body"><text:span text:style-name="T6">Tenda</text:span>: (you fucking tar scorpion :anger: )</text:p>
      <text:p text:style-name="Text_20_body"><text:span text:style-name="T11">Rabid</text:span>: (i'm planning on going to bed after Stormette has her way with me)</text:p>
      <text:p text:style-name="Text_20_body"><text:span text:style-name="T2">Stormette</text:span>: ( :hurrr: )</text:p>
      <text:p text:style-name="Text_20_body"><text:span text:style-name="T6">Tenda</text:span>: (yeah well I'm going back to bed too</text:p>
      <text:p text:style-name="Text_20_body"><text:span text:style-name="T6">Tenda</text:span>: (I now better than to try and get Stormy to do a goddamn thing :P )</text:p>
      <text:p text:style-name="Text_20_body"><text:span text:style-name="T2">Stormette</text:span>: (He has to clear it first :rariwat:)</text:p>
      <text:p text:style-name="Text_20_body"><text:span text:style-name="T2">Stormette</text:span><text:span text:style-name="T1"> coos, tugging even more on the leash</text:span></text:p>
      <text:p text:style-name="Text_20_body"><text:span text:style-name="T2">Stormette</text:span>: Good...pet!</text:p>
      <text:p text:style-name="Text_20_body"><text:span text:style-name="T6">Tenda</text:span> joined the chat </text:p>
      <text:p text:style-name="Text_20_body"><text:span text:style-name="T11">Rabid</text:span><text:span text:style-name="T10"> pushes his muzzle into Stormette, snaking his tongue into her</text:span></text:p>
      <text:p text:style-name="Text_20_body"><text:span text:style-name="T6">Tenda</text:span>: (guh nevermind I don't want to say an asshole thing, bye again)</text:p>
      <text:p text:style-name="Text_20_body"><text:span text:style-name="T2">Stormette</text:span>: (Seeya!)</text:p>
      <text:p text:style-name="Text_20_body"><text:span text:style-name="T4">Yoko</text:span>: (night)</text:p>
      <text:p text:style-name="Text_20_body"><text:span text:style-name="T4">Yoko</text:span>: (I probably will take a shower and take a nap or something soon meh)</text:p>
      <text:p text:style-name="Text_20_body"><text:span text:style-name="T4">Yoko</text:span>: (I can't go to sleep after this u.u)</text:p>
      <text:p text:style-name="Text_20_body"><text:span text:style-name="T2">Stormette</text:span><text:span text:style-name="T1"> suppressing a moan, she tightens her legs around Rabid's head</text:span></text:p>
      <text:p text:style-name="Text_20_body"><text:span text:style-name="T11">Rabid</text:span><text:span text:style-name="T10"> moans into Stormette's marehood as his tongue swirls</text:span></text:p>
      <text:p text:style-name="Text_20_body"><text:span text:style-name="T2">Stormette</text:span><text:span text:style-name="T1"> stutters and moans, throwing her head back and using her hooves to push Rabid's head further in</text:span></text:p>
      <text:p text:style-name="Text_20_body"><text:span text:style-name="T2">Stormette</text:span><text:span text:style-name="T1"> moves a bit on his face, making it particularly difficult for him to breathe</text:span></text:p>
      <text:p text:style-name="Text_20_body"><text:span text:style-name="T11">Rabid</text:span><text:span text:style-name="T10"> starts to redouble his efforts, but panics as he loses the ability to breathe</text:span></text:p>
      <text:p text:style-name="Text_20_body"><text:span text:style-name="T2">Stormette</text:span><text:span text:style-name="T1"> giggles at his panicking, cooing "Better hurry up, there. I ain't getting off till I get off!"</text:span></text:p>
      <text:p text:style-name="Text_20_body"><text:span text:style-name="T2">Stormette</text:span>: ( :hurrr: Puns)</text:p>
      <text:p text:style-name="Text_20_body"><text:span text:style-name="T11">Rabid</text:span><text:span text:style-name="T10"> presses his muzzle as deep as he can with the leash on, his tongue caressing the inside of Stormette's marehood while his lips mash against her most sensitive bits</text:span></text:p>
      <text:p text:style-name="Text_20_body"><text:span text:style-name="T6">Tenda</text:span> joined the chat 8 seconds ago</text:p>
      <text:p text:style-name="Text_20_body"><text:span text:style-name="T6">Tenda</text:span>: (can't fall back to sleep hurrr)</text:p>
      <text:p text:style-name="Text_20_body"><text:span text:style-name="T2">Stormette</text:span>: (:hurrr:)</text:p>
      <text:p text:style-name="Text_20_body"><text:span text:style-name="T6">Tenda</text:span>: (you're not allowed to hurrr me :I )</text:p>
      <text:p text:style-name="Text_20_body"><text:span text:style-name="T2">Stormette</text:span>: (Yes I am)</text:p>
      <text:p text:style-name="Text_20_body"><text:soft-page-break/><text:span text:style-name="T6">Tenda</text:span>: (I dunno I feel like you're going to take 15 minutes between letters of the word</text:p>
      <text:p text:style-name="Text_20_body"><text:span text:style-name="T6">Tenda</text:span>: (and then just blue ball me anyway</text:p>
      <text:p text:style-name="Text_20_body"><text:span text:style-name="T2">Stormette</text:span>: (k)</text:p>
      <text:p text:style-name="Text_20_body"><text:span text:style-name="T4">Yoko</text:span>: (aww)</text:p>
      <text:p text:style-name="Text_20_body"><text:span text:style-name="T11">Rabid</text:span>: ( storm always blueballs :P )</text:p>
      <text:p text:style-name="Text_20_body"><text:span text:style-name="T4">Yoko</text:span>: (You know.. you could try to sneak out through the window? durrr)</text:p>
      <text:p text:style-name="Text_20_body"><text:span text:style-name="T2">Stormette</text:span>: ( Well duh, I'm blue :hurrr: )</text:p>
      <text:p text:style-name="Text_20_body"><text:span text:style-name="T2">Stormette</text:span><text:span text:style-name="T1"> quivers, tightening up around Rabid</text:span></text:p>
      <text:p text:style-name="Text_20_body"><text:span text:style-name="T6">Tenda</text:span>: (yeah, it sucks when you set up your fantasies and then the pony that asks to be brought in 4 hours later than you gets more done in 3 hours than you did in 7.5</text:p>
      <text:p text:style-name="Text_20_body"><text:span text:style-name="T6">Tenda</text:span>: (because you got lumped with the AFK-bump-on-a-log :notimpressed:</text:p>
      <text:p text:style-name="Text_20_body"><text:span text:style-name="T11">Rabid</text:span>: (i'm sorry :fluttersmith: )</text:p>
      <text:p text:style-name="Text_20_body"><text:span text:style-name="T6">Tenda</text:span>: (not your fault @_@ sorry for being so egocentric always</text:p>
      <text:p text:style-name="Text_20_body"><text:span text:style-name="T2">Stormette</text:span>: (:pinkieshrug:)</text:p>
      <text:p text:style-name="Text_20_body"><text:span text:style-name="T4">Yoko</text:span>: (You said you felt bad for using Rabid to tell you what to do all the time!)</text:p>
      <text:p text:style-name="Text_20_body"><text:span text:style-name="T4">Yoko</text:span>: (You haaaaaaaaad one job! cleaning the kitchen!)</text:p>
      <text:p text:style-name="Text_20_body"><text:span text:style-name="T4">Yoko</text:span>: (afhajfhaf)</text:p>
      <text:p text:style-name="Text_20_body"><text:span text:style-name="T6">Tenda</text:span>: (yeah too bad you jumped ship because you got DA CRAZIES again too :P</text:p>
      <text:p text:style-name="Text_20_body"><text:span text:style-name="T6">Tenda</text:span>: (we coulda had something going there~</text:p>
      <text:p text:style-name="Text_20_body"><text:span text:style-name="T4">Yoko</text:span>: (I went AFK for awhile and you left me alone in my house)</text:p>
      <text:p text:style-name="Text_20_body"><text:span text:style-name="T4">Yoko</text:span>: (kajflaj)</text:p>
      <text:p text:style-name="Text_20_body"><text:span text:style-name="T6">Tenda</text:span>: (To be fair Watcher basically forced me out xP )</text:p>
      <text:p text:style-name="Text_20_body"><text:span text:style-name="T6">Tenda</text:span>: (you coulda done like Rabid and gone looking for Tenda instead of looking for trouble :P )</text:p>
      <text:p text:style-name="Text_20_body"><text:span text:style-name="T6">Tenda</text:span>: (but idunno what you ended up doing after I went to bed</text:p>
      <text:p text:style-name="Text_20_body"><text:span text:style-name="T4">Yoko</text:span>: (:notimpressed:)</text:p>
      <text:p text:style-name="Text_20_body"><text:span text:style-name="T4">Yoko</text:span>: (I should have locked all my doors)</text:p>
      <text:p text:style-name="Text_20_body"><text:span text:style-name="T2">Stormette</text:span>: (I did nothing)</text:p>
      <text:p text:style-name="Text_20_body"><text:span text:style-name="T2">Stormette</text:span>: (Of course)</text:p>
      <text:p text:style-name="Text_20_body"><text:span text:style-name="T11">Rabid</text:span><text:span text:style-name="T10"> continues his oral assault, eager to finish Stormette so he can breathe again</text:span></text:p>
      <text:p text:style-name="Text_20_body"><text:span text:style-name="T6">Tenda</text:span>: (you did less than nothing, you led me on to think you had something planned</text:p>
      <text:p text:style-name="Text_20_body"><text:span text:style-name="T6">Tenda</text:span>: (keeping Watcher away</text:p>
      <text:p text:style-name="Text_20_body"><text:span text:style-name="T4">Yoko</text:span>: (I should have simply stayed home)</text:p>
      <text:p text:style-name="Text_20_body"><text:span text:style-name="T6">Tenda</text:span>: (then whoops you didn't, so far as I nkow</text:p>
      <text:p text:style-name="Text_20_body"><text:span text:style-name="T4">Yoko</text:span>: (Nothing I do outside ever works out right)</text:p>
      <text:p text:style-name="Text_20_body"><text:span text:style-name="T6">Tenda</text:span>: (and you were criticizing or responding to YOKO while you were ignoring me</text:p>
      <text:p text:style-name="Text_20_body"><text:span text:style-name="T4">Yoko</text:span>: (I'm too slow to do anything for these ponies)</text:p>
      <text:p text:style-name="Text_20_body"><text:span text:style-name="T6">Tenda</text:span>: (so I can't even really taunt you with the afk remarks</text:p>
      <text:p text:style-name="Text_20_body"><text:soft-page-break/><text:span text:style-name="T6">Tenda</text:span>: (you were just blowing me off :P</text:p>
      <text:p text:style-name="Text_20_body"><text:span text:style-name="T4">Yoko</text:span>: (They were silencing me so muuuuuch hurrr)</text:p>
      <text:p text:style-name="Text_20_body"><text:span text:style-name="T4">Yoko</text:span>: (I think that meets the previous record of 2 silences in a day)</text:p>
      <text:p text:style-name="Text_20_body"><text:span text:style-name="T4">Yoko</text:span>: (Should be my 5th or 6th silence now?</text:p>
      <text:p text:style-name="Text_20_body"><text:span text:style-name="T4">Yoko</text:span>: (And you think you have it bad in Chatzy, Tenda)</text:p>
      <text:p text:style-name="Text_20_body"><text:span text:style-name="T4">Yoko</text:span>: (eheheh)</text:p>
      <text:p text:style-name="Text_20_body"><text:span text:style-name="T6">Tenda</text:span>: (I don't, yesterday was overall very nice :fluttersmith:</text:p>
      <text:p text:style-name="Text_20_body"><text:span text:style-name="T6">Tenda</text:span>: (I am just being sour grapes</text:p>
      <text:p text:style-name="Text_20_body"><text:span text:style-name="T4">Yoko</text:span>: (Didn't get what you wanted again I see? I didn't either :P)</text:p>
      <text:p text:style-name="Text_20_body"><text:span text:style-name="T11">Rabid</text:span>: ( :eyeroll: )</text:p>
      <text:p text:style-name="Text_20_body"><text:span text:style-name="T4">Yoko</text:span>: (I mean everything I loved was taken from me and now I sleep in my house completely alone)</text:p>
      <text:p text:style-name="Text_20_body"><text:span text:style-name="T4">Yoko</text:span>: (all because I didn't stay home..)</text:p>
      <text:p text:style-name="Text_20_body"><text:span text:style-name="T4">Yoko</text:span>: (continue on please I need to take a shower soon u.u)</text:p>
      <text:p text:style-name="Text_20_body"><text:span text:style-name="T2">Stormette</text:span><text:span text:style-name="T1"> lurches forward, holding on to the couch's armrest as she groans loudly and finishes, drenching Rabid's muzzle; she only barely remembers to slide off Rabid's face to let him breathe :hurrr:</text:span></text:p>
      <text:p text:style-name="Text_20_body"><text:span text:style-name="T11">Rabid</text:span><text:span text:style-name="T10"> gasps for air, panting "Tha-thank you Mstress"</text:span></text:p>
      <text:p text:style-name="Text_20_body"><text:span text:style-name="T4">Yoko</text:span>: (and the show is over? hmm)</text:p>
      <text:p text:style-name="Text_20_body"><text:span text:style-name="T2">Stormette</text:span>: (hmm...)</text:p>
      <text:p text:style-name="Text_20_body"><text:span text:style-name="T2">Stormette</text:span><text:span text:style-name="T1"> pats Rabid's belly</text:span></text:p>
      <text:p text:style-name="Text_20_body"><text:span text:style-name="T2">Stormette</text:span>: Done...well.../pet/,</text:p>
      <text:p text:style-name="Text_20_body"><text:span text:style-name="T11">Rabid</text:span>: Thank you... Mistress.</text:p>
      <text:p text:style-name="Text_20_body"><text:span text:style-name="T2">Stormette</text:span>: ,/Does my pet need relief?/ (:celmmmmf:)</text:p>
      <text:p text:style-name="Text_20_body"><text:span text:style-name="T2">Stormette</text:span>: (I just love referencing past events :hurrr:)</text:p>
      <text:p text:style-name="Text_20_body"><text:span text:style-name="T11">Rabid</text:span><text:span text:style-name="T10"> looks down and sees his stallionhood pointed straight in the air "uh... Y-es Mistress."</text:span></text:p>
      <text:p text:style-name="Text_20_body"><text:span text:style-name="T2">Stormette</text:span><text:span text:style-name="T1"> rubs on his collar</text:span></text:p>
      <text:p text:style-name="Text_20_body"><text:span text:style-name="T2">Stormette</text:span>: Well, you've earned that much, I suppose...</text:p>
      <text:p text:style-name="Text_20_body"><text:span text:style-name="T2">Stormette</text:span><text:span text:style-name="T1"> slowly slides her body down Rabid's, resting her marehood against his member</text:span></text:p>
      <text:p text:style-name="Text_20_body"><text:span text:style-name="T4">Yoko</text:span>: (hands popcorn to Tenda)</text:p>
      <text:p text:style-name="Text_20_body"><text:span text:style-name="T4">Yoko</text:span>: (Why does this stuff never happen during a reasonable hour? hurrr)</text:p>
      <text:p text:style-name="Text_20_body"><text:span text:style-name="T11">Rabid</text:span><text:span text:style-name="T10"> 's eyes open wide as he watches Stormette slide</text:span></text:p>
      <text:p text:style-name="Text_20_body"><text:span text:style-name="T2">Stormette</text:span>: (I don't know)</text:p>
      <text:p text:style-name="Text_20_body"><text:span text:style-name="T4">Yoko</text:span>: (aaaaaaaaaaahhhhhh it's not the summers time anymore)</text:p>
      <text:p text:style-name="Text_20_body"><text:span text:style-name="T6">Tenda</text:span>: (no popcorn please, I keep trying to look away but can't :thehorror:</text:p>
      <text:p text:style-name="Text_20_body"><text:span text:style-name="T2">Stormette</text:span><text:span text:style-name="T1"> rubs herself /very/ slowly against his member, resting her front hooves on his chest and keeping him down</text:span></text:p>
      <text:p text:style-name="Text_20_body"><text:span text:style-name="T4">Yoko</text:span>: (how can you do this to me and tenda?)</text:p>
      <text:p text:style-name="Text_20_body"><text:soft-page-break/><text:span text:style-name="T2">Stormette</text:span>: (Everything's horrible!)</text:p>
      <text:p text:style-name="Text_20_body"><text:span text:style-name="T2">Stormette</text:span>: (Button mashing!)</text:p>
      <text:p text:style-name="Text_20_body"><text:span text:style-name="T6">Tenda</text:span>: (only my inability to manage my expectations is horrible :hurrr: )</text:p>
      <text:p text:style-name="Text_20_body"><text:span text:style-name="T11">Rabid</text:span><text:span text:style-name="T10"> grimaces as pre drips from the tip of his teased stallionhood</text:span></text:p>
      <text:p text:style-name="Text_20_body"><text:span text:style-name="T4">Yoko</text:span>: (mashes buttons to somehow teleport into Stormys house and rescue Rabid after Stormettes finished with Rabid)</text:p>
      <text:p text:style-name="Text_20_body"><text:span text:style-name="T4">Yoko</text:span>: (abjfabfbakkahkfhahfahah​)</text:p>
      <text:p text:style-name="Text_20_body"><text:span text:style-name="T4">Yoko</text:span>: (nothings working! aaaaa)</text:p>
      <text:p text:style-name="Text_20_body"><text:span text:style-name="T2">Stormette</text:span>: (:hurrr:)</text:p>
      <text:p text:style-name="Text_20_body"><text:span text:style-name="T2">Stormette</text:span><text:span text:style-name="T1"> pushes herself against the tip of Rabid's stallionhood, resting there for several seconds before pushing herself down on him, again slowly</text:span></text:p>
      <text:p text:style-name="Text_20_body"><text:span text:style-name="T2">Stormette</text:span>: (Emphasis on slowness)</text:p>
      <text:p text:style-name="Text_20_body"><text:span text:style-name="T11">Rabid</text:span><text:span text:style-name="T10"> sweats profusely, straining to not go buck wild</text:span></text:p>
      <text:p text:style-name="Text_20_body"><text:span text:style-name="T4">Yoko</text:span>: (THE HORROR OF SLOW SEX)</text:p>
      <text:p text:style-name="Text_20_body"><text:span text:style-name="T4">Yoko</text:span>: (OH NOES)</text:p>
      <text:p text:style-name="Text_20_body"><text:span text:style-name="T11">Rabid</text:span>: (it goes a hell of a lot slower with Storm :P )</text:p>
      <text:p text:style-name="Text_20_body"><text:span text:style-name="T2">Stormette</text:span>: (:hurrr:)</text:p>
      <text:p text:style-name="Text_20_body"><text:span text:style-name="T11">Rabid</text:span>: ( oh so you can type :hurrr: but you can't continue the narrative? )</text:p>
      <text:p text:style-name="Text_20_body"><text:span text:style-name="T4">Yoko</text:span>: (someone set the clock back one hour cuz things are about to get sloooooo mooooo)</text:p>
      <text:p text:style-name="Text_20_body"><text:span text:style-name="T2">Stormette</text:span><text:span text:style-name="T1"> slowly pushes until Rabid's member is completely sheathed inside, then raises herself just as slowly</text:span></text:p>
      <text:p text:style-name="Text_20_body"><text:span text:style-name="T2">Stormette</text:span>: (Nope!)</text:p>
      <text:p text:style-name="Text_20_body"><text:span text:style-name="T2">Stormette</text:span>: (The horror's of even slower RP! :thehorror:)</text:p>
      <text:p text:style-name="Text_20_body"><text:span text:style-name="T4">Yoko</text:span>: (Poor Rabid is going to be drooling everywhere tomorrow)</text:p>
      <text:p text:style-name="Text_20_body"><text:span text:style-name="T4">Yoko</text:span>: (tsk)</text:p>
      <text:p text:style-name="Text_20_body"><text:span text:style-name="T11">Rabid</text:span><text:span text:style-name="T10"> groans and moans as the pleasureable pain is painfully slow</text:span></text:p>
      <text:p text:style-name="Text_20_body"><text:span text:style-name="T2">Stormette</text:span>: (This is gonna make such a mess... :hurrr:)</text:p>
      <text:p text:style-name="Text_20_body"><text:span text:style-name="T4">Yoko</text:span>: (I wonder who is going to clean it up... :good:)</text:p>
      <text:p text:style-name="Text_20_body"><text:span text:style-name="T6">Tenda</text:span>: (by the time Storm types it up to acknowledge it, it will have been cleaned by the future occupants of the house :hurrr: )</text:p>
      <text:p text:style-name="Text_20_body"><text:span text:style-name="T2">Stormette</text:span>: (haha)</text:p>
      <text:p text:style-name="Text_20_body"><text:span text:style-name="T4">Yoko</text:span>: (Tenda's wittle moth ponies?)</text:p>
      <text:p text:style-name="Text_20_body"><text:span text:style-name="T4">Yoko</text:span>: (daaaw)</text:p>
      <text:p text:style-name="Text_20_body"><text:span text:style-name="T2">Stormette</text:span><text:span text:style-name="T1"> slowly rides Rabid, resisting her own urges to wildly buck him while moaning back in response</text:span></text:p>
      <text:p text:style-name="Text_20_body"><text:span text:style-name="T6">Tenda</text:span>: ( :wtf: )</text:p>
      <text:p text:style-name="Text_20_body"><text:span text:style-name="T2">Stormette</text:span>: (Well excu-u-u-u-use me for being more wordy! ;-;)</text:p>
      <text:p text:style-name="Text_20_body"><text:span text:style-name="T6">Tenda</text:span>: (hon I go 10:1 wordwise with you, that's not even an excuse :P )</text:p>
      <text:p text:style-name="Text_20_body"><text:soft-page-break/><text:span text:style-name="T2">Stormette</text:span>: (...Shaddap!)</text:p>
      <text:p text:style-name="Text_20_body"><text:span text:style-name="T6">Tenda</text:span>: (Rabid would too but I think he's straining at his breeches ;P )</text:p>
      <text:p text:style-name="Text_20_body"><text:span text:style-name="T4">Yoko</text:span>: (I havn't read one smutty novel)</text:p>
      <text:p text:style-name="Text_20_body"><text:span text:style-name="T11">Rabid</text:span><text:span text:style-name="T10"> tries breathing deep during the excruciating pleasure as pre flows freely from his member</text:span></text:p>
      <text:p text:style-name="Text_20_body"><text:span text:style-name="T11">Rabid</text:span>: (enough you two. you already gave me enough to cut out earlier)</text:p>
      <text:p text:style-name="Text_20_body"><text:span text:style-name="T4">Yoko</text:span>: (okay meep)</text:p>
      <text:p text:style-name="Text_20_body"><text:span text:style-name="T6">Tenda</text:span>: (sorry I'll shut up :(</text:p>
      <text:p text:style-name="Text_20_body"><text:span text:style-name="T2">Stormette</text:span><text:span text:style-name="T1"> decides to cut the poor guy some slack, and increases pace just a bit</text:span></text:p>
      <text:p text:style-name="Text_20_body"><text:span text:style-name="T4">Yoko</text:span>: (let's go to IP chat and talk about things)</text:p>
      <text:p text:style-name="Text_20_body"><text:span text:style-name="T11">Rabid</text:span><text:span text:style-name="T10"> moans as the pace increase makes his stallionhood flare</text:span></text:p>
      <text:p text:style-name="Text_20_body"><text:span text:style-name="T11">Rabid</text:span><text:span text:style-name="T10"> grits his teeth "Miistressssss....."</text:span></text:p>
      <text:p text:style-name="Text_20_body"><text:span text:style-name="T2">Stormette</text:span><text:span text:style-name="T1"> groans softly "Yesss, pet?"</text:span></text:p>
      <text:p text:style-name="Text_20_body"><text:span text:style-name="T11">Rabid</text:span>: May Ieeeee.....</text:p>
      <text:p text:style-name="Text_20_body"><text:span text:style-name="T11">Rabid</text:span>: pleeeaaaaaaase.....?</text:p>
      <text:p text:style-name="Text_20_body"><text:span text:style-name="T2">Stormette</text:span>: Pleeeeeeeaaaaase whaaat...?</text:p>
      <text:p text:style-name="Text_20_body"><text:span text:style-name="T11">Rabid</text:span>: Pleeeaaase Mistressssss can I cuuuuuuuummmmmmm?</text:p>
      <text:p text:style-name="Text_20_body"><text:span text:style-name="T2">Stormette</text:span><text:span text:style-name="T1"> increases pace a bit more</text:span></text:p>
      <text:p text:style-name="Text_20_body"><text:span text:style-name="T2">Stormette</text:span>: Not yet...!</text:p>
      <text:p text:style-name="Text_20_body"><text:span text:style-name="T11">Rabid</text:span><text:span text:style-name="T10"> grits his teeth as he flares even more and his balls start to pull up "pleeeeaaaase?"</text:span></text:p>
      <text:p text:style-name="Text_20_body"><text:span text:style-name="T2">Stormette</text:span><text:span text:style-name="T1"> smirks, and starts lifting herself off of his member "Well...since you asked /sooo/ nicely..."</text:span></text:p>
      <text:p text:style-name="Text_20_body"><text:span text:style-name="T2">Stormette</text:span><text:span text:style-name="T1"> removes herself from him, and plops down behind his member, stroking it with her hoof and bending it forward slightly (towards Rabid, that is)</text:span></text:p>
      <text:p text:style-name="Text_20_body"><text:span text:style-name="T4">Yoko</text:span>: (drumroll)</text:p>
      <text:p text:style-name="Text_20_body"><text:span text:style-name="T11">Rabid</text:span><text:span text:style-name="T10"> can't hold out any longer, a long stringy blob of cum shooting through the air and landing on his face, another spurt landing on his chin, spurts continuing and weakening until he's covered with his own cum from his face to his belly</text:span></text:p>
      <text:p text:style-name="Text_20_body"><text:span text:style-name="T4">Yoko</text:span>: (fanfare)</text:p>
      <text:p text:style-name="Text_20_body"><text:span text:style-name="T8">Watcher</text:span> was timed out </text:p>
      <text:p text:style-name="Text_20_body"><text:span text:style-name="T2">Stormette</text:span><text:span text:style-name="T1"> removes her hoof from Rabid's member, hopping off the couch</text:span></text:p>
      <text:p text:style-name="Text_20_body"><text:span text:style-name="T2">Stormette</text:span><text:span text:style-name="T1"> ties his leash back up</text:span></text:p>
      <text:p text:style-name="Text_20_body"><text:span text:style-name="T11">Rabid</text:span><text:span text:style-name="T10"> pants, faintly trying to make out "thank you, Mistress" but never quite forming the words</text:span></text:p>
      <text:p text:style-name="Text_20_body"><text:span text:style-name="T2">Stormette</text:span><text:span text:style-name="T1"> pats Rabid's head, "Good pet!"</text:span></text:p>
      <text:p text:style-name="Text_20_body"><text:span text:style-name="T11">Rabid</text:span><text:span text:style-name="T10"> smiles stupidly up at Stormette</text:span></text:p>
      <text:p text:style-name="Text_20_body"><text:span text:style-name="T4">Yoko</text:span>: (the derp is strong in this one)</text:p>
      <text:p text:style-name="Text_20_body"><text:span text:style-name="T2">Stormette</text:span><text:span text:style-name="T1"> brings her hoof to her mouth and licks it, removing the bit of his cum that landed there... "Very good...!"</text:span></text:p>
      <text:p text:style-name="Text_20_body"><text:span text:style-name="T2">Stormette</text:span><text:span text:style-name="T1"> starts waltzing off, leaving Rabid to wallow in his own mess</text:span></text:p>
      <text:p text:style-name="Text_20_body"><text:soft-page-break/><text:span text:style-name="T11">Rabid</text:span>: (holy shit the derp was strong. see i'm tired :whiney: )</text:p>
      <text:p text:style-name="Text_20_body"><text:span text:style-name="T6">Tenda</text:span>: (the derp gets the best of us sometimes)</text:p>
      <text:p text:style-name="Text_20_body"><text:span text:style-name="T11">Rabid</text:span><text:span text:style-name="T10"> dozes off on his back, slathered in his own mes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9M32S</meta:editing-duration>
    <meta:editing-cycles>4</meta:editing-cycles>
    <meta:generator>OpenOffice.org/3.4.1$Win32 OpenOffice.org_project/341m1$Build-9593</meta:generator>
    <dc:date>2013-09-15T07:50:18.05</dc:date>
    <meta:document-statistic meta:table-count="0" meta:image-count="0" meta:object-count="0" meta:page-count="38" meta:paragraph-count="1311" meta:word-count="10913" meta:character-count="61100"/>
    <meta:user-defined meta:name="Info 1"/>
    <meta:user-defined meta:name="Info 2"/>
    <meta:user-defined meta:name="Info 3"/>
    <meta:user-defined meta:name="Info 4"/>
  </office:meta>
</office:document-meta>
</file>